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3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363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46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2.36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81d41a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46in" fo:margin-left="0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1.5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81d41a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background-color="#5983b0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46in" fo:margin-left="0in" table:align="left"/>
    </style:style>
    <style:style style:name="Table11.A" style:family="table-column">
      <style:table-column-properties style:column-width="1.8125in"/>
    </style:style>
    <style:style style:name="Table11.B" style:family="table-column">
      <style:table-column-properties style:column-width="1.552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5983b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3.3625in" fo:break-before="column" table:align="margins"/>
    </style:style>
    <style:style style:name="Table13.A" style:family="table-column">
      <style:table-column-properties style:column-width="3.3625in" style:rel-column-width="65535*"/>
    </style:style>
    <style:style style:name="Table13.A1" style:family="table-cell">
      <style:table-cell-properties fo:background-color="#5983b0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46in" fo:margin-left="0in" table:align="left"/>
    </style:style>
    <style:style style:name="Table14.A" style:family="table-column">
      <style:table-column-properties style:column-width="1.8125in"/>
    </style:style>
    <style:style style:name="Table14.B" style:family="table-column">
      <style:table-column-properties style:column-width="1.552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5983b0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625in" table:align="margins"/>
    </style:style>
    <style:style style:name="Table15.A" style:family="table-column">
      <style:table-column-properties style:column-width="3.3625in" style:rel-column-width="65535*"/>
    </style:style>
    <style:style style:name="Table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ff4000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46in" fo:margin-left="0in" table:align="left"/>
    </style:style>
    <style:style style:name="Table17.A" style:family="table-column">
      <style:table-column-properties style:column-width="1.8125in"/>
    </style:style>
    <style:style style:name="Table17.B" style:family="table-column">
      <style:table-column-properties style:column-width="1.5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background-color="#ff4000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ff40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646in" fo:margin-left="0in" table:align="left"/>
    </style:style>
    <style:style style:name="Table8.A" style:family="table-column">
      <style:table-column-properties style:column-width="1.8125in"/>
    </style:style>
    <style:style style:name="Table8.B" style:family="table-column">
      <style:table-column-properties style:column-width="1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ff40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ff4000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3646in" fo:margin-left="0in" table:align="left"/>
    </style:style>
    <style:style style:name="Table20.A" style:family="table-column">
      <style:table-column-properties style:column-width="1.8125in"/>
    </style:style>
    <style:style style:name="Table20.B" style:family="table-column">
      <style:table-column-properties style:column-width="1.5521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background-color="#ff4000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3625in" table:align="margins"/>
    </style:style>
    <style:style style:name="Table22.A" style:family="table-column">
      <style:table-column-properties style:column-width="3.3625in" style:rel-column-width="65535*"/>
    </style:style>
    <style:style style:name="Table22.A1" style:family="table-cell">
      <style:table-cell-properties fo:background-color="#5983b0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46in" fo:margin-left="0in" table:align="left"/>
    </style:style>
    <style:style style:name="Table23.A" style:family="table-column">
      <style:table-column-properties style:column-width="1.8125in"/>
    </style:style>
    <style:style style:name="Table23.B" style:family="table-column">
      <style:table-column-properties style:column-width="1.5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background-color="#5983b0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3.3625in" fo:break-before="colum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background-color="#ff4000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3646in" fo:margin-left="0in" table:align="left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1.3646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background-color="#ff4000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25in" table:align="margins"/>
    </style:style>
    <style:style style:name="Table28.A" style:family="table-column">
      <style:table-column-properties style:column-width="3.3625in" style:rel-column-width="65535*"/>
    </style:style>
    <style:style style:name="Table28.A1" style:family="table-cell">
      <style:table-cell-properties fo:background-color="#ff4000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46in" fo:margin-left="0in" table:align="left"/>
    </style:style>
    <style:style style:name="Table29.A" style:family="table-column">
      <style:table-column-properties style:column-width="1.8125in"/>
    </style:style>
    <style:style style:name="Table29.B" style:family="table-column">
      <style:table-column-properties style:column-width="1.5521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background-color="#ff4000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padding="0.0382in" fo:border="0.05pt solid #000000"/>
    </style:style>
    <style:style style:name="Table49" style:family="table">
      <style:table-properties style:width="3.3625in" table:align="margins"/>
    </style:style>
    <style:style style:name="Table49.A" style:family="table-column">
      <style:table-column-properties style:column-width="3.3625in" style:rel-column-width="65535*"/>
    </style:style>
    <style:style style:name="Table49.A1" style:family="table-cell">
      <style:table-cell-properties fo:background-color="#5983b0" fo:padding="0.0382in" fo:border="0.05pt solid #000000">
        <style:background-image/>
      </style:table-cell-properties>
    </style:style>
    <style:style style:name="Table4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3646in" fo:margin-left="0in" table:align="left"/>
    </style:style>
    <style:style style:name="Table31.A" style:family="table-column">
      <style:table-column-properties style:column-width="1.8125in"/>
    </style:style>
    <style:style style:name="Table31.B" style:family="table-column">
      <style:table-column-properties style:column-width="1.5521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background-color="#5983b0" fo:padding="0.0382in" fo:border="0.05pt solid #000000">
        <style:background-image/>
      </style:table-cell-properties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3.3646in" fo:margin-left="0in" table:align="left"/>
    </style:style>
    <style:style style:name="Table33.A" style:family="table-column">
      <style:table-column-properties style:column-width="0.9375in"/>
    </style:style>
    <style:style style:name="Table33.B" style:family="table-column">
      <style:table-column-properties style:column-width="2.4271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none" fo:border-right="0.05pt solid #000000" fo:border-top="none" fo:border-bottom="0.05pt solid #000000"/>
    </style:style>
    <style:style style:name="Table56" style:family="table">
      <style:table-properties style:width="3.3625in" table:align="margins"/>
    </style:style>
    <style:style style:name="Table56.A" style:family="table-column">
      <style:table-column-properties style:column-width="3.3625in" style:rel-column-width="65535*"/>
    </style:style>
    <style:style style:name="Table56.A1" style:family="table-cell">
      <style:table-cell-properties fo:background-color="#ff4000" fo:padding="0.0382in" fo:border="0.05pt solid #000000">
        <style:background-image/>
      </style:table-cell-properties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8125in"/>
    </style:style>
    <style:style style:name="Table34.B" style:family="table-column">
      <style:table-column-properties style:column-width="1.552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ff4000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3625in" table:align="margins"/>
    </style:style>
    <style:style style:name="Table57.A" style:family="table-column">
      <style:table-column-properties style:column-width="3.3625in" style:rel-column-width="65535*"/>
    </style:style>
    <style:style style:name="Table57.A1" style:family="table-cell">
      <style:table-cell-properties fo:padding="0.0382in" fo:border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background-color="#ff4000" fo:padding="0.0382in" fo:border="0.05pt solid #000000">
        <style:background-image/>
      </style:table-cell-properties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46in" fo:margin-left="0in" table:align="left"/>
    </style:style>
    <style:style style:name="Table36.A" style:family="table-column">
      <style:table-column-properties style:column-width="1.8125in"/>
    </style:style>
    <style:style style:name="Table36.B" style:family="table-column">
      <style:table-column-properties style:column-width="1.5521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background-color="#ff4000" fo:padding="0.0382in" fo:border="0.05pt solid #000000">
        <style:background-image/>
      </style:table-cell-properties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3.3625in" table:align="margins"/>
    </style:style>
    <style:style style:name="Table50.A" style:family="table-column">
      <style:table-column-properties style:column-width="3.3625in" style:rel-column-width="65535*"/>
    </style:style>
    <style:style style:name="Table50.A1" style:family="table-cell">
      <style:table-cell-properties fo:padding="0.0382in" fo:border="0.05pt solid #000000"/>
    </style:style>
    <style:style style:name="Table52" style:family="table">
      <style:table-properties style:width="3.3625in" table:align="margins"/>
    </style:style>
    <style:style style:name="Table52.A" style:family="table-column">
      <style:table-column-properties style:column-width="3.3625in" style:rel-column-width="65535*"/>
    </style:style>
    <style:style style:name="Table52.A1" style:family="table-cell">
      <style:table-cell-properties fo:background-color="#ff4000" fo:padding="0.0382in" fo:border="0.05pt solid #000000">
        <style:background-image/>
      </style:table-cell-properties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3646in" fo:margin-left="0in" table:align="left"/>
    </style:style>
    <style:style style:name="Table39.A" style:family="table-column">
      <style:table-column-properties style:column-width="1.875in"/>
    </style:style>
    <style:style style:name="Table39.B" style:family="table-column">
      <style:table-column-properties style:column-width="1.4896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background-color="#ff4000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25in" table:align="margins"/>
    </style:style>
    <style:style style:name="Table40.A" style:family="table-column">
      <style:table-column-properties style:column-width="3.3625in" style:rel-column-width="65535*"/>
    </style:style>
    <style:style style:name="Table4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0.A2" style:family="table-cell">
      <style:table-cell-properties fo:padding="0.0382in" fo:border-left="0.05pt solid #000000" fo:border-right="0.05pt solid #000000" fo:border-top="none" fo:border-bottom="none"/>
    </style:style>
    <style:style style:name="Table41" style:family="table">
      <style:table-properties style:width="3.3646in" fo:margin-left="0in" table:align="left"/>
    </style:style>
    <style:style style:name="Table41.A" style:family="table-column">
      <style:table-column-properties style:column-width="0.9375in"/>
    </style:style>
    <style:style style:name="Table41.B" style:family="table-column">
      <style:table-column-properties style:column-width="2.4271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none" fo:border-right="0.05pt solid #000000" fo:border-top="none" fo:border-bottom="0.05pt solid #000000"/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background-color="#ff4000" fo:padding="0.0382in" fo:border="0.05pt solid #000000">
        <style:background-image/>
      </style:table-cell-properties>
    </style:style>
    <style:style style:name="Table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3646in" fo:margin-left="0in" table:align="left"/>
    </style:style>
    <style:style style:name="Table38.A" style:family="table-column">
      <style:table-column-properties style:column-width="1.8125in"/>
    </style:style>
    <style:style style:name="Table38.B" style:family="table-column">
      <style:table-column-properties style:column-width="1.5521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background-color="#ff4000" fo:padding="0.0382in" fo:border="0.05pt solid #000000">
        <style:background-image/>
      </style:table-cell-properties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3.3625in" table:align="margins"/>
    </style:style>
    <style:style style:name="Table43.A" style:family="table-column">
      <style:table-column-properties style:column-width="3.3625in" style:rel-column-width="65535*"/>
    </style:style>
    <style:style style:name="Table43.A1" style:family="table-cell">
      <style:table-cell-properties fo:background-color="#ff4000" fo:padding="0.0382in" fo:border="0.05pt solid #000000">
        <style:background-image/>
      </style:table-cell-properties>
    </style:style>
    <style:style style:name="Table4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3.3646in" fo:margin-left="0in" table:align="left"/>
    </style:style>
    <style:style style:name="Table44.A" style:family="table-column">
      <style:table-column-properties style:column-width="1.8125in"/>
    </style:style>
    <style:style style:name="Table44.B" style:family="table-column">
      <style:table-column-properties style:column-width="1.5521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background-color="#ff4000" fo:padding="0.0382in" fo:border="0.05pt solid #000000">
        <style:background-image/>
      </style:table-cell-properties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3.3625in" table:align="margins"/>
    </style:style>
    <style:style style:name="Table51.A" style:family="table-column">
      <style:table-column-properties style:column-width="3.3625in" style:rel-column-width="65535*"/>
    </style:style>
    <style:style style:name="Table51.A1" style:family="table-cell">
      <style:table-cell-properties fo:padding="0.0382in" fo:border="0.05pt solid #000000"/>
    </style:style>
    <style:style style:name="Table55" style:family="table">
      <style:table-properties style:width="3.3625in" table:align="margins"/>
    </style:style>
    <style:style style:name="Table55.A" style:family="table-column">
      <style:table-column-properties style:column-width="3.3625in" style:rel-column-width="65535*"/>
    </style:style>
    <style:style style:name="Table55.A1" style:family="table-cell">
      <style:table-cell-properties fo:background-color="#ff4000" fo:padding="0.0382in" fo:border="0.05pt solid #000000">
        <style:background-image/>
      </style:table-cell-properties>
    </style:style>
    <style:style style:name="Table5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3646in" fo:margin-left="0in" table:align="left"/>
    </style:style>
    <style:style style:name="Table47.A" style:family="table-column">
      <style:table-column-properties style:column-width="1.8125in"/>
    </style:style>
    <style:style style:name="Table47.B" style:family="table-column">
      <style:table-column-properties style:column-width="1.5521in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background-color="#ff4000" fo:padding="0.0382in" fo:border="0.05pt solid #000000">
        <style:background-image/>
      </style:table-cell-properties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3.3625in" table:align="margins"/>
    </style:style>
    <style:style style:name="Table48.A" style:family="table-column">
      <style:table-column-properties style:column-width="3.3625in" style:rel-column-width="65535*"/>
    </style:style>
    <style:style style:name="Table48.A1" style:family="table-cell">
      <style:table-cell-properties fo:padding="0.0382in" fo:border-left="0.05pt solid #000000" fo:border-right="0.05pt solid #000000" fo:border-top="0.05pt solid #000000" fo:border-bottom="none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4pt" fo:font-weight="bold" officeooo:rsid="016b4260" officeooo:paragraph-rsid="0169e332" style:font-name-asian="Microsoft YaHei" style:font-size-asian="14pt" style:font-weight-asian="bold" style:font-name-complex="Lucida Sans" style:font-size-complex="14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34ca2d9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35d56db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3792963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74ebaf" officeooo:paragraph-rsid="0374ebaf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a0e5c0" officeooo:paragraph-rsid="03a0e5c0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3d7472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3d8b73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be5a43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c9f2b0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d741bf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d8af61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912346" officeooo:paragraph-rsid="03d1baf7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0546fd" officeooo:paragraph-rsid="040546fd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18b1ce" officeooo:paragraph-rsid="0418b1ce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3ccfe5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4cc843a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30ab247" officeooo:paragraph-rsid="030ab247" style:font-size-asian="11pt" style:font-weight-asian="bold" style:font-size-complex="11pt" style:font-weight-complex="bold"/>
    </style:style>
    <style:style style:name="P19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fcf3" officeooo:paragraph-rsid="048e9514" style:font-size-asian="11pt" style:font-weight-asian="bold" style:font-size-complex="11pt" style:font-weight-complex="bold"/>
    </style:style>
    <style:style style:name="P20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7dba" officeooo:paragraph-rsid="0491eb8e" style:font-size-asian="11pt" style:font-weight-asian="bold" style:font-size-complex="11pt" style:font-weight-complex="bold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7dba" officeooo:paragraph-rsid="04aef2f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4ac5778" officeooo:paragraph-rsid="04ac5778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3ccfe55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4cd3283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3ccfe55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34513f" officeooo:paragraph-rsid="0434513f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29f214" officeooo:paragraph-rsid="0429f214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74e0b3" officeooo:paragraph-rsid="0474e0b3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4c6b412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4c7d379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4d85f44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4d9b486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4db7ba4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9d8de" officeooo:paragraph-rsid="04cd3283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77d37" officeooo:paragraph-rsid="04cd3283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4cd3283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a0a127" officeooo:paragraph-rsid="04aef2fb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aef2fb" officeooo:paragraph-rsid="0474e0b3" style:font-size-asian="11pt" style:font-size-complex="11pt"/>
    </style:style>
    <style:style style:name="P3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390e04e" officeooo:paragraph-rsid="040eb8dd" style:font-size-asian="11pt" style:font-weight-asian="normal" style:font-size-complex="11pt" style:font-weight-complex="normal"/>
    </style:style>
    <style:style style:name="P4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40e4123" style:font-size-asian="11pt" style:font-weight-asian="normal" style:font-size-complex="11pt" style:font-weight-complex="normal"/>
    </style:style>
    <style:style style:name="P4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415f249" style:font-size-asian="11pt" style:font-weight-asian="normal" style:font-size-complex="11pt" style:font-weight-complex="normal"/>
    </style:style>
    <style:style style:name="P42" style:family="paragraph" style:parent-style-name="Text_20_body">
      <style:text-properties style:use-window-font-color="true" loext:opacity="0%" style:font-name="Liberation Serif" fo:font-size="11pt" fo:font-weight="normal" officeooo:rsid="045ca8ff" officeooo:paragraph-rsid="045dd819" style:font-size-asian="11pt" style:font-weight-asian="normal" style:font-size-complex="11pt" style:font-weight-complex="normal"/>
    </style:style>
    <style:style style:name="P43" style:family="paragraph" style:parent-style-name="Text_20_body">
      <style:text-properties style:use-window-font-color="true" loext:opacity="0%" style:font-name="Liberation Serif" fo:font-size="11pt" fo:font-weight="normal" officeooo:rsid="045ca8ff" officeooo:paragraph-rsid="048fb07c" style:font-size-asian="11pt" style:font-weight-asian="normal" style:font-size-complex="11pt" style:font-weight-complex="normal"/>
    </style:style>
    <style:style style:name="P44" style:family="paragraph" style:parent-style-name="Text_20_body">
      <style:text-properties style:use-window-font-color="true" loext:opacity="0%" style:font-name="Liberation Serif" fo:font-size="11pt" fo:font-weight="normal" officeooo:rsid="045ca8ff" officeooo:paragraph-rsid="04af323c" style:font-size-asian="11pt" style:font-weight-asian="normal" style:font-size-complex="11pt" style:font-weight-complex="normal"/>
    </style:style>
    <style:style style:name="P45" style:family="paragraph" style:parent-style-name="Text_20_body">
      <style:text-properties style:use-window-font-color="true" loext:opacity="0%" style:font-name="Liberation Serif" fo:font-size="11pt" fo:font-weight="normal" officeooo:rsid="0453cd89" officeooo:paragraph-rsid="046bd6ef" style:font-size-asian="11pt" style:font-weight-asian="normal" style:font-size-complex="11pt" style:font-weight-complex="normal"/>
    </style:style>
    <style:style style:name="P46" style:family="paragraph" style:parent-style-name="Text_20_body">
      <style:text-properties style:use-window-font-color="true" loext:opacity="0%" style:font-name="Liberation Serif" fo:font-size="11pt" fo:font-weight="normal" officeooo:rsid="049dad6f" officeooo:paragraph-rsid="049dad6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use-window-font-color="true" loext:opacity="0%" style:font-name="Liberation Serif" fo:font-size="11pt" fo:font-style="normal" fo:font-weight="normal" officeooo:rsid="045f9d07" officeooo:paragraph-rsid="04af323c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text-properties style:use-window-font-color="true" loext:opacity="0%" officeooo:rsid="02e7f42c" officeooo:paragraph-rsid="02e7f42c"/>
    </style:style>
    <style:style style:name="P49" style:family="paragraph" style:parent-style-name="Text_20_body">
      <style:text-properties style:use-window-font-color="true" loext:opacity="0%" officeooo:rsid="02f0e586" officeooo:paragraph-rsid="0333e225"/>
    </style:style>
    <style:style style:name="P50" style:family="paragraph" style:parent-style-name="Text_20_body">
      <style:text-properties style:use-window-font-color="true" loext:opacity="0%" officeooo:rsid="02f0e586" officeooo:paragraph-rsid="045a147a"/>
    </style:style>
    <style:style style:name="P51" style:family="paragraph" style:parent-style-name="Text_20_body">
      <style:text-properties style:use-window-font-color="true" loext:opacity="0%" officeooo:rsid="03095847" officeooo:paragraph-rsid="03095847"/>
    </style:style>
    <style:style style:name="P52" style:family="paragraph" style:parent-style-name="Text_20_body">
      <style:text-properties style:use-window-font-color="true" loext:opacity="0%" officeooo:rsid="045ca8ff" officeooo:paragraph-rsid="048fb07c"/>
    </style:style>
    <style:style style:name="P5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officeooo:paragraph-rsid="03bbf342"/>
    </style:style>
    <style:style style:name="P54" style:family="paragraph" style:parent-style-name="Text_20_body">
      <style:text-properties fo:font-size="10pt" fo:font-weight="normal" officeooo:paragraph-rsid="016c958e" style:font-size-asian="10pt" style:font-weight-asian="normal" style:font-size-complex="10pt" style:font-weight-complex="normal"/>
    </style:style>
    <style:style style:name="P55" style:family="paragraph" style:parent-style-name="Text_20_body">
      <style:text-properties officeooo:rsid="02cd60a3" officeooo:paragraph-rsid="02cd60a3"/>
    </style:style>
    <style:style style:name="P56" style:family="paragraph" style:parent-style-name="Standard">
      <style:text-properties officeooo:rsid="03033f14" officeooo:paragraph-rsid="032857f9"/>
    </style:style>
    <style:style style:name="P57" style:family="paragraph" style:parent-style-name="Text_20_body">
      <style:text-properties officeooo:rsid="03033f14" officeooo:paragraph-rsid="03033f14"/>
    </style:style>
    <style:style style:name="P58" style:family="paragraph" style:parent-style-name="Text_20_body">
      <style:text-properties officeooo:rsid="031ac5e5" officeooo:paragraph-rsid="031ac5e5"/>
    </style:style>
    <style:style style:name="P5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17d05df" officeooo:paragraph-rsid="030ed4ad" style:font-size-asian="11pt" style:font-style-asian="italic" style:font-size-complex="11pt" style:font-style-complex="italic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342940a" officeooo:paragraph-rsid="0342940a" style:font-size-asian="11pt" style:font-style-asian="italic" style:font-size-complex="11pt" style:font-style-complex="italic"/>
    </style:style>
    <style:style style:name="P6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32857f9" style:font-size-asian="11pt" style:font-style-asian="normal" style:font-size-complex="11pt" style:font-style-complex="normal"/>
    </style:style>
    <style:style style:name="P6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35d56db" style:font-size-asian="11pt" style:font-style-asian="normal" style:font-size-complex="11pt" style:font-style-complex="normal"/>
    </style:style>
    <style:style style:name="P6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444d0c" style:font-size-asian="11pt" style:font-style-asian="normal" style:font-size-complex="11pt" style:font-style-complex="normal"/>
    </style:style>
    <style:style style:name="P6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d57dbe" style:font-size-asian="11pt" style:font-style-asian="normal" style:font-size-complex="11pt" style:font-style-complex="normal"/>
    </style:style>
    <style:style style:name="P6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d05df" officeooo:paragraph-rsid="0314280b" style:font-size-asian="11pt" style:font-style-asian="normal" style:font-size-complex="11pt" style:font-style-complex="normal"/>
    </style:style>
    <style:style style:name="P6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36d4654" officeooo:paragraph-rsid="036d4654" style:font-size-asian="11pt" style:font-style-asian="normal" style:font-size-complex="11pt" style:font-style-complex="normal"/>
    </style:style>
    <style:style style:name="P67" style:family="paragraph" style:parent-style-name="Text_20_body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style:font-name="Liberation Serif" fo:font-size="11pt" fo:font-style="normal" fo:font-weight="bold" officeooo:rsid="017fb612" officeooo:paragraph-rsid="0412fd8f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1pt" officeooo:rsid="02c6c6f7" officeooo:paragraph-rsid="02c6c6f7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1pt" officeooo:rsid="02c6c6f7" officeooo:paragraph-rsid="02c788aa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1pt" officeooo:rsid="02c788aa" officeooo:paragraph-rsid="02c788aa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1pt" officeooo:rsid="02cb23c0" officeooo:paragraph-rsid="02cc9316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1pt" officeooo:rsid="02cc9316" officeooo:paragraph-rsid="02cc9316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1pt" officeooo:rsid="02e7f42c" officeooo:paragraph-rsid="02e7f42c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1pt" officeooo:rsid="02e7f42c" officeooo:paragraph-rsid="02fc49b0" style:font-size-asian="11pt" style:font-size-complex="11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1pt" officeooo:rsid="02fbb0e5" officeooo:paragraph-rsid="02fbb0e5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33f8222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39935ff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4bac25e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1pt" officeooo:rsid="02ac68ea" officeooo:paragraph-rsid="03ccfe55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1pt" officeooo:rsid="0424549e" officeooo:paragraph-rsid="0424549e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1pt" officeooo:rsid="0445fe9f" officeooo:paragraph-rsid="0445fe9f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1c61d38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3ccfe55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118f28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228777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c0eec7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c9f2b0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d741bf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d8af61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e5ec46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3ccfe55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4cc843a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4ee333b" officeooo:paragraph-rsid="04ee333b" style:font-size-asian="11pt" style:font-weight-asian="bold" style:font-size-complex="11pt" style:font-weight-complex="bold"/>
    </style:style>
    <style:style style:name="P94" style:family="paragraph" style:parent-style-name="Text_20_body">
      <style:text-properties officeooo:rsid="031e07f6" officeooo:paragraph-rsid="031e07f6"/>
    </style:style>
    <style:style style:name="P95" style:family="paragraph" style:parent-style-name="Text_20_body">
      <style:text-properties officeooo:rsid="031e7612" officeooo:paragraph-rsid="031e7612"/>
    </style:style>
    <style:style style:name="P96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officeooo:paragraph-rsid="035d56db"/>
    </style:style>
    <style:style style:name="P97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</style:style>
    <style:style style:name="P98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officeooo:paragraph-rsid="032242f0"/>
    </style:style>
    <style:style style:name="P99" style:family="paragraph" style:parent-style-name="Standard">
      <style:text-properties officeooo:paragraph-rsid="02cc9316"/>
    </style:style>
    <style:style style:name="P100" style:family="paragraph" style:parent-style-name="Standard">
      <style:text-properties officeooo:paragraph-rsid="03792963"/>
    </style:style>
    <style:style style:name="P101" style:family="paragraph" style:parent-style-name="Standard">
      <style:text-properties officeooo:paragraph-rsid="03b4e898"/>
    </style:style>
    <style:style style:name="P102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1pt" officeooo:rsid="02e7f42c" officeooo:paragraph-rsid="02fdc552" style:font-size-asian="11pt" style:font-size-complex="11pt"/>
    </style:style>
    <style:style style:name="P103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1pt" officeooo:rsid="02fbb0e5" officeooo:paragraph-rsid="02fbb0e5" style:font-size-asian="11pt" style:font-size-complex="11pt"/>
    </style:style>
    <style:style style:name="P104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1pt" officeooo:rsid="02fd9a4f" officeooo:paragraph-rsid="02fd9a4f" style:font-size-asian="11pt" style:font-size-complex="11pt"/>
    </style:style>
    <style:style style:name="P10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047f02"/>
    </style:style>
    <style:style style:name="P10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12ea9a"/>
    </style:style>
    <style:style style:name="P10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275cf5"/>
    </style:style>
    <style:style style:name="P10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2857f9"/>
    </style:style>
    <style:style style:name="P10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5d56db"/>
    </style:style>
    <style:style style:name="P11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792963"/>
    </style:style>
    <style:style style:name="P11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b4e898"/>
    </style:style>
    <style:style style:name="P11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bbf342"/>
    </style:style>
    <style:style style:name="P11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ccfe55"/>
    </style:style>
    <style:style style:name="P11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0e4123"/>
    </style:style>
    <style:style style:name="P11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0eb8dd"/>
    </style:style>
    <style:style style:name="P11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149a35"/>
    </style:style>
    <style:style style:name="P11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15f249"/>
    </style:style>
    <style:style style:name="P11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c0eec7"/>
    </style:style>
    <style:style style:name="P11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c9f2b0"/>
    </style:style>
    <style:style style:name="P12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d741bf"/>
    </style:style>
    <style:style style:name="P1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d8af61"/>
    </style:style>
    <style:style style:name="P122" style:family="paragraph" style:parent-style-name="Text_20_body">
      <style:text-properties officeooo:rsid="03169ce1" officeooo:paragraph-rsid="031ac5e5"/>
    </style:style>
    <style:style style:name="P123" style:family="paragraph" style:parent-style-name="Text_20_body">
      <style:text-properties officeooo:rsid="03169ce1" officeooo:paragraph-rsid="03bbf342"/>
    </style:style>
    <style:style style:name="P124" style:family="paragraph" style:parent-style-name="Text_20_body">
      <style:text-properties officeooo:rsid="03169ce1" officeooo:paragraph-rsid="03169ce1"/>
    </style:style>
    <style:style style:name="P125" style:family="paragraph" style:parent-style-name="Text_20_body">
      <style:text-properties officeooo:rsid="0321b290" officeooo:paragraph-rsid="0321b290"/>
    </style:style>
    <style:style style:name="P126" style:family="paragraph" style:parent-style-name="Text_20_body">
      <style:text-properties officeooo:rsid="0321b290" officeooo:paragraph-rsid="035d56db"/>
    </style:style>
    <style:style style:name="P127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2fbb0e5" officeooo:paragraph-rsid="02fbb0e5" style:font-size-asian="11pt" style:font-size-complex="11pt"/>
    </style:style>
    <style:style style:name="P128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2fbb0e5" officeooo:paragraph-rsid="04ac5778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2d7c3f4" officeooo:paragraph-rsid="03083a79" style:font-size-asian="11pt" style:font-size-complex="11pt"/>
    </style:style>
    <style:style style:name="P130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2d7c3f4" officeooo:paragraph-rsid="02ffaea3" style:font-size-asian="11pt" style:font-size-complex="11pt"/>
    </style:style>
    <style:style style:name="P131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2f4e176" officeooo:paragraph-rsid="03083a79" style:font-size-asian="11pt" style:font-size-complex="11pt"/>
    </style:style>
    <style:style style:name="P132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2f9f77a" officeooo:paragraph-rsid="02f9f77a" style:font-size-asian="11pt" style:font-size-complex="11pt"/>
    </style:style>
    <style:style style:name="P133" style:family="paragraph" style:parent-style-name="Standard">
      <style:paragraph-properties fo:text-align="start" style:justify-single-word="false"/>
      <style:text-properties fo:color="#81d41a" loext:opacity="100%" style:font-name="Liberation Serif" fo:font-size="11pt" officeooo:rsid="01b3bafc" officeooo:paragraph-rsid="04e8e81e" style:font-size-asian="11pt" style:font-size-complex="11pt"/>
    </style:style>
    <style:style style:name="P134" style:family="paragraph" style:parent-style-name="Text_20_body">
      <style:text-properties fo:color="#81d41a" loext:opacity="100%" officeooo:rsid="019b5ad2" officeooo:paragraph-rsid="03ccfe55"/>
    </style:style>
    <style:style style:name="P135" style:family="paragraph" style:parent-style-name="Text_20_body">
      <style:text-properties fo:color="#81d41a" loext:opacity="100%" officeooo:paragraph-rsid="03ccfe55"/>
    </style:style>
    <style:style style:name="P136" style:family="paragraph" style:parent-style-name="Text_20_body">
      <style:text-properties fo:font-weight="bold" officeooo:rsid="02c6c6f7" officeooo:paragraph-rsid="04513195" style:font-weight-asian="bold" style:font-weight-complex="bold"/>
    </style:style>
    <style:style style:name="P137" style:family="paragraph" style:parent-style-name="Text_20_body">
      <style:text-properties officeooo:paragraph-rsid="046d1844"/>
    </style:style>
    <style:style style:name="P138" style:family="paragraph" style:parent-style-name="Standard">
      <style:paragraph-properties fo:text-align="start" style:justify-single-word="false"/>
      <style:text-properties officeooo:rsid="04bcb5aa" officeooo:paragraph-rsid="04c0eec7"/>
    </style:style>
    <style:style style:name="P139" style:family="paragraph" style:parent-style-name="Table_20_Contents">
      <style:paragraph-properties fo:text-align="start" style:justify-single-word="false"/>
      <style:text-properties officeooo:paragraph-rsid="04bac25e"/>
    </style:style>
    <style:style style:name="P140" style:family="paragraph" style:parent-style-name="Text_20_body">
      <style:text-properties officeooo:rsid="018ecea1" officeooo:paragraph-rsid="03bbf342"/>
    </style:style>
    <style:style style:name="P141" style:family="paragraph" style:parent-style-name="Text_20_body">
      <style:text-properties officeooo:rsid="018d4df2" officeooo:paragraph-rsid="03bbf342"/>
    </style:style>
    <style:style style:name="P142" style:family="paragraph" style:parent-style-name="Standard" style:list-style-name="">
      <style:text-properties officeooo:paragraph-rsid="03b4e898"/>
    </style:style>
    <style:style style:name="P143" style:family="paragraph" style:parent-style-name="Standard" style:list-style-name="">
      <style:text-properties officeooo:rsid="03154249" officeooo:paragraph-rsid="03b4e898"/>
    </style:style>
    <style:style style:name="P144" style:family="paragraph" style:parent-style-name="Heading_20_1">
      <style:text-properties style:use-window-font-color="true" loext:opacity="0%" style:font-name="Liberation Sans" fo:font-size="20pt" fo:font-weight="bold" officeooo:rsid="01761a09" officeooo:paragraph-rsid="01761a09" style:font-name-asian="Microsoft YaHei" style:font-size-asian="20pt" style:font-weight-asian="bold" style:font-name-complex="Lucida Sans" style:font-size-complex="20pt" style:font-weight-complex="bold"/>
    </style:style>
    <style:style style:name="P145" style:family="paragraph" style:parent-style-name="Heading_20_2" style:list-style-name="">
      <style:text-properties officeooo:rsid="02cd60a3" officeooo:paragraph-rsid="02cd60a3"/>
    </style:style>
    <style:style style:name="P146" style:family="paragraph" style:parent-style-name="Heading_20_2">
      <style:paragraph-properties fo:break-before="page"/>
      <style:text-properties officeooo:rsid="02cd60a3" officeooo:paragraph-rsid="02cd60a3"/>
    </style:style>
    <style:style style:name="P147" style:family="paragraph" style:parent-style-name="Heading_20_2" style:list-style-name="">
      <style:paragraph-properties fo:break-before="column"/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3b73894" officeooo:paragraph-rsid="03b73894" style:font-name-asian="Microsoft YaHei" style:font-size-asian="18pt" style:font-weight-asian="bold" style:font-name-complex="Lucida Sans" style:font-size-complex="18pt" style:font-weight-complex="bold"/>
    </style:style>
    <style:style style:name="P148" style:family="paragraph" style:parent-style-name="Heading_20_2">
      <style:paragraph-properties fo:break-before="page"/>
      <style:text-properties officeooo:paragraph-rsid="03b73894"/>
    </style:style>
    <style:style style:name="P149" style:family="paragraph" style:parent-style-name="Heading_20_3">
      <style:text-properties style:use-window-font-color="true" loext:opacity="0%" style:font-name="Liberation Sans" fo:font-size="20pt" fo:font-weight="bold" officeooo:rsid="04f179cf" officeooo:paragraph-rsid="04f179cf" style:font-name-asian="Microsoft YaHei" style:font-size-asian="20pt" style:font-weight-asian="bold" style:font-name-complex="Lucida Sans" style:font-size-complex="20pt" style:font-weight-complex="bold"/>
    </style:style>
    <style:style style:name="P150" style:family="paragraph" style:parent-style-name="Heading_20_3">
      <style:text-properties style:use-window-font-color="true" loext:opacity="0%" style:font-name="Liberation Sans" fo:font-size="14.1000003814697pt" fo:font-weight="bold" officeooo:rsid="04a8c95a" officeooo:paragraph-rsid="04a8c95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1" style:family="paragraph" style:parent-style-name="Heading_20_3">
      <style:text-properties style:use-window-font-color="true" loext:opacity="0%" style:font-name="Liberation Sans" fo:font-size="14.1000003814697pt" fo:font-weight="bold" officeooo:rsid="04732329" officeooo:paragraph-rsid="0473232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2" style:family="paragraph" style:parent-style-name="Heading_20_3">
      <style:text-properties style:use-window-font-color="true" loext:opacity="0%" style:font-name="Liberation Sans" fo:font-size="14.1000003814697pt" fo:font-weight="bold" officeooo:rsid="0200ab5d" officeooo:paragraph-rsid="03ccfe5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3" style:family="paragraph" style:parent-style-name="Heading_20_3">
      <style:text-properties style:use-window-font-color="true" loext:opacity="0%" style:font-name="Liberation Sans" fo:font-size="14.1000003814697pt" fo:font-weight="bold" officeooo:rsid="020f6b72" officeooo:paragraph-rsid="03ccfe5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4" style:family="paragraph" style:parent-style-name="Heading_20_3">
      <style:text-properties style:use-window-font-color="true" loext:opacity="0%" officeooo:rsid="030853cb" officeooo:paragraph-rsid="030853cb"/>
    </style:style>
    <style:style style:name="P155" style:family="paragraph" style:parent-style-name="Heading_20_3">
      <style:paragraph-properties fo:break-before="page"/>
      <style:text-properties officeooo:rsid="03033f14" officeooo:paragraph-rsid="0322be78"/>
    </style:style>
    <style:style style:name="P156" style:family="paragraph" style:parent-style-name="Heading_20_3">
      <style:text-properties officeooo:rsid="046d1844" officeooo:paragraph-rsid="046d1844"/>
    </style:style>
    <style:style style:name="P157" style:family="paragraph" style:parent-style-name="Heading_20_3">
      <style:text-properties officeooo:rsid="03154249" officeooo:paragraph-rsid="03154249"/>
    </style:style>
    <style:style style:name="P158" style:family="paragraph" style:parent-style-name="Heading_20_3">
      <style:text-properties officeooo:rsid="031ac5e5" officeooo:paragraph-rsid="035d56db"/>
    </style:style>
    <style:style style:name="P159" style:family="paragraph" style:parent-style-name="Heading_20_3">
      <style:text-properties officeooo:rsid="019b5ad2" officeooo:paragraph-rsid="03bbf342"/>
    </style:style>
    <style:style style:name="P160" style:family="paragraph" style:parent-style-name="Heading_20_3" style:list-style-name="">
      <style:paragraph-properties fo:break-before="column"/>
      <style:text-properties officeooo:rsid="019b5ad2" officeooo:paragraph-rsid="03ccfe55"/>
    </style:style>
    <style:style style:name="P161" style:family="paragraph" style:parent-style-name="Heading_20_3">
      <style:paragraph-properties fo:break-before="page"/>
      <style:text-properties officeooo:rsid="019b5ad2" officeooo:paragraph-rsid="03ccfe55"/>
    </style:style>
    <style:style style:name="P162" style:family="paragraph" style:parent-style-name="Heading_20_3">
      <style:text-properties officeooo:rsid="04bcb5aa" officeooo:paragraph-rsid="04cc843a"/>
    </style:style>
    <style:style style:name="P163" style:family="paragraph" style:parent-style-name="Heading_20_3">
      <style:paragraph-properties fo:break-before="column"/>
      <style:text-properties officeooo:rsid="04bcb5aa" officeooo:paragraph-rsid="04c77d37"/>
    </style:style>
    <style:style style:name="P164" style:family="paragraph" style:parent-style-name="Heading_20_3">
      <style:text-properties officeooo:rsid="04bcb5aa" officeooo:paragraph-rsid="04ca8d13"/>
    </style:style>
    <style:style style:name="P165" style:family="paragraph" style:parent-style-name="Heading_20_3">
      <style:text-properties officeooo:rsid="04d5fd91" officeooo:paragraph-rsid="04d5fd91"/>
    </style:style>
    <style:style style:name="P166" style:family="paragraph" style:parent-style-name="Heading_20_3">
      <style:text-properties officeooo:rsid="04d5fd91" officeooo:paragraph-rsid="04d741bf"/>
    </style:style>
    <style:style style:name="P167" style:family="paragraph" style:parent-style-name="Heading_20_3">
      <style:paragraph-properties fo:break-before="column"/>
      <style:text-properties officeooo:rsid="04d5fd91" officeooo:paragraph-rsid="04d741bf"/>
    </style:style>
    <style:style style:name="P168" style:family="paragraph" style:parent-style-name="Heading_20_3">
      <style:text-properties officeooo:rsid="04d5fd91" officeooo:paragraph-rsid="04d8af61"/>
    </style:style>
    <style:style style:name="P169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2cb23c0" officeooo:paragraph-rsid="02c987c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70" style:family="paragraph" style:parent-style-name="Heading_20_4">
      <style:text-properties style:use-window-font-color="true" loext:opacity="0%" style:font-name="Liberation Serif" fo:font-size="11pt" fo:font-weight="normal" officeooo:rsid="046750ff" officeooo:paragraph-rsid="047659bf" style:font-size-asian="11pt" style:font-weight-asian="normal" style:font-size-complex="11pt" style:font-weight-complex="normal"/>
    </style:style>
    <style:style style:name="P17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47266f5" officeooo:paragraph-rsid="047266f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17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3d1baf7" officeooo:paragraph-rsid="03d1baf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173" style:family="paragraph" style:parent-style-name="Heading_20_4">
      <style:text-properties officeooo:rsid="045986dc" officeooo:paragraph-rsid="045986dc"/>
    </style:style>
    <style:style style:name="P174" style:family="paragraph" style:parent-style-name="Heading_20_4">
      <style:text-properties fo:color="#81d41a" loext:opacity="100%" style:font-name="Liberation Sans" fo:font-size="13.3000001907349pt" fo:font-style="italic" fo:font-weight="bold" officeooo:rsid="045a6f47" officeooo:paragraph-rsid="04af323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75" style:family="paragraph" style:parent-style-name="Heading_20_4">
      <style:text-properties fo:color="#81d41a" loext:opacity="100%" style:font-name="Liberation Sans" fo:font-size="13.3000001907349pt" fo:font-style="italic" fo:font-weight="bold" officeooo:rsid="047659bf" officeooo:paragraph-rsid="048fb07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76" style:family="paragraph" style:parent-style-name="Heading_20_4">
      <style:text-properties fo:color="#81d41a" loext:opacity="100%" style:font-name="Liberation Sans" fo:font-size="13.3000001907349pt" fo:font-style="italic" fo:font-weight="bold" officeooo:rsid="045bb628" officeooo:paragraph-rsid="045bb62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77" style:family="paragraph" style:parent-style-name="Heading_20_4">
      <style:text-properties officeooo:rsid="031e07f6" officeooo:paragraph-rsid="031e07f6"/>
    </style:style>
    <style:style style:name="P178" style:family="paragraph" style:parent-style-name="Heading_20_4">
      <style:text-properties officeooo:rsid="031e7612" officeooo:paragraph-rsid="031e7612"/>
    </style:style>
    <style:style style:name="P179" style:family="paragraph" style:parent-style-name="Heading_20_4">
      <style:text-properties officeooo:rsid="0321b290" officeooo:paragraph-rsid="0321b290"/>
    </style:style>
    <style:style style:name="P18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275cf5" style:font-size-asian="15pt" style:font-size-complex="15pt"/>
    </style:style>
    <style:style style:name="P18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2dfa4c" style:font-size-asian="15pt" style:font-size-complex="15pt"/>
    </style:style>
    <style:style style:name="P18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5d56db" style:font-size-asian="15pt" style:font-size-complex="15pt"/>
    </style:style>
    <style:style style:name="P183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792963" style:font-size-asian="15pt" style:font-size-complex="15pt"/>
    </style:style>
    <style:style style:name="P184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b4e898" style:font-size-asian="15pt" style:font-size-complex="15pt"/>
    </style:style>
    <style:style style:name="P185" style:family="paragraph" style:parent-style-name="Heading_20_4">
      <loext:graphic-properties draw:fill-gradient-name="gradient" draw:fill-hatch-name="hatch"/>
      <style:paragraph-properties fo:margin-top="0in" fo:margin-bottom="0.0846in" style:contextual-spacing="false"/>
      <style:text-properties officeooo:paragraph-rsid="035d56db"/>
    </style:style>
    <style:style style:name="P186" style:family="paragraph" style:parent-style-name="Heading_20_4">
      <loext:graphic-properties draw:fill-gradient-name="gradient" draw:fill-hatch-name="hatch"/>
      <style:paragraph-properties fo:margin-top="0in" fo:margin-bottom="0.0846in" style:contextual-spacing="false" fo:break-before="column"/>
      <style:text-properties officeooo:paragraph-rsid="035d56db"/>
    </style:style>
    <style:style style:name="P187" style:family="paragraph" style:parent-style-name="Heading_20_4">
      <style:text-properties officeooo:rsid="018d4df2" officeooo:paragraph-rsid="03bbf342"/>
    </style:style>
    <style:style style:name="P188" style:family="paragraph" style:parent-style-name="Heading_20_4">
      <style:text-properties officeooo:paragraph-rsid="03bbf342"/>
    </style:style>
    <style:style style:name="P189" style:family="paragraph" style:parent-style-name="Heading_20_4">
      <style:text-properties officeooo:rsid="04cc843a" officeooo:paragraph-rsid="04cc843a"/>
    </style:style>
    <style:style style:name="P190" style:family="paragraph" style:parent-style-name="Heading_20_4">
      <style:text-properties officeooo:rsid="04bcb5aa" officeooo:paragraph-rsid="04bcb5aa"/>
    </style:style>
    <style:style style:name="P191" style:family="paragraph" style:parent-style-name="Heading_20_4">
      <style:text-properties officeooo:rsid="04bcb5aa" officeooo:paragraph-rsid="04c77d37"/>
    </style:style>
    <style:style style:name="P192" style:family="paragraph" style:parent-style-name="Heading_20_4">
      <style:text-properties officeooo:rsid="04bcb5aa" officeooo:paragraph-rsid="04ca8d13"/>
    </style:style>
    <style:style style:name="P193" style:family="paragraph" style:parent-style-name="Heading_20_4">
      <style:text-properties officeooo:rsid="04bcb5aa" officeooo:paragraph-rsid="04d741bf"/>
    </style:style>
    <style:style style:name="P194" style:family="paragraph" style:parent-style-name="Heading_20_4">
      <style:text-properties officeooo:rsid="04bcb5aa" officeooo:paragraph-rsid="04d8af61"/>
    </style:style>
    <style:style style:name="P195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4be5a43"/>
    </style:style>
    <style:style style:name="P19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4c9f2b0"/>
    </style:style>
    <style:style style:name="P19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</style:style>
    <style:style style:name="P19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4d741bf"/>
    </style:style>
    <style:style style:name="P19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officeooo:paragraph-rsid="04d8af61"/>
    </style:style>
    <style:style style:name="P200" style:family="paragraph" style:parent-style-name="Heading_20_4">
      <style:text-properties officeooo:rsid="01a351a2" officeooo:paragraph-rsid="03ccfe55"/>
    </style:style>
    <style:style style:name="P201" style:family="paragraph" style:parent-style-name="Heading_20_4">
      <style:text-properties officeooo:paragraph-rsid="04d741bf"/>
    </style:style>
    <style:style style:name="P202" style:family="paragraph" style:parent-style-name="Heading_20_4">
      <style:text-properties officeooo:paragraph-rsid="04d8af61"/>
    </style:style>
    <style:style style:name="P203" style:family="paragraph" style:parent-style-name="Heading_20_5">
      <loext:graphic-properties draw:fill-gradient-name="gradient" draw:fill-hatch-name="hatch"/>
      <style:paragraph-properties fo:margin-top="0.0543in" fo:margin-bottom="0.0409in" style:contextual-spacing="false" fo:break-before="column"/>
      <style:text-properties style:use-window-font-color="true" loext:opacity="0%" fo:font-size="11.8000001907349pt" style:font-size-asian="11.8000001907349pt" style:font-size-complex="11.8000001907349pt"/>
    </style:style>
    <style:style style:name="P204" style:family="paragraph" style:parent-style-name="Heading_20_5">
      <loext:graphic-properties draw:fill-gradient-name="gradient" draw:fill-hatch-name="hatch"/>
      <style:paragraph-properties fo:margin-top="0.0543in" fo:margin-bottom="0.0409in" style:contextual-spacing="false"/>
      <style:text-properties style:use-window-font-color="true" loext:opacity="0%"/>
    </style:style>
    <style:style style:name="P205" style:family="paragraph" style:parent-style-name="Table_20_Bullets" style:list-style-name="L2">
      <style:text-properties officeooo:paragraph-rsid="02262b4c"/>
    </style:style>
    <style:style style:name="P206" style:family="paragraph" style:parent-style-name="Table_20_Bullets" style:list-style-name="L2">
      <style:text-properties officeooo:paragraph-rsid="039ad87c"/>
    </style:style>
    <style:style style:name="P207" style:family="paragraph" style:parent-style-name="Table_20_Bullets" style:list-style-name="L2">
      <style:text-properties officeooo:paragraph-rsid="04118f28"/>
    </style:style>
    <style:style style:name="P208" style:family="paragraph" style:parent-style-name="Table_20_Bullets" style:list-style-name="L2">
      <style:text-properties officeooo:paragraph-rsid="04228777"/>
    </style:style>
    <style:style style:name="P209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118f28" style:font-size-asian="11pt" style:font-style-asian="normal" style:font-size-complex="11pt" style:font-style-complex="normal"/>
    </style:style>
    <style:style style:name="P210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233773" style:font-size-asian="11pt" style:font-style-asian="normal" style:font-size-complex="11pt" style:font-style-complex="normal"/>
    </style:style>
    <style:style style:name="P211" style:family="paragraph" style:parent-style-name="Table_20_Bullets" style:list-style-name="L4">
      <style:text-properties style:font-name="Liberation Serif" fo:font-size="11pt" officeooo:paragraph-rsid="04c0eec7" style:font-size-asian="11pt" style:font-size-complex="11pt"/>
    </style:style>
    <style:style style:name="P212" style:family="paragraph" style:parent-style-name="Table_20_Bullets" style:list-style-name="L5">
      <style:text-properties style:font-name="Liberation Serif" fo:font-size="11pt" officeooo:paragraph-rsid="04c9f2b0" style:font-size-asian="11pt" style:font-size-complex="11pt"/>
    </style:style>
    <style:style style:name="P213" style:family="paragraph" style:parent-style-name="Table_20_Bullets" style:list-style-name="L5">
      <style:paragraph-properties fo:text-align="start" style:justify-single-word="false"/>
      <style:text-properties style:font-name="Liberation Serif" fo:font-size="11pt" fo:font-style="italic" fo:font-weight="normal" officeooo:rsid="01c3e74d" officeooo:paragraph-rsid="04e5ec46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Table_20_Bullets" style:list-style-name="L7">
      <style:paragraph-properties fo:text-align="start" style:justify-single-word="false"/>
      <style:text-properties style:font-name="Liberation Serif" fo:font-size="11pt" fo:font-style="italic" fo:font-weight="normal" officeooo:rsid="01c3e74d" officeooo:paragraph-rsid="03ccfe55" style:font-size-asian="11pt" style:font-style-asian="italic" style:font-weight-asian="normal" style:font-size-complex="11pt" style:font-style-complex="italic" style:font-weight-complex="normal"/>
    </style:style>
    <style:style style:name="P215" style:family="paragraph" style:parent-style-name="Table_20_Bullets" style:list-style-name="L4">
      <style:text-properties officeooo:paragraph-rsid="04c0eec7"/>
    </style:style>
    <style:style style:name="P216" style:family="paragraph" style:parent-style-name="Table_20_Bullets" style:list-style-name="L5">
      <style:text-properties officeooo:paragraph-rsid="04c9f2b0"/>
    </style:style>
    <style:style style:name="P217" style:family="paragraph" style:parent-style-name="Table_20_Bullets" style:list-style-name="L5">
      <style:text-properties officeooo:paragraph-rsid="04e5ec46"/>
    </style:style>
    <style:style style:name="P218" style:family="paragraph" style:parent-style-name="Table_20_Bullets" style:list-style-name="L6"/>
    <style:style style:name="P219" style:family="paragraph" style:parent-style-name="Table_20_Bullets" style:list-style-name="L6">
      <style:text-properties officeooo:paragraph-rsid="04d741bf"/>
    </style:style>
    <style:style style:name="P220" style:family="paragraph" style:parent-style-name="Table_20_Bullets" style:list-style-name="L7"/>
    <style:style style:name="P221" style:family="paragraph" style:parent-style-name="Table_20_Bullets" style:list-style-name="L7">
      <style:text-properties officeooo:paragraph-rsid="04d8af61"/>
    </style:style>
    <style:style style:name="P222" style:family="paragraph" style:parent-style-name="Table_20_Bullets" style:list-style-name="L7">
      <style:text-properties officeooo:paragraph-rsid="03ccfe55"/>
    </style:style>
    <style:style style:name="P223" style:family="paragraph" style:parent-style-name="Table_20_Contents" style:list-style-name="L3">
      <style:paragraph-properties fo:text-align="start" style:justify-single-word="false"/>
      <style:text-properties officeooo:paragraph-rsid="04bac25e"/>
    </style:style>
    <style:style style:name="P224" style:family="paragraph" style:parent-style-name="Table_20_Contents" style:list-style-name="L3">
      <style:paragraph-properties fo:text-align="start" style:justify-single-word="false"/>
      <style:text-properties officeooo:paragraph-rsid="04cf1762"/>
    </style:style>
    <style:style style:name="P225" style:family="paragraph" style:parent-style-name="Table_20_Contents" style:list-style-name="L3">
      <style:paragraph-properties fo:text-align="start" style:justify-single-word="false"/>
      <style:text-properties officeooo:rsid="04bac25e" officeooo:paragraph-rsid="04bad2d5"/>
    </style:style>
    <style:style style:name="P22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weight="normal" officeooo:rsid="02c6c6f7" officeooo:paragraph-rsid="02c6c6f7" style:font-weight-asian="normal" style:font-weight-complex="normal"/>
    </style:style>
    <style:style style:name="P227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aef2fb" style:font-size-asian="11pt" style:font-style-asian="normal" style:font-weight-asian="normal" style:font-size-complex="11pt" style:font-style-complex="normal" style:font-weight-complex="normal"/>
    </style:style>
    <style:style style:name="P228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8e9514" style:font-size-asian="11pt" style:font-style-asian="normal" style:font-weight-asian="normal" style:font-size-complex="11pt" style:font-style-complex="normal" style:font-weight-complex="normal"/>
    </style:style>
    <style:style style:name="P229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92984c" style:font-size-asian="11pt" style:font-style-asian="normal" style:font-weight-asian="normal" style:font-size-complex="11pt" style:font-style-complex="normal" style:font-weight-complex="normal"/>
    </style:style>
    <style:style style:name="P230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normal" fo:font-weight="normal" officeooo:rsid="0385b9f6" officeooo:paragraph-rsid="04445991" style:font-size-asian="11pt" style:font-style-asian="normal" style:font-weight-asian="normal" style:font-size-complex="11pt" style:font-style-complex="normal" style:font-weight-complex="normal"/>
    </style:style>
    <style:style style:name="P231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normal" fo:font-weight="normal" officeooo:rsid="037c02c9" officeooo:paragraph-rsid="04445991" style:font-size-asian="11pt" style:font-style-asian="normal" style:font-weight-asian="normal" style:font-size-complex="11pt" style:font-style-complex="normal" style:font-weight-complex="normal"/>
    </style:style>
    <style:style style:name="P232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officeooo:paragraph-rsid="04445991"/>
    </style:style>
    <style:style style:name="P233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445991" style:font-size-asian="11pt" style:font-style-asian="normal" style:font-size-complex="11pt" style:font-style-complex="normal"/>
    </style:style>
    <style:style style:name="T1" style:family="text">
      <style:text-properties style:use-window-font-color="true" loext:opacity="0%" style:font-name="Liberation Sans" fo:font-size="13.3000001907349pt" fo:font-style="italic" fo:font-weight="bol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2" style:family="text">
      <style:text-properties style:use-window-font-color="true" loext:opacity="0%" style:font-name="Liberation Sans" fo:font-size="13.3000001907349pt" fo:font-style="italic" fo:font-weight="bold" officeooo:rsid="01a423e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3" style:family="text">
      <style:text-properties style:use-window-font-color="true" loext:opacity="0%" style:font-name="Liberation Sans" fo:font-size="13.3000001907349pt" fo:font-style="italic" fo:font-weight="bold" officeooo:rsid="03d5bc4a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4" style:family="text">
      <style:text-properties style:use-window-font-color="true" loext:opacity="0%" style:font-name="Liberation Sans" fo:font-size="13.3000001907349pt" fo:font-style="italic" fo:font-weight="bold" officeooo:rsid="03d74720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5" style:family="text">
      <style:text-properties style:use-window-font-color="true" loext:opacity="0%" style:font-name="Liberation Sans" fo:font-size="13.3000001907349pt" fo:font-style="italic" fo:font-weight="bold" officeooo:rsid="03d8b73b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6" style:family="text">
      <style:text-properties style:use-window-font-color="true" loext:opacity="0%" style:font-name="Liberation Sans" fo:font-size="13.3000001907349pt" fo:font-style="italic" fo:font-weight="bold" officeooo:rsid="0440ab3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" style:family="text">
      <style:text-properties style:use-window-font-color="true" loext:opacity="0%" style:font-name="Liberation Sans" fo:font-size="13.3000001907349pt" fo:font-style="italic" fo:font-weight="bold" officeooo:rsid="04bcb5aa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8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3b73894" style:font-name-asian="Microsoft YaHei" style:font-size-asian="18pt" style:font-weight-asian="bold" style:font-name-complex="Lucida Sans" style:font-size-complex="18pt" style:font-weight-complex="bold"/>
    </style:style>
    <style:style style:name="T9" style:family="text">
      <style:text-properties style:use-window-font-color="true" loext:opacity="0%" style:font-name="Liberation Sans" fo:font-size="14.1000003814697pt" fo:font-weight="bold" officeooo:rsid="047266f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0" style:family="text">
      <style:text-properties style:use-window-font-color="true" loext:opacity="0%" style:font-name="Liberation Sans" fo:font-size="14.1000003814697pt" fo:font-weight="bold" officeooo:rsid="04c77d3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1" style:family="text">
      <style:text-properties style:use-window-font-color="true" loext:opacity="0%" style:font-name="Liberation Sans" fo:font-size="14.1000003814697pt" fo:font-weight="bold" officeooo:rsid="04ca8d1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2" style:family="text">
      <style:text-properties style:use-window-font-color="true" loext:opacity="0%" style:font-name="Liberation Sans" fo:font-size="14.1000003814697pt" fo:font-weight="bold" officeooo:rsid="04f5f6a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3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18b99cd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1bf42fe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1c261b8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1eedeff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20b20c0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22ce6d3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24a0162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267e08a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268d5cb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269e806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26ce656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31ac5e5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31c39e7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31c42bd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31e7612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31fbe9f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326bb6b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32fdeb1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331cef6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33c68ea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35043e4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3794f67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379d8ce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390e04e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391de11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3965138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3978526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3a402bd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3b3b44f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3b3ff1d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3b9aa11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3f418a6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3f4dc26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40e16db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40e2d26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440ab34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4423f77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44a3360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44ff930" style:font-size-asian="11pt" style:font-weight-asian="normal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4b40ecd" style:font-size-asian="11pt" style:font-weight-asian="normal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4ec5a7a" style:font-size-asian="11pt" style:font-weight-asian="normal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56" style:family="text">
      <style:text-properties style:use-window-font-color="true" loext:opacity="0%" style:font-name="Liberation Serif" fo:font-size="11pt" fo:font-weight="normal" officeooo:rsid="045f9d07" style:font-name-asian="Microsoft YaHei" style:font-size-asian="11pt" style:font-weight-asian="normal" style:font-name-complex="Lucida Sans" style:font-size-complex="11pt" style:font-weight-complex="normal"/>
    </style:style>
    <style:style style:name="T57" style:family="text">
      <style:text-properties style:use-window-font-color="true" loext:opacity="0%" style:font-name="Liberation Serif" fo:font-size="11pt" fo:font-weight="normal" officeooo:rsid="04609cd8" style:font-name-asian="Microsoft YaHei" style:font-size-asian="11pt" style:font-weight-asian="normal" style:font-name-complex="Lucida Sans" style:font-size-complex="11pt" style:font-weight-complex="normal"/>
    </style:style>
    <style:style style:name="T58" style:family="text">
      <style:text-properties style:use-window-font-color="true" loext:opacity="0%" style:font-name="Liberation Serif" fo:font-size="11pt" fo:font-weight="normal" officeooo:rsid="0462f964" style:font-name-asian="Microsoft YaHei" style:font-size-asian="11pt" style:font-weight-asian="normal" style:font-name-complex="Lucida Sans" style:font-size-complex="11pt" style:font-weight-complex="normal"/>
    </style:style>
    <style:style style:name="T59" style:family="text">
      <style:text-properties style:use-window-font-color="true" loext:opacity="0%" style:font-name="Liberation Serif" fo:font-size="11pt" fo:font-style="normal" fo:font-weight="normal" officeooo:rsid="01912346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use-window-font-color="true" loext:opacity="0%" style:font-name="Liberation Serif" fo:font-size="11pt" fo:font-style="normal" fo:font-weight="normal" officeooo:rsid="01c261b8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use-window-font-color="true" loext:opacity="0%" style:font-name="Liberation Serif" fo:font-size="11pt" fo:font-style="normal" fo:font-weight="normal" officeooo:rsid="01c2cce2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use-window-font-color="true" loext:opacity="0%" style:font-name="Liberation Serif" fo:font-size="11pt" fo:font-style="normal" fo:font-weight="normal" officeooo:rsid="01eedeff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use-window-font-color="true" loext:opacity="0%" style:font-name="Liberation Serif" fo:font-size="11pt" fo:font-style="normal" fo:font-weight="normal" officeooo:rsid="024a0162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use-window-font-color="true" loext:opacity="0%" style:font-name="Liberation Serif" fo:font-size="11pt" fo:font-style="normal" fo:font-weight="normal" officeooo:rsid="026babf4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use-window-font-color="true" loext:opacity="0%" style:font-name="Liberation Serif" fo:font-size="11pt" fo:font-style="normal" fo:font-weight="normal" officeooo:rsid="04444d0c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use-window-font-color="true" loext:opacity="0%" style:font-name="Liberation Serif" fo:font-size="11pt" fo:font-style="normal" fo:font-weight="normal" officeooo:rsid="04445991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loext:opacity="0%" style:font-name="Liberation Serif" fo:font-size="11pt" fo:font-style="normal" fo:font-weight="normal" officeooo:rsid="04bac25e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use-window-font-color="true" loext:opacity="0%" style:font-name="Liberation Serif" fo:font-size="11pt" fo:font-style="normal" fo:font-weight="normal" officeooo:rsid="01b47b57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use-window-font-color="true" loext:opacity="0%" style:font-name="Liberation Serif" fo:font-size="11pt" fo:font-style="normal" fo:font-weight="normal" officeooo:rsid="019278a6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use-window-font-color="true" loext:opacity="0%" style:font-name="Liberation Serif" fo:font-size="11pt" fo:font-style="normal" fo:font-weight="normal" officeooo:rsid="019ffc64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use-window-font-color="true" loext:opacity="0%" style:font-name="Liberation Serif" fo:font-size="11pt" fo:font-style="normal" fo:font-weight="normal" officeooo:rsid="025e5e1e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use-window-font-color="true" loext:opacity="0%" style:font-name="Liberation Serif" fo:font-size="11pt" fo:font-style="normal" fo:font-weight="normal" officeooo:rsid="04bad2d5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use-window-font-color="true" loext:opacity="0%" style:font-name="Liberation Serif" fo:font-size="11pt" fo:font-style="normal" fo:font-weight="normal" officeooo:rsid="04bb99cf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use-window-font-color="true" loext:opacity="0%" style:font-name="Liberation Serif" fo:font-size="11pt" fo:font-style="normal" fo:font-weight="normal" officeooo:rsid="04bbaf37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use-window-font-color="true" loext:opacity="0%" style:font-name="Liberation Serif" fo:font-size="11pt" fo:font-style="normal" fo:font-weight="normal" officeooo:rsid="04cf4071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use-window-font-color="true" loext:opacity="0%" style:font-name="Liberation Serif" fo:font-size="11pt" fo:font-style="normal" fo:font-weight="normal" officeooo:rsid="04d184e2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use-window-font-color="true" loext:opacity="0%" style:font-name="Liberation Serif" fo:font-size="11pt" fo:font-style="normal" fo:font-weight="normal" officeooo:rsid="045bad37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8" style:family="text">
      <style:text-properties style:use-window-font-color="true" loext:opacity="0%" style:font-name="Liberation Serif" fo:font-size="11pt" fo:font-style="normal" fo:font-weight="normal" officeooo:rsid="046750ff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9" style:family="text">
      <style:text-properties style:use-window-font-color="true" loext:opacity="0%" style:font-name="Liberation Serif" fo:font-size="11pt" fo:font-style="normal" fo:font-weight="normal" officeooo:rsid="04677b03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80" style:family="text">
      <style:text-properties style:use-window-font-color="true" loext:opacity="0%" style:font-name="Liberation Serif" fo:font-size="11pt" style:text-underline-style="solid" style:text-underline-width="auto" style:text-underline-color="font-color" fo:font-weight="normal" officeooo:rsid="031ac5e5" style:font-size-asian="11pt" style:font-weight-asian="normal" style:font-size-complex="11pt" style:font-weight-complex="normal"/>
    </style:style>
    <style:style style:name="T81" style:family="text">
      <style:text-properties style:use-window-font-color="true" loext:opacity="0%" style:font-name="Liberation Serif" fo:font-style="italic" officeooo:rsid="007ab4b2" style:font-name-asian="Microsoft YaHei" style:font-style-asian="italic" style:font-name-complex="Lucida Sans" style:font-style-complex="italic"/>
    </style:style>
    <style:style style:name="T82" style:family="text">
      <style:text-properties style:use-window-font-color="true" loext:opacity="0%" style:font-name="Liberation Serif" fo:font-style="italic" officeooo:rsid="017649f5" style:font-name-asian="Microsoft YaHei" style:font-style-asian="italic" style:font-name-complex="Lucida Sans" style:font-style-complex="italic"/>
    </style:style>
    <style:style style:name="T83" style:family="text">
      <style:text-properties style:use-window-font-color="true" loext:opacity="0%" style:font-name="Liberation Serif" fo:font-style="italic" officeooo:rsid="04f179cf" style:font-name-asian="Microsoft YaHei" style:font-style-asian="italic" style:font-name-complex="Lucida Sans" style:font-style-complex="italic"/>
    </style:style>
    <style:style style:name="T84" style:family="text">
      <style:text-properties style:use-window-font-color="true" loext:opacity="0%" fo:font-weight="normal" style:font-weight-asian="normal" style:font-weight-complex="normal"/>
    </style:style>
    <style:style style:name="T85" style:family="text">
      <style:text-properties style:use-window-font-color="true" loext:opacity="0%" fo:font-weight="normal" officeooo:rsid="018ec25b" style:font-weight-asian="normal" style:font-weight-complex="normal"/>
    </style:style>
    <style:style style:name="T86" style:family="text">
      <style:text-properties style:use-window-font-color="true" loext:opacity="0%" fo:font-weight="normal" officeooo:rsid="017e8254" style:font-weight-asian="normal" style:font-weight-complex="normal"/>
    </style:style>
    <style:style style:name="T87" style:family="text">
      <style:text-properties style:use-window-font-color="true" loext:opacity="0%" fo:font-weight="normal" officeooo:rsid="01855e71" style:font-weight-asian="normal" style:font-weight-complex="normal"/>
    </style:style>
    <style:style style:name="T88" style:family="text">
      <style:text-properties style:use-window-font-color="true" loext:opacity="0%" fo:font-weight="normal" officeooo:rsid="0312ea9a" style:font-weight-asian="normal" style:font-weight-complex="normal"/>
    </style:style>
    <style:style style:name="T89" style:family="text">
      <style:text-properties style:use-window-font-color="true" loext:opacity="0%" fo:font-weight="normal" officeooo:rsid="0349ffac" style:font-weight-asian="normal" style:font-weight-complex="normal"/>
    </style:style>
    <style:style style:name="T90" style:family="text">
      <style:text-properties style:use-window-font-color="true" loext:opacity="0%" fo:font-weight="normal" officeooo:rsid="03521625" style:font-weight-asian="normal" style:font-weight-complex="normal"/>
    </style:style>
    <style:style style:name="T91" style:family="text">
      <style:text-properties style:use-window-font-color="true" loext:opacity="0%" fo:font-weight="normal" officeooo:rsid="0352f2a0" style:font-weight-asian="normal" style:font-weight-complex="normal"/>
    </style:style>
    <style:style style:name="T92" style:family="text">
      <style:text-properties style:use-window-font-color="true" loext:opacity="0%" fo:font-weight="normal" officeooo:rsid="0354351a" style:font-weight-asian="normal" style:font-weight-complex="normal"/>
    </style:style>
    <style:style style:name="T93" style:family="text">
      <style:text-properties style:use-window-font-color="true" loext:opacity="0%" fo:font-weight="normal" officeooo:rsid="0354ac7a" style:font-weight-asian="normal" style:font-weight-complex="normal"/>
    </style:style>
    <style:style style:name="T94" style:family="text">
      <style:text-properties style:use-window-font-color="true" loext:opacity="0%" fo:font-weight="normal" officeooo:rsid="0355c745" style:font-weight-asian="normal" style:font-weight-complex="normal"/>
    </style:style>
    <style:style style:name="T95" style:family="text">
      <style:text-properties style:use-window-font-color="true" loext:opacity="0%" fo:font-weight="normal" officeooo:rsid="03571133" style:font-weight-asian="normal" style:font-weight-complex="normal"/>
    </style:style>
    <style:style style:name="T96" style:family="text">
      <style:text-properties style:use-window-font-color="true" loext:opacity="0%" fo:font-weight="normal" officeooo:rsid="0358e49a" style:font-weight-asian="normal" style:font-weight-complex="normal"/>
    </style:style>
    <style:style style:name="T97" style:family="text">
      <style:text-properties style:use-window-font-color="true" loext:opacity="0%" fo:font-weight="normal" officeooo:rsid="035a3ef4" style:font-weight-asian="normal" style:font-weight-complex="normal"/>
    </style:style>
    <style:style style:name="T98" style:family="text">
      <style:text-properties style:use-window-font-color="true" loext:opacity="0%" fo:font-weight="normal" officeooo:rsid="035fc683" style:font-weight-asian="normal" style:font-weight-complex="normal"/>
    </style:style>
    <style:style style:name="T99" style:family="text">
      <style:text-properties style:use-window-font-color="true" loext:opacity="0%" fo:font-weight="normal" officeooo:rsid="03605481" style:font-weight-asian="normal" style:font-weight-complex="normal"/>
    </style:style>
    <style:style style:name="T100" style:family="text">
      <style:text-properties style:use-window-font-color="true" loext:opacity="0%" fo:font-weight="normal" officeooo:rsid="0367c803" style:font-weight-asian="normal" style:font-weight-complex="normal"/>
    </style:style>
    <style:style style:name="T101" style:family="text">
      <style:text-properties style:use-window-font-color="true" loext:opacity="0%" fo:font-weight="normal" officeooo:rsid="0369016e" style:font-weight-asian="normal" style:font-weight-complex="normal"/>
    </style:style>
    <style:style style:name="T102" style:family="text">
      <style:text-properties style:use-window-font-color="true" loext:opacity="0%" fo:font-weight="normal" officeooo:rsid="036a9941" style:font-weight-asian="normal" style:font-weight-complex="normal"/>
    </style:style>
    <style:style style:name="T103" style:family="text">
      <style:text-properties style:use-window-font-color="true" loext:opacity="0%" fo:font-weight="normal" officeooo:rsid="036c8509" style:font-weight-asian="normal" style:font-weight-complex="normal"/>
    </style:style>
    <style:style style:name="T104" style:family="text">
      <style:text-properties style:use-window-font-color="true" loext:opacity="0%" fo:font-weight="normal" officeooo:rsid="036e2cbe" style:font-weight-asian="normal" style:font-weight-complex="normal"/>
    </style:style>
    <style:style style:name="T105" style:family="text">
      <style:text-properties style:use-window-font-color="true" loext:opacity="0%" fo:font-weight="normal" officeooo:rsid="036ea22f" style:font-weight-asian="normal" style:font-weight-complex="normal"/>
    </style:style>
    <style:style style:name="T106" style:family="text">
      <style:text-properties style:use-window-font-color="true" loext:opacity="0%" fo:font-weight="normal" officeooo:rsid="036f1312" style:font-weight-asian="normal" style:font-weight-complex="normal"/>
    </style:style>
    <style:style style:name="T107" style:family="text">
      <style:text-properties style:use-window-font-color="true" loext:opacity="0%" fo:font-weight="normal" officeooo:rsid="0370fb3d" style:font-weight-asian="normal" style:font-weight-complex="normal"/>
    </style:style>
    <style:style style:name="T108" style:family="text">
      <style:text-properties style:use-window-font-color="true" loext:opacity="0%" fo:font-weight="normal" officeooo:rsid="03728774" style:font-weight-asian="normal" style:font-weight-complex="normal"/>
    </style:style>
    <style:style style:name="T109" style:family="text">
      <style:text-properties style:use-window-font-color="true" loext:opacity="0%" fo:font-weight="normal" officeooo:rsid="0379d8ce" style:font-weight-asian="normal" style:font-weight-complex="normal"/>
    </style:style>
    <style:style style:name="T110" style:family="text">
      <style:text-properties style:use-window-font-color="true" loext:opacity="0%" fo:font-weight="normal" officeooo:rsid="037c02c9" style:font-weight-asian="normal" style:font-weight-complex="normal"/>
    </style:style>
    <style:style style:name="T111" style:family="text">
      <style:text-properties style:use-window-font-color="true" loext:opacity="0%" fo:font-weight="normal" officeooo:rsid="0385155e" style:font-weight-asian="normal" style:font-weight-complex="normal"/>
    </style:style>
    <style:style style:name="T112" style:family="text">
      <style:text-properties style:use-window-font-color="true" loext:opacity="0%" fo:font-weight="normal" officeooo:rsid="0389b250" style:font-weight-asian="normal" style:font-weight-complex="normal"/>
    </style:style>
    <style:style style:name="T113" style:family="text">
      <style:text-properties style:use-window-font-color="true" loext:opacity="0%" fo:font-weight="normal" officeooo:rsid="038aa329" style:font-weight-asian="normal" style:font-weight-complex="normal"/>
    </style:style>
    <style:style style:name="T114" style:family="text">
      <style:text-properties style:use-window-font-color="true" loext:opacity="0%" fo:font-weight="normal" officeooo:rsid="038b05f6" style:font-weight-asian="normal" style:font-weight-complex="normal"/>
    </style:style>
    <style:style style:name="T115" style:family="text">
      <style:text-properties style:use-window-font-color="true" loext:opacity="0%" fo:font-weight="normal" officeooo:rsid="038e53e8" style:font-weight-asian="normal" style:font-weight-complex="normal"/>
    </style:style>
    <style:style style:name="T116" style:family="text">
      <style:text-properties style:use-window-font-color="true" loext:opacity="0%" fo:font-weight="normal" officeooo:rsid="0412fd8f" style:font-weight-asian="normal" style:font-weight-complex="normal"/>
    </style:style>
    <style:style style:name="T117" style:family="text">
      <style:text-properties style:use-window-font-color="true" loext:opacity="0%" fo:font-weight="normal" officeooo:rsid="04439438" style:font-weight-asian="normal" style:font-weight-complex="normal"/>
    </style:style>
    <style:style style:name="T118" style:family="text">
      <style:text-properties style:use-window-font-color="true" loext:opacity="0%" fo:font-weight="normal" officeooo:rsid="04444d0c" style:font-weight-asian="normal" style:font-weight-complex="normal"/>
    </style:style>
    <style:style style:name="T119" style:family="text">
      <style:text-properties style:use-window-font-color="true" loext:opacity="0%" fo:font-weight="normal" officeooo:rsid="04445991" style:font-weight-asian="normal" style:font-weight-complex="normal"/>
    </style:style>
    <style:style style:name="T120" style:family="text">
      <style:text-properties style:use-window-font-color="true" loext:opacity="0%" fo:font-weight="normal" officeooo:rsid="04513195" style:font-weight-asian="normal" style:font-weight-complex="normal"/>
    </style:style>
    <style:style style:name="T121" style:family="text">
      <style:text-properties style:use-window-font-color="true" loext:opacity="0%" fo:font-weight="normal" officeooo:rsid="046bd6ef" style:font-weight-asian="normal" style:font-weight-complex="normal"/>
    </style:style>
    <style:style style:name="T122" style:family="text">
      <style:text-properties style:use-window-font-color="true" loext:opacity="0%" fo:font-weight="normal" officeooo:rsid="04d57dbe" style:font-weight-asian="normal" style:font-weight-complex="normal"/>
    </style:style>
    <style:style style:name="T123" style:family="text">
      <style:text-properties style:use-window-font-color="true" loext:opacity="0%" fo:font-weight="normal" officeooo:rsid="045ca8ff" style:font-weight-asian="normal" style:font-weight-complex="normal"/>
    </style:style>
    <style:style style:name="T124" style:family="text">
      <style:text-properties style:use-window-font-color="true" loext:opacity="0%" fo:font-weight="normal" officeooo:rsid="04aeb2b1" style:font-weight-asian="normal" style:font-weight-complex="normal"/>
    </style:style>
    <style:style style:name="T125" style:family="text">
      <style:text-properties style:use-window-font-color="true" loext:opacity="0%" fo:font-style="normal" fo:font-weight="bold" officeooo:rsid="017fb612" style:font-style-asian="normal" style:font-weight-asian="bold" style:font-style-complex="normal" style:font-weight-complex="bold"/>
    </style:style>
    <style:style style:name="T126" style:family="text">
      <style:text-properties style:use-window-font-color="true" loext:opacity="0%" fo:font-style="normal" fo:font-weight="bold" officeooo:rsid="01d2d580" style:font-style-asian="normal" style:font-weight-asian="bold" style:font-style-complex="normal" style:font-weight-complex="bold"/>
    </style:style>
    <style:style style:name="T127" style:family="text">
      <style:text-properties style:use-window-font-color="true" loext:opacity="0%" fo:font-style="normal" fo:font-weight="normal" officeooo:rsid="017fb612" style:font-style-asian="normal" style:font-weight-asian="normal" style:font-style-complex="normal" style:font-weight-complex="normal"/>
    </style:style>
    <style:style style:name="T128" style:family="text">
      <style:text-properties style:use-window-font-color="true" loext:opacity="0%" fo:font-style="normal" fo:font-weight="normal" officeooo:rsid="019278a6" style:font-style-asian="normal" style:font-weight-asian="normal" style:font-style-complex="normal" style:font-weight-complex="normal"/>
    </style:style>
    <style:style style:name="T129" style:family="text">
      <style:text-properties style:use-window-font-color="true" loext:opacity="0%" fo:font-style="normal" fo:font-weight="normal" officeooo:rsid="019fcf50" style:font-style-asian="normal" style:font-weight-asian="normal" style:font-style-complex="normal" style:font-weight-complex="normal"/>
    </style:style>
    <style:style style:name="T130" style:family="text">
      <style:text-properties style:use-window-font-color="true" loext:opacity="0%" fo:font-style="normal" fo:font-weight="normal" officeooo:rsid="0337fb71" style:font-style-asian="normal" style:font-weight-asian="normal" style:font-style-complex="normal" style:font-weight-complex="normal"/>
    </style:style>
    <style:style style:name="T131" style:family="text">
      <style:text-properties style:use-window-font-color="true" loext:opacity="0%" fo:font-style="normal" fo:font-weight="normal" officeooo:rsid="033c68ea" style:font-style-asian="normal" style:font-weight-asian="normal" style:font-style-complex="normal" style:font-weight-complex="normal"/>
    </style:style>
    <style:style style:name="T132" style:family="text">
      <style:text-properties style:use-window-font-color="true" loext:opacity="0%" fo:font-style="normal" fo:font-weight="normal" officeooo:rsid="033e5b4e" style:font-style-asian="normal" style:font-weight-asian="normal" style:font-style-complex="normal" style:font-weight-complex="normal"/>
    </style:style>
    <style:style style:name="T133" style:family="text">
      <style:text-properties style:use-window-font-color="true" loext:opacity="0%" fo:font-style="normal" fo:font-weight="normal" officeooo:rsid="033f8222" style:font-style-asian="normal" style:font-weight-asian="normal" style:font-style-complex="normal" style:font-weight-complex="normal"/>
    </style:style>
    <style:style style:name="T134" style:family="text">
      <style:text-properties style:use-window-font-color="true" loext:opacity="0%" fo:font-style="normal" fo:font-weight="normal" officeooo:rsid="0345bbf2" style:font-style-asian="normal" style:font-weight-asian="normal" style:font-style-complex="normal" style:font-weight-complex="normal"/>
    </style:style>
    <style:style style:name="T135" style:family="text">
      <style:text-properties style:use-window-font-color="true" loext:opacity="0%" fo:font-style="normal" fo:font-weight="normal" officeooo:rsid="03471ee7" style:font-style-asian="normal" style:font-weight-asian="normal" style:font-style-complex="normal" style:font-weight-complex="normal"/>
    </style:style>
    <style:style style:name="T136" style:family="text">
      <style:text-properties style:use-window-font-color="true" loext:opacity="0%" fo:font-style="normal" fo:font-weight="normal" officeooo:rsid="03957e55" style:font-style-asian="normal" style:font-weight-asian="normal" style:font-style-complex="normal" style:font-weight-complex="normal"/>
    </style:style>
    <style:style style:name="T137" style:family="text">
      <style:text-properties style:use-window-font-color="true" loext:opacity="0%" fo:font-style="normal" fo:font-weight="normal" officeooo:rsid="039902f8" style:font-style-asian="normal" style:font-weight-asian="normal" style:font-style-complex="normal" style:font-weight-complex="normal"/>
    </style:style>
    <style:style style:name="T138" style:family="text">
      <style:text-properties style:use-window-font-color="true" loext:opacity="0%" fo:font-style="normal" fo:font-weight="normal" officeooo:rsid="039b5c8d" style:font-style-asian="normal" style:font-weight-asian="normal" style:font-style-complex="normal" style:font-weight-complex="normal"/>
    </style:style>
    <style:style style:name="T139" style:family="text">
      <style:text-properties style:use-window-font-color="true" loext:opacity="0%" fo:font-style="normal" fo:font-weight="normal" officeooo:rsid="04005a95" style:font-style-asian="normal" style:font-weight-asian="normal" style:font-style-complex="normal" style:font-weight-complex="normal"/>
    </style:style>
    <style:style style:name="T140" style:family="text">
      <style:text-properties style:use-window-font-color="true" loext:opacity="0%" fo:font-style="normal" fo:font-weight="normal" officeooo:rsid="043f802d" style:font-style-asian="normal" style:font-weight-asian="normal" style:font-style-complex="normal" style:font-weight-complex="normal"/>
    </style:style>
    <style:style style:name="T141" style:family="text">
      <style:text-properties style:use-window-font-color="true" loext:opacity="0%" fo:font-style="normal" fo:font-weight="normal" officeooo:rsid="04bac25e" style:font-style-asian="normal" style:font-weight-asian="normal" style:font-style-complex="normal" style:font-weight-complex="normal"/>
    </style:style>
    <style:style style:name="T142" style:family="text">
      <style:text-properties style:use-window-font-color="true" loext:opacity="0%" fo:font-style="normal" fo:font-weight="normal" officeooo:rsid="04c3e1d8" style:font-style-asian="normal" style:font-weight-asian="normal" style:font-style-complex="normal" style:font-weight-complex="normal"/>
    </style:style>
    <style:style style:name="T143" style:family="text">
      <style:text-properties style:use-window-font-color="true" loext:opacity="0%" fo:font-style="normal" fo:font-weight="normal" officeooo:rsid="029cdd53" style:font-style-asian="normal" style:font-weight-asian="normal" style:font-style-complex="normal" style:font-weight-complex="normal"/>
    </style:style>
    <style:style style:name="T144" style:family="text">
      <style:text-properties style:use-window-font-color="true" loext:opacity="0%" fo:font-style="normal" fo:font-weight="normal" officeooo:rsid="02bb4666" style:font-style-asian="normal" style:font-weight-asian="normal" style:font-style-complex="normal" style:font-weight-complex="normal"/>
    </style:style>
    <style:style style:name="T145" style:family="text">
      <style:text-properties style:use-window-font-color="true" loext:opacity="0%" fo:font-style="normal" fo:font-weight="normal" officeooo:rsid="020db802" style:font-style-asian="normal" style:font-weight-asian="normal" style:font-style-complex="normal" style:font-weight-complex="normal"/>
    </style:style>
    <style:style style:name="T146" style:family="text">
      <style:text-properties style:use-window-font-color="true" loext:opacity="0%" fo:font-style="normal" fo:font-weight="normal" officeooo:rsid="04e8e81e" style:font-style-asian="normal" style:font-weight-asian="normal" style:font-style-complex="normal" style:font-weight-complex="normal"/>
    </style:style>
    <style:style style:name="T147" style:family="text">
      <style:text-properties style:use-window-font-color="true" loext:opacity="0%" fo:font-style="normal" fo:font-weight="normal" officeooo:rsid="04ea2160" style:font-style-asian="normal" style:font-weight-asian="normal" style:font-style-complex="normal" style:font-weight-complex="normal"/>
    </style:style>
    <style:style style:name="T148" style:family="text">
      <style:text-properties style:use-window-font-color="true" loext:opacity="0%" fo:font-style="normal" fo:font-weight="normal" officeooo:rsid="04eaff98" style:font-style-asian="normal" style:font-weight-asian="normal" style:font-style-complex="normal" style:font-weight-complex="normal"/>
    </style:style>
    <style:style style:name="T149" style:family="text">
      <style:text-properties style:use-window-font-color="true" loext:opacity="0%" fo:font-style="normal" fo:font-weight="normal" officeooo:rsid="04ed8aa1" style:font-style-asian="normal" style:font-weight-asian="normal" style:font-style-complex="normal" style:font-weight-complex="normal"/>
    </style:style>
    <style:style style:name="T150" style:family="text">
      <style:text-properties style:use-window-font-color="true" loext:opacity="0%" officeooo:rsid="028e8ebd"/>
    </style:style>
    <style:style style:name="T151" style:family="text">
      <style:text-properties style:use-window-font-color="true" loext:opacity="0%" officeooo:rsid="028fd146"/>
    </style:style>
    <style:style style:name="T152" style:family="text">
      <style:text-properties style:use-window-font-color="true" loext:opacity="0%" officeooo:rsid="0291556d"/>
    </style:style>
    <style:style style:name="T153" style:family="text">
      <style:text-properties style:use-window-font-color="true" loext:opacity="0%" officeooo:rsid="02e91b14"/>
    </style:style>
    <style:style style:name="T154" style:family="text">
      <style:text-properties style:use-window-font-color="true" loext:opacity="0%" fo:font-style="italic" fo:font-weight="bold" officeooo:rsid="0337fb71" style:font-name-asian="Microsoft YaHei" style:font-style-asian="italic" style:font-weight-asian="bold" style:font-name-complex="Lucida Sans" style:font-style-complex="italic" style:font-weight-complex="bold"/>
    </style:style>
    <style:style style:name="T155" style:family="text">
      <style:text-properties style:use-window-font-color="true" loext:opacity="0%" fo:font-style="italic" fo:font-weight="bold" officeooo:rsid="033927bd" style:font-name-asian="Microsoft YaHei" style:font-style-asian="italic" style:font-weight-asian="bold" style:font-name-complex="Lucida Sans" style:font-style-complex="italic" style:font-weight-complex="bold"/>
    </style:style>
    <style:style style:name="T156" style:family="text">
      <style:text-properties style:use-window-font-color="true" loext:opacity="0%" fo:font-style="italic" fo:font-weight="bold" officeooo:rsid="033b15a7" style:font-name-asian="Microsoft YaHei" style:font-style-asian="italic" style:font-weight-asian="bold" style:font-name-complex="Lucida Sans" style:font-style-complex="italic" style:font-weight-complex="bold"/>
    </style:style>
    <style:style style:name="T157" style:family="text">
      <style:text-properties style:use-window-font-color="true" loext:opacity="0%" fo:font-style="italic" fo:font-weight="bold" officeooo:rsid="035e082f" style:font-name-asian="Microsoft YaHei" style:font-style-asian="italic" style:font-weight-asian="bold" style:font-name-complex="Lucida Sans" style:font-style-complex="italic" style:font-weight-complex="bold"/>
    </style:style>
    <style:style style:name="T158" style:family="text">
      <style:text-properties style:use-window-font-color="true" loext:opacity="0%" fo:font-style="italic" fo:font-weight="bold" officeooo:rsid="0365de32" style:font-name-asian="Microsoft YaHei" style:font-style-asian="italic" style:font-weight-asian="bold" style:font-name-complex="Lucida Sans" style:font-style-complex="italic" style:font-weight-complex="bold"/>
    </style:style>
    <style:style style:name="T159" style:family="text">
      <style:text-properties style:use-window-font-color="true" loext:opacity="0%" fo:font-style="italic" fo:font-weight="bold" officeooo:rsid="03792963" style:font-name-asian="Microsoft YaHei" style:font-style-asian="italic" style:font-weight-asian="bold" style:font-name-complex="Lucida Sans" style:font-style-complex="italic" style:font-weight-complex="bold"/>
    </style:style>
    <style:style style:name="T160" style:family="text">
      <style:text-properties style:use-window-font-color="true" loext:opacity="0%" fo:font-style="italic" fo:font-weight="bold" officeooo:rsid="03f5c798" style:font-name-asian="Microsoft YaHei" style:font-style-asian="italic" style:font-weight-asian="bold" style:font-name-complex="Lucida Sans" style:font-style-complex="italic" style:font-weight-complex="bold"/>
    </style:style>
    <style:style style:name="T161" style:family="text">
      <style:text-properties style:use-window-font-color="true" loext:opacity="0%" fo:font-style="italic" fo:font-weight="bold" officeooo:rsid="040b729d" style:font-name-asian="Microsoft YaHei" style:font-style-asian="italic" style:font-weight-asian="bold" style:font-name-complex="Lucida Sans" style:font-style-complex="italic" style:font-weight-complex="bold"/>
    </style:style>
    <style:style style:name="T162" style:family="text">
      <style:text-properties style:use-window-font-color="true" loext:opacity="0%" fo:font-style="italic" fo:font-weight="bold" officeooo:rsid="040c188f" style:font-name-asian="Microsoft YaHei" style:font-style-asian="italic" style:font-weight-asian="bold" style:font-name-complex="Lucida Sans" style:font-style-complex="italic" style:font-weight-complex="bold"/>
    </style:style>
    <style:style style:name="T163" style:family="text">
      <style:text-properties style:use-window-font-color="true" loext:opacity="0%" fo:font-style="italic" fo:font-weight="normal" officeooo:rsid="03521625" style:font-style-asian="italic" style:font-weight-asian="normal" style:font-style-complex="italic" style:font-weight-complex="normal"/>
    </style:style>
    <style:style style:name="T164" style:family="text">
      <style:text-properties style:use-window-font-color="true" loext:opacity="0%" fo:font-style="italic" fo:font-weight="normal" officeooo:rsid="04de5135" style:font-style-asian="italic" style:font-weight-asian="normal" style:font-style-complex="italic" style:font-weight-complex="normal"/>
    </style:style>
    <style:style style:name="T165" style:family="text">
      <style:text-properties style:use-window-font-color="true" loext:opacity="0%" officeooo:rsid="039d30ee"/>
    </style:style>
    <style:style style:name="T166" style:family="text">
      <style:text-properties style:use-window-font-color="true" loext:opacity="0%" officeooo:rsid="04118f28"/>
    </style:style>
    <style:style style:name="T167" style:family="text">
      <style:text-properties style:use-window-font-color="true" loext:opacity="0%" officeooo:rsid="04120018"/>
    </style:style>
    <style:style style:name="T168" style:family="text">
      <style:text-properties style:use-window-font-color="true" loext:opacity="0%" officeooo:rsid="04d3f5b6"/>
    </style:style>
    <style:style style:name="T169" style:family="text">
      <style:text-properties style:font-name="Liberation Sans" fo:font-size="13.3000001907349pt" fo:font-style="italic" fo:font-weight="bol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0" style:family="text">
      <style:text-properties style:font-name="Liberation Sans" fo:font-size="13.3000001907349pt" fo:font-style="italic" fo:font-weight="bold" officeooo:rsid="0191234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1" style:family="text">
      <style:text-properties style:font-name="Liberation Sans" fo:font-size="13.3000001907349pt" fo:font-style="italic" fo:font-weight="bold" officeooo:rsid="01940b7e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2" style:family="text">
      <style:text-properties style:font-name="Liberation Sans" fo:font-size="13.3000001907349pt" fo:font-style="italic" fo:font-weight="bold" officeooo:rsid="03c0dd70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3" style:family="text">
      <style:text-properties style:font-name="Liberation Sans" fo:font-weight="bold" officeooo:rsid="04f58332" style:font-name-asian="Microsoft YaHei" style:font-weight-asian="bold" style:font-name-complex="Lucida Sans" style:font-weight-complex="bold"/>
    </style:style>
    <style:style style:name="T174" style:family="text">
      <style:text-properties style:font-name="Liberation Sans" fo:font-size="14.1000003814697pt" fo:font-weight="bold" officeooo:rsid="04ac5778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75" style:family="text">
      <style:text-properties style:font-name="Liberation Sans" fo:font-size="11.8999996185303pt" fo:font-weight="bold" officeooo:rsid="04ac5778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76" style:family="text">
      <style:text-properties style:text-underline-style="solid" style:text-underline-width="auto" style:text-underline-color="font-color"/>
    </style:style>
    <style:style style:name="T177" style:family="text">
      <style:text-properties officeooo:rsid="017fb612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weight="normal" officeooo:rsid="02d1fcf3" style:font-weight-asian="normal" style:font-weight-complex="normal"/>
    </style:style>
    <style:style style:name="T181" style:family="text">
      <style:text-properties fo:font-weight="normal" officeooo:rsid="02d5f2a6" style:font-weight-asian="normal" style:font-weight-complex="normal"/>
    </style:style>
    <style:style style:name="T182" style:family="text">
      <style:text-properties fo:font-weight="normal" officeooo:rsid="02dd0f06" style:font-weight-asian="normal" style:font-weight-complex="normal"/>
    </style:style>
    <style:style style:name="T183" style:family="text">
      <style:text-properties fo:font-weight="normal" officeooo:rsid="02de94f0" style:font-weight-asian="normal" style:font-weight-complex="normal"/>
    </style:style>
    <style:style style:name="T184" style:family="text">
      <style:text-properties fo:font-weight="normal" officeooo:rsid="02df05e8" style:font-weight-asian="normal" style:font-weight-complex="normal"/>
    </style:style>
    <style:style style:name="T185" style:family="text">
      <style:text-properties fo:font-weight="normal" officeooo:rsid="02e083d4" style:font-weight-asian="normal" style:font-weight-complex="normal"/>
    </style:style>
    <style:style style:name="T186" style:family="text">
      <style:text-properties fo:font-weight="normal" officeooo:rsid="04133c8d" style:font-weight-asian="normal" style:font-weight-complex="normal"/>
    </style:style>
    <style:style style:name="T187" style:family="text">
      <style:text-properties fo:font-weight="normal" officeooo:rsid="04479e38" style:font-weight-asian="normal" style:font-weight-complex="normal"/>
    </style:style>
    <style:style style:name="T188" style:family="text">
      <style:text-properties fo:font-weight="normal" officeooo:rsid="044e5323" style:font-weight-asian="normal" style:font-weight-complex="normal"/>
    </style:style>
    <style:style style:name="T189" style:family="text">
      <style:text-properties fo:font-weight="normal" officeooo:rsid="04513195" style:font-weight-asian="normal" style:font-weight-complex="normal"/>
    </style:style>
    <style:style style:name="T190" style:family="text">
      <style:text-properties fo:font-weight="normal" officeooo:rsid="048fb07c" style:font-weight-asian="normal" style:font-weight-complex="normal"/>
    </style:style>
    <style:style style:name="T191" style:family="text">
      <style:text-properties fo:font-weight="normal" officeooo:rsid="0490e8b7" style:font-weight-asian="normal" style:font-weight-complex="normal"/>
    </style:style>
    <style:style style:name="T192" style:family="text">
      <style:text-properties fo:font-weight="normal" officeooo:rsid="0491eb8e" style:font-weight-asian="normal" style:font-weight-complex="normal"/>
    </style:style>
    <style:style style:name="T193" style:family="text">
      <style:text-properties fo:font-weight="normal" officeooo:rsid="0495db21" style:font-weight-asian="normal" style:font-weight-complex="normal"/>
    </style:style>
    <style:style style:name="T194" style:family="text">
      <style:text-properties fo:font-weight="normal" officeooo:rsid="0498dcd0" style:font-weight-asian="normal" style:font-weight-complex="normal"/>
    </style:style>
    <style:style style:name="T195" style:family="text">
      <style:text-properties fo:font-weight="normal" officeooo:rsid="0499b2ed" style:font-weight-asian="normal" style:font-weight-complex="normal"/>
    </style:style>
    <style:style style:name="T196" style:family="text">
      <style:text-properties fo:font-weight="normal" officeooo:rsid="049b2cf7" style:font-weight-asian="normal" style:font-weight-complex="normal"/>
    </style:style>
    <style:style style:name="T197" style:family="text">
      <style:text-properties fo:font-weight="normal" officeooo:rsid="04a1c11a" style:font-weight-asian="normal" style:font-weight-complex="normal"/>
    </style:style>
    <style:style style:name="T198" style:family="text">
      <style:text-properties fo:font-weight="normal" officeooo:rsid="04a52f77" style:font-weight-asian="normal" style:font-weight-complex="normal"/>
    </style:style>
    <style:style style:name="T199" style:family="text">
      <style:text-properties fo:font-weight="normal" officeooo:rsid="04a6ca63" style:font-weight-asian="normal" style:font-weight-complex="normal"/>
    </style:style>
    <style:style style:name="T200" style:family="text">
      <style:text-properties officeooo:rsid="018b99cd"/>
    </style:style>
    <style:style style:name="T201" style:family="text">
      <style:text-properties officeooo:rsid="019032f0"/>
    </style:style>
    <style:style style:name="T202" style:family="text">
      <style:text-properties officeooo:rsid="01903943"/>
    </style:style>
    <style:style style:name="T203" style:family="text">
      <style:text-properties officeooo:rsid="01a42f73"/>
    </style:style>
    <style:style style:name="T204" style:family="text">
      <style:text-properties officeooo:rsid="01a5ba7f"/>
    </style:style>
    <style:style style:name="T205" style:family="text">
      <style:text-properties fo:font-style="normal" style:font-style-asian="normal" style:font-style-complex="normal"/>
    </style:style>
    <style:style style:name="T206" style:family="text">
      <style:text-properties fo:font-style="normal" officeooo:rsid="043339ba" style:font-style-asian="normal" style:font-style-complex="normal"/>
    </style:style>
    <style:style style:name="T207" style:family="text">
      <style:text-properties fo:font-style="normal" style:text-underline-style="none" fo:font-weight="normal" officeooo:rsid="02ba11b3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1d33dc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bb3f3c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4005a95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1c1753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1aa78a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1c2163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3ffce1c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1d52e9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1e2ad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1d8555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4c3e1d8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4c57e18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4c77cbf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4c7d37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69af35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3f418a6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3f2356e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1edb74b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3e87175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3eb0e70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3f02ecf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3efd472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3f1b510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3edc258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ad9752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2b1f471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2add7d2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2b0bd85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4f62050" style:font-style-asian="normal" style:font-weight-asian="normal" style:font-style-complex="normal" style:font-weight-complex="normal"/>
    </style:style>
    <style:style style:name="T237" style:family="text">
      <style:text-properties officeooo:rsid="01bf42fe"/>
    </style:style>
    <style:style style:name="T238" style:family="text">
      <style:text-properties officeooo:rsid="01c261b8"/>
    </style:style>
    <style:style style:name="T239" style:family="text">
      <style:text-properties officeooo:rsid="01c2d7a2"/>
    </style:style>
    <style:style style:name="T240" style:family="text">
      <style:text-properties officeooo:rsid="01c5cc7b"/>
    </style:style>
    <style:style style:name="T241" style:family="text">
      <style:text-properties officeooo:rsid="01dbc17c"/>
    </style:style>
    <style:style style:name="T242" style:family="text">
      <style:text-properties fo:color="#5983b0" loext:opacity="100%" fo:font-style="normal" officeooo:rsid="01cf2e19" style:font-style-asian="normal" style:font-style-complex="normal"/>
    </style:style>
    <style:style style:name="T243" style:family="text">
      <style:text-properties fo:color="#5983b0" loext:opacity="100%" fo:font-style="normal" fo:font-weight="bold" style:font-style-asian="normal" style:font-weight-asian="bold" style:font-style-complex="normal" style:font-weight-complex="bold"/>
    </style:style>
    <style:style style:name="T244" style:family="text">
      <style:text-properties fo:color="#5983b0" loext:opacity="100%" fo:font-style="normal" fo:font-weight="bold" officeooo:rsid="02253714" style:font-style-asian="normal" style:font-weight-asian="bold" style:font-style-complex="normal" style:font-weight-complex="bold"/>
    </style:style>
    <style:style style:name="T245" style:family="text">
      <style:text-properties fo:color="#5983b0" loext:opacity="100%" fo:font-style="normal" fo:font-weight="bold" officeooo:rsid="01dd031e" style:font-style-asian="normal" style:font-weight-asian="bold" style:font-style-complex="normal" style:font-weight-complex="bold"/>
    </style:style>
    <style:style style:name="T246" style:family="text">
      <style:text-properties fo:color="#5983b0" loext:opacity="100%" fo:font-style="normal" fo:font-weight="bold" officeooo:rsid="02584d2a" style:font-style-asian="normal" style:font-weight-asian="bold" style:font-style-complex="normal" style:font-weight-complex="bold"/>
    </style:style>
    <style:style style:name="T247" style:family="text">
      <style:text-properties fo:color="#5983b0" loext:opacity="100%" fo:font-style="normal" fo:font-weight="bold" officeooo:rsid="01cf2e19" style:font-style-asian="normal" style:font-weight-asian="bold" style:font-style-complex="normal" style:font-weight-complex="bold"/>
    </style:style>
    <style:style style:name="T248" style:family="text">
      <style:text-properties fo:color="#5983b0" loext:opacity="100%" fo:font-style="normal" fo:font-weight="bold" officeooo:rsid="01cff648" style:font-style-asian="normal" style:font-weight-asian="bold" style:font-style-complex="normal" style:font-weight-complex="bold"/>
    </style:style>
    <style:style style:name="T249" style:family="text">
      <style:text-properties fo:color="#5983b0" loext:opacity="100%" fo:font-style="normal" fo:font-weight="bold" officeooo:rsid="01d1bc8d" style:font-style-asian="normal" style:font-weight-asian="bold" style:font-style-complex="normal" style:font-weight-complex="bold"/>
    </style:style>
    <style:style style:name="T250" style:family="text">
      <style:text-properties fo:color="#5983b0" loext:opacity="100%" fo:font-style="normal" fo:font-weight="bold" officeooo:rsid="01d2d580" style:font-style-asian="normal" style:font-weight-asian="bold" style:font-style-complex="normal" style:font-weight-complex="bold"/>
    </style:style>
    <style:style style:name="T251" style:family="text">
      <style:text-properties fo:color="#5983b0" loext:opacity="100%" fo:font-style="normal" fo:font-weight="bold" officeooo:rsid="02535047" style:font-style-asian="normal" style:font-weight-asian="bold" style:font-style-complex="normal" style:font-weight-complex="bold"/>
    </style:style>
    <style:style style:name="T252" style:family="text">
      <style:text-properties fo:color="#5983b0" loext:opacity="100%" fo:font-style="normal" fo:font-weight="bold" officeooo:rsid="02ab8d6a" style:font-style-asian="normal" style:font-weight-asian="bold" style:font-style-complex="normal" style:font-weight-complex="bold"/>
    </style:style>
    <style:style style:name="T253" style:family="text">
      <style:text-properties fo:color="#5983b0" loext:opacity="100%" fo:font-style="normal" fo:font-weight="bold" officeooo:rsid="02931b1c" style:font-style-asian="normal" style:font-weight-asian="bold" style:font-style-complex="normal" style:font-weight-complex="bold"/>
    </style:style>
    <style:style style:name="T254" style:family="text">
      <style:text-properties fo:color="#5983b0" loext:opacity="100%" fo:font-style="normal" fo:font-weight="bold" officeooo:rsid="02aa1bc8" style:font-style-asian="normal" style:font-weight-asian="bold" style:font-style-complex="normal" style:font-weight-complex="bold"/>
    </style:style>
    <style:style style:name="T255" style:family="text">
      <style:text-properties fo:color="#5983b0" loext:opacity="100%" fo:font-style="normal" fo:font-weight="bold" officeooo:rsid="02565338" style:font-style-asian="normal" style:font-weight-asian="bold" style:font-style-complex="normal" style:font-weight-complex="bold"/>
    </style:style>
    <style:style style:name="T256" style:family="text">
      <style:text-properties fo:color="#5983b0" loext:opacity="100%" fo:font-style="normal" fo:font-weight="bold" officeooo:rsid="025c847f" style:font-style-asian="normal" style:font-weight-asian="bold" style:font-style-complex="normal" style:font-weight-complex="bold"/>
    </style:style>
    <style:style style:name="T257" style:family="text">
      <style:text-properties fo:color="#5983b0" loext:opacity="100%" fo:font-style="normal" fo:font-weight="bold" officeooo:rsid="0251f3e8" style:font-style-asian="normal" style:font-weight-asian="bold" style:font-style-complex="normal" style:font-weight-complex="bold"/>
    </style:style>
    <style:style style:name="T258" style:family="text">
      <style:text-properties fo:color="#5983b0" loext:opacity="100%" fo:font-style="normal" fo:font-weight="bold" officeooo:rsid="024ca91d" style:font-style-asian="normal" style:font-weight-asian="bold" style:font-style-complex="normal" style:font-weight-complex="bold"/>
    </style:style>
    <style:style style:name="T259" style:family="text">
      <style:text-properties fo:color="#5983b0" loext:opacity="100%" fo:font-style="normal" fo:font-weight="bold" officeooo:rsid="01fa8078" style:font-style-asian="normal" style:font-weight-asian="bold" style:font-style-complex="normal" style:font-weight-complex="bold"/>
    </style:style>
    <style:style style:name="T260" style:family="text">
      <style:text-properties fo:color="#5983b0" loext:opacity="100%" fo:font-style="normal" fo:font-weight="bold" officeooo:rsid="039ad87c" style:font-style-asian="normal" style:font-weight-asian="bold" style:font-style-complex="normal" style:font-weight-complex="bold"/>
    </style:style>
    <style:style style:name="T261" style:family="text">
      <style:text-properties fo:color="#5983b0" loext:opacity="100%" fo:font-style="normal" fo:font-weight="bold" officeooo:rsid="03aadbd1" style:font-style-asian="normal" style:font-weight-asian="bold" style:font-style-complex="normal" style:font-weight-complex="bold"/>
    </style:style>
    <style:style style:name="T262" style:family="text">
      <style:text-properties fo:color="#5983b0" loext:opacity="100%" fo:font-style="normal" fo:font-weight="bold" officeooo:rsid="03ac1898" style:font-style-asian="normal" style:font-weight-asian="bold" style:font-style-complex="normal" style:font-weight-complex="bold"/>
    </style:style>
    <style:style style:name="T263" style:family="text">
      <style:text-properties fo:color="#5983b0" loext:opacity="100%" fo:font-style="normal" fo:font-weight="bold" officeooo:rsid="04228777" style:font-style-asian="normal" style:font-weight-asian="bold" style:font-style-complex="normal" style:font-weight-complex="bold"/>
    </style:style>
    <style:style style:name="T264" style:family="text">
      <style:text-properties fo:color="#5983b0" loext:opacity="100%" fo:font-style="normal" fo:font-weight="bold" officeooo:rsid="02262b4c" style:font-style-asian="normal" style:font-weight-asian="bold" style:font-style-complex="normal" style:font-weight-complex="bold"/>
    </style:style>
    <style:style style:name="T265" style:family="text">
      <style:text-properties fo:color="#5983b0" loext:opacity="100%" fo:font-style="normal" fo:font-weight="bold" officeooo:rsid="0226405a" style:font-style-asian="normal" style:font-weight-asian="bold" style:font-style-complex="normal" style:font-weight-complex="bold"/>
    </style:style>
    <style:style style:name="T266" style:family="text">
      <style:text-properties fo:color="#5983b0" loext:opacity="100%" fo:font-style="normal" fo:font-weight="bold" officeooo:rsid="04d217c0" style:font-style-asian="normal" style:font-weight-asian="bold" style:font-style-complex="normal" style:font-weight-complex="bold"/>
    </style:style>
    <style:style style:name="T267" style:family="text">
      <style:text-properties fo:color="#5983b0" loext:opacity="100%" fo:font-style="normal" fo:font-weight="bold" officeooo:rsid="04f01945" style:font-style-asian="normal" style:font-weight-asian="bold" style:font-style-complex="normal" style:font-weight-complex="bold"/>
    </style:style>
    <style:style style:name="T268" style:family="text">
      <style:text-properties fo:color="#5983b0" loext:opacity="100%" style:font-name="Liberation Serif" fo:font-size="11pt" fo:font-style="normal" fo:font-weight="bold" officeooo:rsid="02552ddc" style:font-size-asian="11pt" style:font-style-asian="normal" style:font-weight-asian="bold" style:font-size-complex="11pt" style:font-style-complex="normal" style:font-weight-complex="bold"/>
    </style:style>
    <style:style style:name="T269" style:family="text">
      <style:text-properties fo:color="#5983b0" loext:opacity="100%" style:font-name="Liberation Serif" fo:font-size="11pt" fo:font-style="normal" fo:font-weight="bold" officeooo:rsid="02584d2a" style:font-size-asian="11pt" style:font-style-asian="normal" style:font-weight-asian="bold" style:font-size-complex="11pt" style:font-style-complex="normal" style:font-weight-complex="bold"/>
    </style:style>
    <style:style style:name="T270" style:family="text">
      <style:text-properties fo:color="#5983b0" loext:opacity="100%" style:font-name="Liberation Serif" fo:font-size="11pt" fo:font-style="normal" fo:font-weight="bold" officeooo:rsid="02535047" style:font-size-asian="11pt" style:font-style-asian="normal" style:font-weight-asian="bold" style:font-size-complex="11pt" style:font-style-complex="normal" style:font-weight-complex="bold"/>
    </style:style>
    <style:style style:name="T271" style:family="text">
      <style:text-properties fo:color="#5983b0" loext:opacity="100%" style:font-name="Liberation Serif" fo:font-size="11pt" fo:font-style="normal" fo:font-weight="bold" officeooo:rsid="02ab8d6a" style:font-size-asian="11pt" style:font-style-asian="normal" style:font-weight-asian="bold" style:font-size-complex="11pt" style:font-style-complex="normal" style:font-weight-complex="bold"/>
    </style:style>
    <style:style style:name="T272" style:family="text">
      <style:text-properties fo:color="#5983b0" loext:opacity="100%" style:font-name="Liberation Serif" fo:font-size="11pt" fo:font-style="normal" fo:font-weight="bold" officeooo:rsid="02262b4c" style:font-size-asian="11pt" style:font-style-asian="normal" style:font-weight-asian="bold" style:font-size-complex="11pt" style:font-style-complex="normal" style:font-weight-complex="bold"/>
    </style:style>
    <style:style style:name="T273" style:family="text">
      <style:text-properties fo:color="#5983b0" loext:opacity="100%" style:font-name="Liberation Serif" fo:font-size="11pt" fo:font-style="normal" fo:font-weight="bold" officeooo:rsid="0226405a" style:font-size-asian="11pt" style:font-style-asian="normal" style:font-weight-asian="bold" style:font-size-complex="11pt" style:font-style-complex="normal" style:font-weight-complex="bold"/>
    </style:style>
    <style:style style:name="T274" style:family="text">
      <style:text-properties fo:color="#5983b0" loext:opacity="100%" style:font-name="Liberation Serif" fo:font-size="11pt" fo:font-style="normal" fo:font-weight="bold" officeooo:rsid="0291fa97" style:font-size-asian="11pt" style:font-style-asian="normal" style:font-weight-asian="bold" style:font-size-complex="11pt" style:font-style-complex="normal" style:font-weight-complex="bold"/>
    </style:style>
    <style:style style:name="T275" style:family="text">
      <style:text-properties fo:color="#5983b0" loext:opacity="100%" style:font-name="Liberation Serif" fo:font-size="11pt" fo:font-style="normal" fo:font-weight="bold" officeooo:rsid="025c847f" style:font-size-asian="11pt" style:font-style-asian="normal" style:font-weight-asian="bold" style:font-size-complex="11pt" style:font-style-complex="normal" style:font-weight-complex="bold"/>
    </style:style>
    <style:style style:name="T276" style:family="text">
      <style:text-properties fo:color="#5983b0" loext:opacity="100%" style:font-name="Liberation Serif" fo:font-size="11pt" fo:font-style="normal" fo:font-weight="bold" officeooo:rsid="02aa1bc8" style:font-size-asian="11pt" style:font-style-asian="normal" style:font-weight-asian="bold" style:font-size-complex="11pt" style:font-style-complex="normal" style:font-weight-complex="bold"/>
    </style:style>
    <style:style style:name="T277" style:family="text">
      <style:text-properties fo:color="#5983b0" loext:opacity="100%" style:font-name="Liberation Serif" fo:font-size="11pt" fo:font-style="normal" fo:font-weight="bold" officeooo:rsid="02754fc6" style:font-size-asian="11pt" style:font-style-asian="normal" style:font-weight-asian="bold" style:font-size-complex="11pt" style:font-style-complex="normal" style:font-weight-complex="bold"/>
    </style:style>
    <style:style style:name="T278" style:family="text">
      <style:text-properties fo:color="#5983b0" loext:opacity="100%" style:font-name="Liberation Serif" fo:font-size="11pt" fo:font-style="normal" fo:font-weight="bold" officeooo:rsid="01fa8078" style:font-size-asian="11pt" style:font-style-asian="normal" style:font-weight-asian="bold" style:font-size-complex="11pt" style:font-style-complex="normal" style:font-weight-complex="bold"/>
    </style:style>
    <style:style style:name="T279" style:family="text">
      <style:text-properties fo:color="#5983b0" loext:opacity="100%" style:font-name="Liberation Serif" fo:font-size="11pt" fo:font-style="normal" fo:font-weight="bold" officeooo:rsid="039468cb" style:font-size-asian="11pt" style:font-style-asian="normal" style:font-weight-asian="bold" style:font-size-complex="11pt" style:font-style-complex="normal" style:font-weight-complex="bold"/>
    </style:style>
    <style:style style:name="T280" style:family="text">
      <style:text-properties fo:color="#5983b0" loext:opacity="100%" style:font-name="Liberation Serif" fo:font-size="11pt" fo:font-style="normal" fo:font-weight="bold" officeooo:rsid="039ad87c" style:font-size-asian="11pt" style:font-style-asian="normal" style:font-weight-asian="bold" style:font-size-complex="11pt" style:font-style-complex="normal" style:font-weight-complex="bold"/>
    </style:style>
    <style:style style:name="T281" style:family="text">
      <style:text-properties fo:color="#5983b0" loext:opacity="100%" style:font-name="Liberation Serif" fo:font-size="11pt" fo:font-style="normal" fo:font-weight="bold" officeooo:rsid="03a4fc71" style:font-size-asian="11pt" style:font-style-asian="normal" style:font-weight-asian="bold" style:font-size-complex="11pt" style:font-style-complex="normal" style:font-weight-complex="bold"/>
    </style:style>
    <style:style style:name="T282" style:family="text">
      <style:text-properties fo:color="#5983b0" loext:opacity="100%" style:font-name="Liberation Serif" fo:font-size="11pt" fo:font-style="normal" fo:font-weight="bold" officeooo:rsid="03a681f3" style:font-size-asian="11pt" style:font-style-asian="normal" style:font-weight-asian="bold" style:font-size-complex="11pt" style:font-style-complex="normal" style:font-weight-complex="bold"/>
    </style:style>
    <style:style style:name="T283" style:family="text">
      <style:text-properties fo:color="#5983b0" loext:opacity="100%" style:font-name="Liberation Serif" fo:font-size="11pt" fo:font-style="normal" fo:font-weight="bold" officeooo:rsid="03a7a983" style:font-size-asian="11pt" style:font-style-asian="normal" style:font-weight-asian="bold" style:font-size-complex="11pt" style:font-style-complex="normal" style:font-weight-complex="bold"/>
    </style:style>
    <style:style style:name="T284" style:family="text">
      <style:text-properties fo:color="#5983b0" loext:opacity="100%" style:font-name="Liberation Serif" fo:font-size="11pt" fo:font-style="normal" fo:font-weight="bold" officeooo:rsid="041250e1" style:font-size-asian="11pt" style:font-style-asian="normal" style:font-weight-asian="bold" style:font-size-complex="11pt" style:font-style-complex="normal" style:font-weight-complex="bold"/>
    </style:style>
    <style:style style:name="T285" style:family="text">
      <style:text-properties fo:color="#5983b0" loext:opacity="100%" style:font-name="Liberation Serif" fo:font-size="11pt" fo:font-style="normal" fo:font-weight="bold" officeooo:rsid="04228777" style:font-size-asian="11pt" style:font-style-asian="normal" style:font-weight-asian="bold" style:font-size-complex="11pt" style:font-style-complex="normal" style:font-weight-complex="bold"/>
    </style:style>
    <style:style style:name="T286" style:family="text">
      <style:text-properties fo:color="#5983b0" loext:opacity="100%" style:font-name="Liberation Serif" fo:font-size="11pt" fo:font-style="normal" fo:font-weight="bold" officeooo:rsid="04233773" style:font-size-asian="11pt" style:font-style-asian="normal" style:font-weight-asian="bold" style:font-size-complex="11pt" style:font-style-complex="normal" style:font-weight-complex="bold"/>
    </style:style>
    <style:style style:name="T287" style:family="text">
      <style:text-properties fo:color="#5983b0" loext:opacity="100%" style:font-name="Liberation Serif" fo:font-size="11pt" fo:font-style="normal" fo:font-weight="bold" officeooo:rsid="04de4b78" style:font-size-asian="11pt" style:font-style-asian="normal" style:font-weight-asian="bold" style:font-size-complex="11pt" style:font-style-complex="normal" style:font-weight-complex="bold"/>
    </style:style>
    <style:style style:name="T288" style:family="text">
      <style:text-properties fo:color="#5983b0" loext:opacity="100%" style:font-name="Liberation Serif" fo:font-size="11pt" fo:font-style="normal" fo:font-weight="bold" officeooo:rsid="04f01945" style:font-size-asian="11pt" style:font-style-asian="normal" style:font-weight-asian="bold" style:font-size-complex="11pt" style:font-style-complex="normal" style:font-weight-complex="bold"/>
    </style:style>
    <style:style style:name="T289" style:family="text">
      <style:text-properties fo:color="#5983b0" loext:opacity="100%" fo:font-weight="bold" officeooo:rsid="01cf2e19" style:font-weight-asian="bold" style:font-weight-complex="bold"/>
    </style:style>
    <style:style style:name="T290" style:family="text">
      <style:text-properties fo:color="#5983b0" loext:opacity="100%" fo:font-weight="bold" officeooo:rsid="041250e1" style:font-weight-asian="bold" style:font-weight-complex="bold"/>
    </style:style>
    <style:style style:name="T291" style:family="text">
      <style:text-properties fo:color="#5983b0" loext:opacity="100%" fo:font-weight="bold" officeooo:rsid="04228777" style:font-weight-asian="bold" style:font-weight-complex="bold"/>
    </style:style>
    <style:style style:name="T292" style:family="text">
      <style:text-properties fo:color="#5983b0" loext:opacity="100%" fo:font-weight="bold" officeooo:rsid="04233773" style:font-weight-asian="bold" style:font-weight-complex="bold"/>
    </style:style>
    <style:style style:name="T293" style:family="text">
      <style:text-properties officeooo:rsid="01eaad30"/>
    </style:style>
    <style:style style:name="T294" style:family="text">
      <style:text-properties officeooo:rsid="01f0134a"/>
    </style:style>
    <style:style style:name="T295" style:family="text">
      <style:text-properties officeooo:rsid="01f12463"/>
    </style:style>
    <style:style style:name="T296" style:family="text">
      <style:text-properties officeooo:rsid="01f66a48"/>
    </style:style>
    <style:style style:name="T297" style:family="text">
      <style:text-properties officeooo:rsid="01fcb1ba"/>
    </style:style>
    <style:style style:name="T298" style:family="text">
      <style:text-properties officeooo:rsid="01fe3aba"/>
    </style:style>
    <style:style style:name="T299" style:family="text">
      <style:text-properties officeooo:rsid="02001fea"/>
    </style:style>
    <style:style style:name="T300" style:family="text">
      <style:text-properties officeooo:rsid="020458d7"/>
    </style:style>
    <style:style style:name="T301" style:family="text">
      <style:text-properties officeooo:rsid="02089e2e"/>
    </style:style>
    <style:style style:name="T302" style:family="text">
      <style:text-properties officeooo:rsid="020b20c0"/>
    </style:style>
    <style:style style:name="T303" style:family="text">
      <style:text-properties officeooo:rsid="02192837"/>
    </style:style>
    <style:style style:name="T304" style:family="text">
      <style:text-properties officeooo:rsid="0220d1d6"/>
    </style:style>
    <style:style style:name="T305" style:family="text">
      <style:text-properties officeooo:rsid="0221cca5"/>
    </style:style>
    <style:style style:name="T306" style:family="text">
      <style:text-properties officeooo:rsid="026edadb"/>
    </style:style>
    <style:style style:name="T307" style:family="text">
      <style:text-properties officeooo:rsid="0270d3ef"/>
    </style:style>
    <style:style style:name="T308" style:family="text">
      <style:text-properties officeooo:rsid="0273e0dd"/>
    </style:style>
    <style:style style:name="T309" style:family="text">
      <style:text-properties officeooo:rsid="027447ad"/>
    </style:style>
    <style:style style:name="T310" style:family="text">
      <style:text-properties officeooo:rsid="0275250f"/>
    </style:style>
    <style:style style:name="T311" style:family="text">
      <style:text-properties officeooo:rsid="027a2f58"/>
    </style:style>
    <style:style style:name="T312" style:family="text">
      <style:text-properties officeooo:rsid="027c5ab0"/>
    </style:style>
    <style:style style:name="T313" style:family="text">
      <style:text-properties officeooo:rsid="028b857f"/>
    </style:style>
    <style:style style:name="T314" style:family="text">
      <style:text-properties officeooo:rsid="028c87f5"/>
    </style:style>
    <style:style style:name="T315" style:family="text">
      <style:text-properties officeooo:rsid="028c95ee"/>
    </style:style>
    <style:style style:name="T316" style:family="text">
      <style:text-properties officeooo:rsid="028e492e"/>
    </style:style>
    <style:style style:name="T317" style:family="text">
      <style:text-properties officeooo:rsid="0294fb90"/>
    </style:style>
    <style:style style:name="T318" style:family="text">
      <style:text-properties officeooo:rsid="02969790"/>
    </style:style>
    <style:style style:name="T319" style:family="text">
      <style:text-properties officeooo:rsid="02984ba7"/>
    </style:style>
    <style:style style:name="T320" style:family="text">
      <style:text-properties officeooo:rsid="029b3cb9"/>
    </style:style>
    <style:style style:name="T321" style:family="text">
      <style:text-properties officeooo:rsid="02a696db"/>
    </style:style>
    <style:style style:name="T322" style:family="text">
      <style:text-properties officeooo:rsid="02a77839"/>
    </style:style>
    <style:style style:name="T323" style:family="text">
      <style:text-properties officeooo:rsid="02a9508d"/>
    </style:style>
    <style:style style:name="T324" style:family="text">
      <style:text-properties officeooo:rsid="02ba11b3"/>
    </style:style>
    <style:style style:name="T325" style:family="text">
      <style:text-properties officeooo:rsid="02bf5568"/>
    </style:style>
    <style:style style:name="T326" style:family="text">
      <style:text-properties officeooo:rsid="02c7c6e5"/>
    </style:style>
    <style:style style:name="T327" style:family="text">
      <style:text-properties officeooo:rsid="02c987cf"/>
    </style:style>
    <style:style style:name="T328" style:family="text">
      <style:text-properties officeooo:rsid="02d981cd"/>
    </style:style>
    <style:style style:name="T329" style:family="text">
      <style:text-properties officeooo:rsid="02dab7c2"/>
    </style:style>
    <style:style style:name="T330" style:family="text">
      <style:text-properties officeooo:rsid="02e91b14"/>
    </style:style>
    <style:style style:name="T331" style:family="text">
      <style:text-properties officeooo:rsid="02f25816"/>
    </style:style>
    <style:style style:name="T332" style:family="text">
      <style:text-properties officeooo:rsid="02f3cde6"/>
    </style:style>
    <style:style style:name="T333" style:family="text">
      <style:text-properties officeooo:rsid="02fbb0e5"/>
    </style:style>
    <style:style style:name="T334" style:family="text">
      <style:text-properties officeooo:rsid="02fc49b0"/>
    </style:style>
    <style:style style:name="T335" style:family="text">
      <style:text-properties officeooo:rsid="030595d5"/>
    </style:style>
    <style:style style:name="T336" style:family="text">
      <style:text-properties officeooo:rsid="0317d89d"/>
    </style:style>
    <style:style style:name="T337" style:family="text">
      <style:text-properties officeooo:rsid="03192a8f"/>
    </style:style>
    <style:style style:name="T338" style:family="text">
      <style:text-properties officeooo:rsid="03195089"/>
    </style:style>
    <style:style style:name="T339" style:family="text">
      <style:text-properties officeooo:rsid="031c39e7"/>
    </style:style>
    <style:style style:name="T340" style:family="text">
      <style:text-properties officeooo:rsid="031fbe9f"/>
    </style:style>
    <style:style style:name="T341" style:family="text">
      <style:text-properties officeooo:rsid="0321b290"/>
    </style:style>
    <style:style style:name="T342" style:family="text">
      <style:text-properties officeooo:rsid="032db89b"/>
    </style:style>
    <style:style style:name="T343" style:family="text">
      <style:text-properties officeooo:rsid="03338d0a"/>
    </style:style>
    <style:style style:name="T344" style:family="text">
      <style:text-properties officeooo:rsid="03487636"/>
    </style:style>
    <style:style style:name="T345" style:family="text">
      <style:text-properties officeooo:rsid="034abb4e"/>
    </style:style>
    <style:style style:name="T346" style:family="text">
      <style:text-properties officeooo:rsid="034e6df3"/>
    </style:style>
    <style:style style:name="T347" style:family="text">
      <style:text-properties officeooo:rsid="035d56db"/>
    </style:style>
    <style:style style:name="T348" style:family="text">
      <style:text-properties officeooo:rsid="03637a59"/>
    </style:style>
    <style:style style:name="T349" style:family="text">
      <style:text-properties officeooo:rsid="0365de32"/>
    </style:style>
    <style:style style:name="T350" style:family="text">
      <style:text-properties officeooo:rsid="0370fb3d"/>
    </style:style>
    <style:style style:name="T351" style:family="text">
      <style:text-properties officeooo:rsid="0374fbcb"/>
    </style:style>
    <style:style style:name="T352" style:family="text">
      <style:text-properties officeooo:rsid="03764116"/>
    </style:style>
    <style:style style:name="T353" style:family="text">
      <style:text-properties officeooo:rsid="03783a90"/>
    </style:style>
    <style:style style:name="T354" style:family="text">
      <style:text-properties officeooo:rsid="03792963"/>
    </style:style>
    <style:style style:name="T355" style:family="text">
      <style:text-properties officeooo:rsid="03876151"/>
    </style:style>
    <style:style style:name="T356" style:family="text">
      <style:text-properties officeooo:rsid="0387efd3"/>
    </style:style>
    <style:style style:name="T357" style:family="text">
      <style:text-properties officeooo:rsid="0389afdb"/>
    </style:style>
    <style:style style:name="T358" style:family="text">
      <style:text-properties officeooo:rsid="038eec9f"/>
    </style:style>
    <style:style style:name="T359" style:family="text">
      <style:text-properties officeooo:rsid="03978526"/>
    </style:style>
    <style:style style:name="T360" style:family="text">
      <style:text-properties officeooo:rsid="039d83c3"/>
    </style:style>
    <style:style style:name="T361" style:family="text">
      <style:text-properties officeooo:rsid="039ef989"/>
    </style:style>
    <style:style style:name="T362" style:family="text">
      <style:text-properties officeooo:rsid="03a149c1"/>
    </style:style>
    <style:style style:name="T363" style:family="text">
      <style:text-properties officeooo:rsid="03ade32e"/>
    </style:style>
    <style:style style:name="T364" style:family="text">
      <style:text-properties officeooo:rsid="03af9621"/>
    </style:style>
    <style:style style:name="T365" style:family="text">
      <style:text-properties officeooo:rsid="03afa98f"/>
    </style:style>
    <style:style style:name="T366" style:family="text">
      <style:text-properties officeooo:rsid="03b03aa5"/>
    </style:style>
    <style:style style:name="T367" style:family="text">
      <style:text-properties officeooo:rsid="03b1d95b"/>
    </style:style>
    <style:style style:name="T368" style:family="text">
      <style:text-properties officeooo:rsid="03b330e6"/>
    </style:style>
    <style:style style:name="T369" style:family="text">
      <style:text-properties officeooo:rsid="03b48eeb"/>
    </style:style>
    <style:style style:name="T370" style:family="text">
      <style:text-properties officeooo:rsid="03babb61"/>
    </style:style>
    <style:style style:name="T371" style:family="text">
      <style:text-properties officeooo:rsid="03d1cb6e"/>
    </style:style>
    <style:style style:name="T372" style:family="text">
      <style:text-properties officeooo:rsid="03d51876"/>
    </style:style>
    <style:style style:name="T373" style:family="text">
      <style:text-properties officeooo:rsid="03f6766c"/>
    </style:style>
    <style:style style:name="T374" style:family="text">
      <style:text-properties officeooo:rsid="03f76f1c"/>
    </style:style>
    <style:style style:name="T375" style:family="text">
      <style:text-properties officeooo:rsid="0404c537"/>
    </style:style>
    <style:style style:name="T376" style:family="text">
      <style:text-properties officeooo:rsid="0406df11"/>
    </style:style>
    <style:style style:name="T377" style:family="text">
      <style:text-properties officeooo:rsid="04089f59"/>
    </style:style>
    <style:style style:name="T378" style:family="text">
      <style:text-properties officeooo:rsid="040a67e6"/>
    </style:style>
    <style:style style:name="T379" style:family="text">
      <style:text-properties officeooo:rsid="040e2d26"/>
    </style:style>
    <style:style style:name="T380" style:family="text">
      <style:text-properties officeooo:rsid="0417c0aa"/>
    </style:style>
    <style:style style:name="T381" style:family="text">
      <style:text-properties officeooo:rsid="041ae73c"/>
    </style:style>
    <style:style style:name="T382" style:family="text">
      <style:text-properties officeooo:rsid="041bd073"/>
    </style:style>
    <style:style style:name="T383" style:family="text">
      <style:text-properties officeooo:rsid="041d8feb"/>
    </style:style>
    <style:style style:name="T384" style:family="text">
      <style:text-properties officeooo:rsid="04211f7b"/>
    </style:style>
    <style:style style:name="T385" style:family="text">
      <style:text-properties officeooo:rsid="0427a357"/>
    </style:style>
    <style:style style:name="T386" style:family="text">
      <style:text-properties officeooo:rsid="043339ba"/>
    </style:style>
    <style:style style:name="T387" style:family="text">
      <style:text-properties officeooo:rsid="02d6e04c"/>
    </style:style>
    <style:style style:name="T388" style:family="text">
      <style:text-properties officeooo:rsid="02dd0f06"/>
    </style:style>
    <style:style style:name="T389" style:family="text">
      <style:text-properties officeooo:rsid="043cad99"/>
    </style:style>
    <style:style style:name="T390" style:family="text">
      <style:text-properties officeooo:rsid="043e66e7"/>
    </style:style>
    <style:style style:name="T391" style:family="text">
      <style:text-properties officeooo:rsid="04439438"/>
    </style:style>
    <style:style style:name="T392" style:family="text">
      <style:text-properties officeooo:rsid="04444d0c"/>
    </style:style>
    <style:style style:name="T393" style:family="text">
      <style:text-properties officeooo:rsid="04445991"/>
    </style:style>
    <style:style style:name="T394" style:family="text">
      <style:text-properties officeooo:rsid="0379d8ce"/>
    </style:style>
    <style:style style:name="T395" style:family="text">
      <style:text-properties officeooo:rsid="02f4e176"/>
    </style:style>
    <style:style style:name="T396" style:family="text">
      <style:text-properties officeooo:rsid="02f8d3d1"/>
    </style:style>
    <style:style style:name="T397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98" style:family="text">
      <style:text-properties style:font-name="Liberation Serif" fo:font-size="11pt" fo:font-weight="normal" officeooo:rsid="02eecc02" style:font-size-asian="11pt" style:font-weight-asian="normal" style:font-size-complex="11pt" style:font-weight-complex="normal"/>
    </style:style>
    <style:style style:name="T399" style:family="text">
      <style:text-properties style:font-name="Liberation Serif" fo:font-size="11pt" fo:font-weight="normal" officeooo:rsid="0333e225" style:font-size-asian="11pt" style:font-weight-asian="normal" style:font-size-complex="11pt" style:font-weight-complex="normal"/>
    </style:style>
    <style:style style:name="T400" style:family="text">
      <style:text-properties style:font-name="Liberation Serif" fo:font-size="11pt" fo:font-weight="normal" officeooo:rsid="045a147a" style:font-size-asian="11pt" style:font-weight-asian="normal" style:font-size-complex="11pt" style:font-weight-complex="normal"/>
    </style:style>
    <style:style style:name="T401" style:family="text">
      <style:text-properties style:font-name="Liberation Serif" fo:font-size="11pt" fo:font-weight="normal" officeooo:rsid="045a60cc" style:font-size-asian="11pt" style:font-weight-asian="normal" style:font-size-complex="11pt" style:font-weight-complex="normal"/>
    </style:style>
    <style:style style:name="T402" style:family="text">
      <style:text-properties style:font-name="Liberation Serif" fo:font-size="11pt" fo:font-weight="normal" officeooo:rsid="04732329" style:font-size-asian="11pt" style:font-weight-asian="normal" style:font-size-complex="11pt" style:font-weight-complex="normal"/>
    </style:style>
    <style:style style:name="T403" style:family="text">
      <style:text-properties style:font-name="Liberation Serif" fo:font-size="11pt" fo:font-weight="normal" officeooo:rsid="049c1c54" style:font-size-asian="11pt" style:font-weight-asian="normal" style:font-size-complex="11pt" style:font-weight-complex="normal"/>
    </style:style>
    <style:style style:name="T404" style:family="text">
      <style:text-properties style:font-name="Liberation Serif" fo:font-size="11pt" fo:font-weight="normal" officeooo:rsid="04ac5778" style:font-size-asian="11pt" style:font-weight-asian="normal" style:font-size-complex="11pt" style:font-weight-complex="normal"/>
    </style:style>
    <style:style style:name="T405" style:family="text">
      <style:text-properties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406" style:family="text">
      <style:text-properties style:font-name="Liberation Serif" fo:font-size="11pt" fo:font-weight="normal" officeooo:rsid="0202aae8" style:font-size-asian="11pt" style:font-weight-asian="normal" style:font-size-complex="11pt" style:font-weight-complex="normal"/>
    </style:style>
    <style:style style:name="T407" style:family="text">
      <style:text-properties style:font-name="Liberation Serif" fo:font-size="11pt" fo:font-weight="normal" officeooo:rsid="0200ab5d" style:font-size-asian="11pt" style:font-weight-asian="normal" style:font-size-complex="11pt" style:font-weight-complex="normal"/>
    </style:style>
    <style:style style:name="T408" style:family="text">
      <style:text-properties style:font-name="Liberation Serif" fo:font-size="11pt" fo:font-weight="normal" officeooo:rsid="019b5ad2" style:font-size-asian="11pt" style:font-weight-asian="normal" style:font-size-complex="11pt" style:font-weight-complex="normal"/>
    </style:style>
    <style:style style:name="T409" style:family="text">
      <style:text-properties style:font-name="Liberation Serif" fo:font-size="11pt" fo:font-style="normal" fo:font-weight="normal" officeooo:rsid="01912346" style:font-size-asian="11pt" style:font-style-asian="normal" style:font-weight-asian="normal" style:font-size-complex="11pt" style:font-style-complex="normal" style:font-weight-complex="normal"/>
    </style:style>
    <style:style style:name="T410" style:family="text">
      <style:text-properties fo:color="#81d41a" loext:opacity="100%"/>
    </style:style>
    <style:style style:name="T411" style:family="text">
      <style:text-properties fo:color="#81d41a" loext:opacity="100%" style:font-name="Liberation Serif" fo:font-size="11pt" fo:font-weight="normal" officeooo:rsid="0458c6d8" style:font-size-asian="11pt" style:font-weight-asian="normal" style:font-size-complex="11pt" style:font-weight-complex="normal"/>
    </style:style>
    <style:style style:name="T412" style:family="text">
      <style:text-properties fo:color="#c9211e" loext:opacity="100%" style:font-name="Liberation Serif" fo:font-size="11pt" fo:font-weight="normal" officeooo:rsid="045f9d07" style:font-name-asian="Microsoft YaHei" style:font-size-asian="11pt" style:font-weight-asian="normal" style:font-name-complex="Lucida Sans" style:font-size-complex="11pt" style:font-weight-complex="normal"/>
    </style:style>
    <style:style style:name="T413" style:family="text">
      <style:text-properties officeooo:rsid="045bad37"/>
    </style:style>
    <style:style style:name="T414" style:family="text">
      <style:text-properties officeooo:rsid="045dd819"/>
    </style:style>
    <style:style style:name="T415" style:family="text">
      <style:text-properties officeooo:rsid="04694fff"/>
    </style:style>
    <style:style style:name="T416" style:family="text">
      <style:text-properties officeooo:rsid="04720982"/>
    </style:style>
    <style:style style:name="T417" style:family="text">
      <style:text-properties officeooo:rsid="04797977"/>
    </style:style>
    <style:style style:name="T418" style:family="text">
      <style:text-properties officeooo:rsid="047b2162"/>
    </style:style>
    <style:style style:name="T419" style:family="text">
      <style:text-properties officeooo:rsid="047cea32"/>
    </style:style>
    <style:style style:name="T420" style:family="text">
      <style:text-properties officeooo:rsid="047e8e52"/>
    </style:style>
    <style:style style:name="T421" style:family="text">
      <style:text-properties officeooo:rsid="04804f8a"/>
    </style:style>
    <style:style style:name="T422" style:family="text">
      <style:text-properties officeooo:rsid="0480b829"/>
    </style:style>
    <style:style style:name="T423" style:family="text">
      <style:text-properties officeooo:rsid="04827e99"/>
    </style:style>
    <style:style style:name="T424" style:family="text">
      <style:text-properties officeooo:rsid="048b491c"/>
    </style:style>
    <style:style style:name="T425" style:family="text">
      <style:text-properties officeooo:rsid="0492984c"/>
    </style:style>
    <style:style style:name="T426" style:family="text">
      <style:text-properties officeooo:rsid="049e14c6"/>
    </style:style>
    <style:style style:name="T427" style:family="text">
      <style:text-properties officeooo:rsid="04a0a127"/>
    </style:style>
    <style:style style:name="T428" style:family="text">
      <style:text-properties officeooo:rsid="04ac5778"/>
    </style:style>
    <style:style style:name="T429" style:family="text">
      <style:text-properties officeooo:rsid="04aeb2b1"/>
    </style:style>
    <style:style style:name="T430" style:family="text">
      <style:text-properties officeooo:rsid="04b29a12"/>
    </style:style>
    <style:style style:name="T431" style:family="text">
      <style:text-properties officeooo:rsid="04b9bea0"/>
    </style:style>
    <style:style style:name="T432" style:family="text">
      <style:text-properties officeooo:rsid="019b5ad2"/>
    </style:style>
    <style:style style:name="T433" style:family="text">
      <style:text-properties officeooo:rsid="04bcb5aa"/>
    </style:style>
    <style:style style:name="T434" style:family="text">
      <style:text-properties officeooo:rsid="04c6ebc3"/>
    </style:style>
    <style:style style:name="T435" style:family="text">
      <style:text-properties officeooo:rsid="029adebc"/>
    </style:style>
    <style:style style:name="T436" style:family="text">
      <style:text-properties officeooo:rsid="04de5135"/>
    </style:style>
    <style:style style:name="T437" style:family="text">
      <style:text-properties officeooo:rsid="04f179cf"/>
    </style:style>
    <style:style style:name="T438" style:family="text">
      <style:text-properties officeooo:rsid="04f2273d"/>
    </style:style>
    <style:style style:name="T439" style:family="text">
      <style:text-properties officeooo:rsid="04f2dc38"/>
    </style:style>
    <style:style style:name="T440" style:family="text">
      <style:text-properties officeooo:rsid="04f453fa"/>
    </style:style>
    <style:style style:name="T441" style:family="text">
      <style:text-properties officeooo:rsid="04f5f6a7"/>
    </style:style>
    <style:style style:name="T442" style:family="text">
      <style:text-properties officeooo:rsid="0202aae8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0.0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4" text:outline-level="1">The <text:span text:style-name="T437">Kiln</text:span></text:h>
      <text:p text:style-name="P1"><text:span text:style-name="T325">A class for Draw Steel </text:span>by GubDM</text:p>
      <text:p text:style-name="P54"><text:span text:style-name="T82">“The </text:span><text:span text:style-name="T83">Kiln</text:span><text:span text:style-name="T82">”</text:span><text:span text:style-name="T81"> is an independent product published under the DRAW STEEL Creator License and is not affiliated with MCDM Productions, LLC. DRAW STEEL © 2024 MCDM Productions, LLC. </text:span></text:p>
      <text:p text:style-name="Horizontal_20_Line"/>
      <text:section text:style-name="Sect1" text:name="Section1">
        <text:h text:style-name="P149" text:outline-level="3">Kiln</text:h>
        <text:p text:style-name="P45"><text:span text:style-name="T437">Kilns</text:span><text:span text:style-name="T419"> are</text:span><text:span text:style-name="T418"> </text:span><text:span text:style-name="T420">magical warriors and </text:span><text:span text:style-name="T421">guardians</text:span><text:span text:style-name="T418"> of the Undermind. </text:span>The roots of the Undermind course not with water, but with <text:span text:style-name="T422">wily, feral souls – s</text:span>ouls that desperately fight to live free, but for naught when you capture them in your wooden talismans. <text:span text:style-name="T423">P</text:span>ower reverberates from a soul when <text:span text:style-name="T438">magic is channeled into its talisman</text:span>, but a soul's most potent power is only expressed when it’<text:span text:style-name="T438">s</text:span> burn<text:span text:style-name="T438">ed</text:span> to cinders.</text:p>
        <text:p text:style-name="P45">Chaos is your home on the battlefield. <text:span text:style-name="T417">Wherever</text:span> the spark of opportunity presents itself, you arrive to stoke the flame. Your talismans empower your allies to devastate your enemies, but should the need arise, you’<text:span text:style-name="T440">re equipped to put</text:span><text:span text:style-name="T439"> them to the pyre yourself.</text:span></text:p>
        <text:h text:style-name="Heading_20_2" text:outline-level="2">Basics</text:h>
        <text:p text:style-name="P136">Starting Characteristics:<text:span text:style-name="T179"> You start with a</text:span><text:span text:style-name="T189">n</text:span><text:span text:style-name="T179"> </text:span><text:span text:style-name="T52">Agility</text:span><text:span text:style-name="T179"> of 2 and a</text:span><text:span text:style-name="T187"> </text:span><text:span text:style-name="T188">Reason</text:span><text:span text:style-name="T179"> of 2, and can choose one of the following arrays for your other characteristics scores:</text:span></text:p>
        <text:list xml:id="list4052944321" text:style-name="L1">
          <text:list-item>
            <text:p text:style-name="P226">2, -1, -1</text:p>
          </text:list-item>
          <text:list-item>
            <text:p text:style-name="P226">1, 1, -1</text:p>
          </text:list-item>
          <text:list-item>
            <text:p text:style-name="P226">1, 0, 0</text:p>
            <text:p text:style-name="P226"/>
          </text:list-item>
        </text:list>
        <table:table table:name="Table1" table:style-name="Table1">
          <table:table-column table:style-name="Table1.A"/>
          <table:table-row table:style-name="TableLine2702321889184">
            <table:table-cell table:style-name="Table1.A1" office:value-type="string">
              <text:p text:style-name="P81"><text:span text:style-name="T178">Potent Characteristic</text:span>: <text:span text:style-name="T120">Reason</text:span></text:p>
            </table:table-cell>
          </table:table-row>
          <table:table-row table:style-name="TableLine2702321894624">
            <table:table-cell table:style-name="Table1.A2" office:value-type="string">
              <text:p text:style-name="P68"><text:span text:style-name="T178">Starting Stamina at 1st Level:</text:span> 18</text:p>
            </table:table-cell>
          </table:table-row>
          <table:table-row table:style-name="TableLine2702321881840">
            <table:table-cell table:style-name="Table1.A2" office:value-type="string">
              <text:p text:style-name="P69"><text:span text:style-name="T178">Stamina Gained at 2nd and Higher Levels:</text:span> 9</text:p>
            </table:table-cell>
          </table:table-row>
          <table:table-row table:style-name="TableLine2702321894080">
            <table:table-cell table:style-name="Table1.A2" office:value-type="string">
              <text:p text:style-name="P69"><text:span text:style-name="T178">Recoveries:</text:span> 10</text:p>
            </table:table-cell>
          </table:table-row>
          <table:table-row table:style-name="TableLine2702321878848">
            <table:table-cell table:style-name="Table1.A2" office:value-type="string">
              <text:p text:style-name="P70"><text:span text:style-name="T178">Skills:</text:span> <text:span text:style-name="T326">Magic and Timescape, plus choose any two skills from the crafting or lore skill groups.</text:span></text:p>
            </table:table-cell>
          </table:table-row>
        </table:table>
        <text:h text:style-name="P169" text:outline-level="4"/>
        <text:h text:style-name="P203" text:outline-level="5"><text:span text:style-name="T173">Kiln</text:span><text:span text:style-name="T327"> Advancement</text:span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2702321882656">
            <table:table-cell table:style-name="Table2.A1" office:value-type="string">
              <text:p text:style-name="P71">Level</text:p>
            </table:table-cell>
            <table:table-cell table:style-name="Table2.A1" office:value-type="string">
              <text:p text:style-name="P71">Features</text:p>
            </table:table-cell>
            <table:table-cell table:style-name="Table2.C1" office:value-type="string">
              <text:p text:style-name="P71">Abilities</text:p>
            </table:table-cell>
          </table:table-row>
          <table:table-row table:style-name="TableLine2702321887280">
            <table:table-cell table:style-name="Table2.A2" office:value-type="string">
              <text:p text:style-name="P72">1<text:span text:style-name="T333">st</text:span></text:p>
            </table:table-cell>
            <table:table-cell table:style-name="Table2.A2" office:value-type="string">
              <text:p text:style-name="P129"><text:span text:style-name="T328">Cadre, </text:span><text:span text:style-name="T395">Spark, </text:span><text:span text:style-name="T428">Cadre</text:span><text:span text:style-name="T395"> Features, </text:span></text:p>
              <text:p text:style-name="P131"><text:span text:style-name="T416">Stoke the Flame</text:span>,</text:p>
              <text:p text:style-name="P130"><text:span text:style-name="T395">Channel, </text:span><text:span text:style-name="T396">Flare, </text:span></text:p>
              <text:p text:style-name="P132"><text:span text:style-name="T441">Kiln</text:span> Abilities</text:p>
            </table:table-cell>
            <table:table-cell table:style-name="Table2.C2" office:value-type="string">
              <text:p text:style-name="P73"><text:span text:style-name="T153">Tools of the Trade</text:span>, 3, 5</text:p>
            </table:table-cell>
          </table:table-row>
          <table:table-row table:style-name="TableLine2702321887824">
            <table:table-cell table:style-name="Table2.A2" office:value-type="string">
              <text:p text:style-name="P75">2nd</text:p>
            </table:table-cell>
            <table:table-cell table:style-name="Table2.A2" office:value-type="string">
              <text:p text:style-name="P128"><text:span text:style-name="T428">Cadre</text:span> Feature, </text:p>
              <text:p text:style-name="P128"><text:span text:style-name="T428">Cadre</text:span> Ability</text:p>
            </table:table-cell>
            <table:table-cell table:style-name="Table2.C2" office:value-type="string">
              <text:p text:style-name="P74"><text:span text:style-name="T153">Tools of the Trade</text:span>, 3, 5, <text:span text:style-name="T334">5 (Flow)</text:span></text:p>
            </table:table-cell>
          </table:table-row>
          <table:table-row table:style-name="TableLine2702321884560">
            <table:table-cell table:style-name="Table2.A2" office:value-type="string">
              <text:p text:style-name="P75">3rd</text:p>
            </table:table-cell>
            <table:table-cell table:style-name="Table2.A2" office:value-type="string">
              <text:p text:style-name="P128"><text:span text:style-name="T428">Cadre</text:span> Feature, </text:p>
              <text:p text:style-name="P127">7-Spark Ability</text:p>
            </table:table-cell>
            <table:table-cell table:style-name="Table2.C2" office:value-type="string">
              <text:p text:style-name="P74"><text:span text:style-name="T153">Tools of the Trade</text:span>, 3, 5, <text:span text:style-name="T334">5 (Flow)</text:span></text:p>
            </table:table-cell>
          </table:table-row>
          <table:table-row table:style-name="TableLine2702321882928">
            <table:table-cell table:style-name="Table2.A2" office:value-type="string">
              <text:p text:style-name="P104">4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  <table:table-row table:style-name="TableLine2702321889728">
            <table:table-cell table:style-name="Table2.A2" office:value-type="string">
              <text:p text:style-name="P104">5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  <table:table-row table:style-name="TableLine2702321890000">
            <table:table-cell table:style-name="Table2.A2" office:value-type="string">
              <text:p text:style-name="P104">6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  <table:table-row table:style-name="TableLine2702321888096">
            <table:table-cell table:style-name="Table2.A2" office:value-type="string">
              <text:p text:style-name="P104">7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  <table:table-row table:style-name="TableLine2702321890272">
            <table:table-cell table:style-name="Table2.A2" office:value-type="string">
              <text:p text:style-name="P104">8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  <table:table-row table:style-name="TableLine2702321884016">
            <table:table-cell table:style-name="Table2.A2" office:value-type="string">
              <text:p text:style-name="P104">9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  <table:table-row table:style-name="TableLine2702321883200">
            <table:table-cell table:style-name="Table2.A2" office:value-type="string">
              <text:p text:style-name="P104">10th</text:p>
            </table:table-cell>
            <table:table-cell table:style-name="Table2.A2" office:value-type="string">
              <text:p text:style-name="P103"/>
            </table:table-cell>
            <table:table-cell table:style-name="Table2.C2" office:value-type="string">
              <text:p text:style-name="P102"><text:span text:style-name="T330">Tools of the Trade</text:span>, 3, 5, <text:span text:style-name="T334">5 (Flow)</text:span></text:p>
            </table:table-cell>
          </table:table-row>
        </table:table>
        <text:p text:style-name="P99"/>
        <text:h text:style-name="P145" text:outline-level="2"/>
        <text:h text:style-name="P146" text:outline-level="2">1st-Level Features</text:h>
        <text:p text:style-name="P55">As a <text:span text:style-name="T55">kiln</text:span>, you gain the following features.</text:p>
        <text:p text:style-name="P97"/>
        <text:h text:style-name="P150" text:outline-level="3"><text:span text:style-name="T328">C</text:span>adre</text:h>
        <text:p text:style-name="P46">Guardians of the Undermind organize themselves into different cadres. <text:span text:style-name="T426">When you flare a talisman, how much of the soul turns to heat? How much turns to smoke? What color is the flame? </text:span><text:span text:style-name="T329">Choose from the following:</text:span></text:p>
        <text:p text:style-name="P21"><text:span text:style-name="T427">Flameweaver</text:span>:<text:span text:style-name="T179"> </text:span><text:span text:style-name="T197">You weave </text:span><text:span text:style-name="T198">through the battlefield from skirmish to skirmish like a thread in the wind. </text:span><text:span text:style-name="T199">Your power guides you to where you are needed most.</text:span></text:p>
        <text:list xml:id="list221125613585914" text:continue-numbering="true" text:style-name="L1">
          <text:list-item>
            <text:p text:style-name="P227"><text:span text:style-name="T387">Y</text:span>ou gain the <text:span text:style-name="T425">Navigate</text:span> <text:span text:style-name="T390">s</text:span>kill</text:p>
          </text:list-item>
        </text:list>
        <text:p text:style-name="P19"><text:span text:style-name="T427">Hexblaze</text:span><text:span text:style-name="T179">: </text:span><text:span text:style-name="T190">You are an eruption, and the battlefield will burn to ash</text:span><text:span text:style-name="T181">. </text:span><text:span text:style-name="T191">The </text:span><text:span text:style-name="T194">explosive </text:span><text:span text:style-name="T191">force of your power shatters any hope of victory for your enemies.</text:span></text:p>
        <text:list xml:id="list221124583906797" text:continue-numbering="true" text:style-name="L1">
          <text:list-item>
            <text:p text:style-name="P228"><text:span text:style-name="T387">Y</text:span><text:span text:style-name="T388">ou gain the </text:span><text:span text:style-name="T389">Endurance</text:span><text:span text:style-name="T388"> </text:span><text:span text:style-name="T390">s</text:span><text:span text:style-name="T388">kill</text:span></text:p>
          </text:list-item>
        </text:list>
        <text:p text:style-name="P20"><text:span text:style-name="T424">Smokewight</text:span><text:span text:style-name="T179">: </text:span><text:span text:style-name="T192">You move like a breeze </text:span><text:span text:style-name="T193">and engulf your enemies</text:span><text:span text:style-name="T192">. You are </text:span><text:span text:style-name="T196">at once </text:span><text:span text:style-name="T192">everywhere </text:span><text:span text:style-name="T195">and nowhere,</text:span><text:span text:style-name="T192"> and n</text:span><text:span text:style-name="T183">o opportunity </text:span><text:span text:style-name="T184">for victory, </text:span><text:span text:style-name="T185">however slight, </text:span><text:span text:style-name="T183">escape</text:span><text:span text:style-name="T185">s</text:span><text:span text:style-name="T183"> your notice.</text:span><text:span text:style-name="T180"> </text:span></text:p>
        <text:list xml:id="list221124909398445" text:continue-numbering="true" text:style-name="L1">
          <text:list-item>
            <text:p text:style-name="P229"><text:span text:style-name="T387">Y</text:span><text:span text:style-name="T182">ou gain the </text:span>Alertness<text:span text:style-name="T182"> </text:span><text:span text:style-name="T390">s</text:span><text:span text:style-name="T182">kill</text:span></text:p>
          </text:list-item>
        </text:list>
        <text:p text:style-name="P98"/>
        <text:h text:style-name="P151" text:outline-level="3">Spark</text:h>
        <text:p text:style-name="P48"><text:span text:style-name="T411">Blah blah</text:span><text:span text:style-name="T398">, granting you a Heroic Resource called </text:span><text:span text:style-name="T402">spark</text:span><text:span text:style-name="T398">.</text:span> </text:p>
        <text:h text:style-name="P173" text:outline-level="4">Spark In Combat</text:h>
        <text:p text:style-name="P49">When combat begins, <text:span text:style-name="T401">gain spark equal to your Victories</text:span>. At the start of each of your turns during combat, you gain <text:span text:style-name="T399">1</text:span><text:span text:style-name="T401">d3</text:span><text:span text:style-name="T399"> </text:span><text:span text:style-name="T401">spark</text:span>. <text:span text:style-name="T401">Additionally, you</text:span><text:span text:style-name="T331"> gain 1 </text:span><text:span text:style-name="T401">spark</text:span><text:span text:style-name="T331"> when you </text:span><text:span text:style-name="T332">use the </text:span><text:span text:style-name="T331">Channel </text:span><text:span text:style-name="T332">feature</text:span><text:span text:style-name="T331">. </text:span>When combat ends, you <text:span text:style-name="T401">lose all of your spark.</text:span></text:p>
        <text:h text:style-name="P173" text:outline-level="4">Spark Outside of Combat</text:h>
        <text:p text:style-name="P50">Though you can’t gain <text:span text:style-name="T400">spark</text:span> outside of combat, you can use your heroic abilities and effects that cost <text:span text:style-name="T400">spark</text:span> without spending it. Whenever you use an ability or effect that costs <text:span text:style-name="T400">spark</text:span> outside of combat, you can’t use that same ability or effect again outside of combat again until you gain at least 1 Victory or finish a Respite. </text:p>
        <text:p text:style-name="P50">If you use an ability that lets you spend unlimited <text:span text:style-name="T403">spark</text:span> on its effect, such as <text:span text:style-name="T410">Black Ash Teleport</text:span>, out of combat, you can use it as if you had spent an amount of <text:span text:style-name="T400">spark</text:span> on it equal to your Victories. </text:p>
        <text:h text:style-name="P154" text:outline-level="3">1st-Level <text:span text:style-name="T174">Cadre</text:span> Features</text:h>
        <text:p text:style-name="P51">Your chosen flow grants you a feature, as shown on the 1st-Level <text:span text:style-name="T404">Cadre</text:span> Features table.</text:p>
        <text:h text:style-name="P204" text:outline-level="5">1st-Level <text:span text:style-name="T175">Cadre</text:span> Features</text:h>
        <table:table table:name="Table3" table:style-name="Table3">
          <table:table-column table:style-name="Table3.A"/>
          <table:table-column table:style-name="Table3.B"/>
          <table:table-row table:style-name="TableLine2702321883472">
            <table:table-cell table:style-name="Table3.A1" office:value-type="string">
              <text:p text:style-name="P22">Cadre</text:p>
            </table:table-cell>
            <table:table-cell table:style-name="Table3.B1" office:value-type="string">
              <text:p text:style-name="P18">Feature</text:p>
            </table:table-cell>
          </table:table-row>
          <table:table-row table:style-name="TableLine2702321893536">
            <table:table-cell table:style-name="Table3.A2" office:value-type="string">
              <text:p text:style-name="P37">Flameweaver</text:p>
            </table:table-cell>
            <table:table-cell table:style-name="Table3.B2" office:value-type="string">
              <text:p text:style-name="P27"><text:s/></text:p>
            </table:table-cell>
          </table:table-row>
          <table:table-row table:style-name="TableLine2702321892176">
            <table:table-cell table:style-name="Table3.A2" office:value-type="string">
              <text:p text:style-name="P38">Hexblaze</text:p>
            </table:table-cell>
            <table:table-cell table:style-name="Table3.B2" office:value-type="string">
              <text:p text:style-name="P26"/>
            </table:table-cell>
          </table:table-row>
          <table:table-row table:style-name="TableLine2702321892448">
            <table:table-cell table:style-name="Table3.A2" office:value-type="string">
              <text:p text:style-name="P28">Smokewight</text:p>
            </table:table-cell>
            <table:table-cell table:style-name="Table3.B2" office:value-type="string">
              <text:p text:style-name="P26"/>
            </table:table-cell>
          </table:table-row>
        </table:table>
        <text:h text:style-name="P174" text:outline-level="4"><text:span text:style-name="T427">Flameweaver</text:span> Feature</text:h>
        <text:p text:style-name="P44">Each turn, <text:span text:style-name="T414">if your roll to gain spark is at least 3, until the end of the round, </text:span><text:span text:style-name="T413">your speed increases by </text:span><text:span text:style-name="T415">the number of un-flared talismans you have remaining</text:span><text:span text:style-name="T413">.</text:span></text:p>
        <text:p text:style-name="P47"><text:span text:style-name="T56">When you use the Channel feature, the target</text:span><text:span text:style-name="T57">s</text:span><text:span text:style-name="T56"> of your next attack are </text:span><text:span text:style-name="T412">A [average]</text:span><text:span text:style-name="T56"> slowed </text:span><text:span text:style-name="T58">(save ends)</text:span><text:span text:style-name="T56">.</text:span></text:p>
        <text:h text:style-name="P175" text:outline-level="4"><text:span text:style-name="T427">Hexblaze</text:span> Feature</text:h>
        <text:p text:style-name="P43">Each turn, <text:span text:style-name="T414">if your roll to gain spark is at least 3, until the end of the round, when you </text:span><text:span text:style-name="T386">force move a creature, the distance of the move is increased by the number of t</text:span><text:span text:style-name="T206">alismans you have flared.</text:span></text:p>
        <text:p text:style-name="P52"><text:span text:style-name="T77">When you use the Channel feature, you </text:span><text:span text:style-name="T78">gain temporary Stamina equal to </text:span><text:span text:style-name="T79">twice </text:span><text:span text:style-name="T78">your Reason </text:span><text:span text:style-name="T79">score</text:span><text:span text:style-name="T78">.</text:span></text:p>
        <text:h text:style-name="P176" text:outline-level="4"><text:span text:style-name="T430">Smokewight</text:span> Feature</text:h>
        <text:p text:style-name="P42">Each turn, <text:span text:style-name="T414">if your roll to gain spark is at least 3, until the end of the round, when you take the Disengage move action, you can shift 1 extra square</text:span>. </text:p>
        <text:p text:style-name="P42"><text:span text:style-name="T413">When you use the Channel feature, your </text:span>next attack deals <text:span text:style-name="T429">one</text:span> ⚡ <text:span text:style-name="T429">extra damage</text:span>.</text:p>
        <text:h text:style-name="P170" text:outline-level="4"/>
        <text:h text:style-name="P155" text:outline-level="3"><text:span text:style-name="T335">T</text:span>riggered Action: <text:span text:style-name="T9">Stoke the Flame</text:span></text:h>
        <text:p text:style-name="P57">As a <text:span text:style-name="T55">kiln</text:span>, you gain the following triggered action:</text:p>
        <table:table table:name="Table4" table:style-name="Table4">
          <table:table-column table:style-name="Table4.A"/>
          <table:table-row table:style-name="TableLine2702321884832">
            <table:table-cell table:style-name="Table4.A1" office:value-type="string">
              <text:h text:style-name="P171" text:outline-level="4">Stoke the Flame</text:h>
            </table:table-cell>
          </table:table-row>
          <table:table-row table:style-name="TableLine2702321894896">
            <table:table-cell table:style-name="Table4.A2" office:value-type="string">
              <text:p text:style-name="P59">As an ally <text:span text:style-name="T88">attacks</text:span>, you <text:span text:style-name="T85">harness</text:span> a bit of <text:span text:style-name="T86">arcane</text:span> energy to <text:span text:style-name="T87">grant them a decisive advantage.</text:span></text:p>
            </table:table-cell>
          </table:table-row>
        </table:table>
        <table:table table:name="Table5" table:style-name="Table5">
          <table:table-column table:style-name="Table5.A"/>
          <table:table-column table:style-name="Table5.B"/>
          <table:table-row table:style-name="TableLine2702321894352">
            <table:table-cell table:style-name="Table5.A1" office:value-type="string">
              <text:p text:style-name="P106"><text:span text:style-name="T178">KW</text:span>: Magic, Ranged</text:p>
            </table:table-cell>
            <table:table-cell table:style-name="Table5.B1" office:value-type="string">
              <text:p text:style-name="P105"><text:span text:style-name="T178">Type</text:span>: Triggered</text:p>
            </table:table-cell>
          </table:table-row>
          <table:table-row table:style-name="TableLine2702321903600">
            <table:table-cell table:style-name="Table5.A2" office:value-type="string">
              <text:p text:style-name="P105"><text:span text:style-name="T178">Distance</text:span>: Ranged 5 or Self</text:p>
            </table:table-cell>
            <table:table-cell table:style-name="Table5.B2" office:value-type="string">
              <text:p text:style-name="P105"><text:span text:style-name="T178">Target</text:span>: You or an ally</text:p>
            </table:table-cell>
          </table:table-row>
        </table:table>
        <table:table table:name="Table6" table:style-name="Table6">
          <table:table-column table:style-name="Table6.A"/>
          <table:table-row table:style-name="TableLine2702321899248">
            <table:table-cell table:style-name="Table6.A1" office:value-type="string">
              <text:p text:style-name="P65"><text:span text:style-name="T178">Trigger</text:span>: <text:span text:style-name="T177">The target </text:span><text:span text:style-name="T121">deals damage to another creature or object.</text:span></text:p>
            </table:table-cell>
          </table:table-row>
          <table:table-row table:style-name="TableLine2702321901696">
            <table:table-cell table:style-name="Table6.A2" office:value-type="string">
              <text:p text:style-name="P64"><text:span text:style-name="T178">Effect</text:span>: The <text:span text:style-name="T122">attack deals </text:span><text:span text:style-name="T124">one</text:span><text:span text:style-name="T123"> ⚡ </text:span><text:span text:style-name="T124">extra damage.</text:span></text:p>
            </table:table-cell>
          </table:table-row>
        </table:table>
        <text:h text:style-name="P156" text:outline-level="3">Kit</text:h>
        <text:p text:style-name="P137">You can use and gain the benefits of a kit.</text:p>
        <text:h text:style-name="P157" text:outline-level="3">Tools of the Trade</text:h>
        <text:p text:style-name="P122">A sword, a spell, all are just tools to achieve the decimation of the opponent on the field, and you are a master craftsman with such tools. Whenever you select or change your kit, you can select an additional <text:span text:style-name="T25">talisman</text:span> kit (See <text:span text:style-name="T80">Talisman</text:span><text:span text:style-name="T176"> Kits</text:span>). <text:span text:style-name="T336">Your </text:span><text:span text:style-name="T25">talisman</text:span><text:span text:style-name="T336"> kit grants you a number of benefits, </text:span><text:span text:style-name="T337">including the Channel and Flare </text:span><text:span text:style-name="T338">abil</text:span><text:span text:style-name="T348">i</text:span><text:span text:style-name="T338">ties</text:span><text:span text:style-name="T337">.</text:span></text:p>
        <text:p text:style-name="P96"/>
        <text:h text:style-name="P158" text:outline-level="3"><text:span text:style-name="T12">Kiln</text:span> Abilities</text:h>
        <text:p text:style-name="P58">You <text:span text:style-name="T339">use your talismans to bolster your</text:span><text:span text:style-name="T13"> allies or yourself depending on the ever-changing situation. </text:span><text:span text:style-name="T26">But you’re not only a mage, you’re also well practiced at dealing in steel.</text:span><text:span text:style-name="T13"> You wield a range of abilities that </text:span><text:span text:style-name="T28">combine your talents to</text:span><text:span text:style-name="T13"> </text:span><text:span text:style-name="T27">eviscerate enemies.</text:span></text:p>
        <text:h text:style-name="P177" text:outline-level="4">Flare Signature Abilities</text:h>
        <text:p text:style-name="P94">Your talisman kit from your Tools of the Trade feature grants you up to three signature abilities. Signature abilities can be used at will.</text:p>
        <text:h text:style-name="P178" text:outline-level="4">Heroic Abilities</text:h>
        <text:p text:style-name="P95">You heroic abilities cover a <text:span text:style-name="T30">variety</text:span> of <text:span text:style-name="T340">spell-bound </text:span>combat tactics <text:span text:style-name="T42">adapted from</text:span><text:span text:style-name="T368"> martial traditions all over Orden </text:span><text:span text:style-name="T369">and beyond</text:span>, <text:span text:style-name="T43">and are all</text:span><text:span text:style-name="T29"> fueled by your</text:span> depth.</text:p>
        <text:h text:style-name="P179" text:outline-level="4">3-<text:span text:style-name="T6">Spark</text:span> Abilities</text:h>
        <text:p text:style-name="P125">Choose one heroic ability from the following options, each of which costs 3 depth to use.</text:p>
        <table:table table:name="Table10" table:style-name="Table10">
          <table:table-column table:style-name="Table10.A"/>
          <table:table-row table:style-name="TableLine2702321896528">
            <table:table-cell table:style-name="Table10.A1" office:value-type="string">
              <text:h text:style-name="P180" text:outline-level="4"><text:span text:style-name="T154">Star</text:span><text:span text:style-name="T155">light </text:span><text:span text:style-name="T156">Stream</text:span><text:span text:style-name="T343"> </text:span><text:span text:style-name="T342">(3 Spark)</text:span></text:h>
            </table:table-cell>
          </table:table-row>
          <table:table-row table:style-name="TableLine2702321902784">
            <table:table-cell table:style-name="Table10.A2" office:value-type="string">
              <text:p text:style-name="P60">You <text:span text:style-name="T89">fade to</text:span> an inco<text:span text:style-name="T344">r</text:span>poreal state and flow like a cloud of stars across the field.</text:p>
            </table:table-cell>
          </table:table-row>
        </table:table>
        <table:table table:name="Table11" table:style-name="Table11">
          <table:table-column table:style-name="Table11.A"/>
          <table:table-column table:style-name="Table11.B"/>
          <table:table-row table:style-name="TableLine2702321897072">
            <table:table-cell table:style-name="Table11.A1" office:value-type="string">
              <text:p text:style-name="P107"><text:span text:style-name="T178">KW</text:span>: Magic</text:p>
            </table:table-cell>
            <table:table-cell table:style-name="Table11.B1" office:value-type="string">
              <text:p text:style-name="P107"><text:span text:style-name="T178">Type</text:span>: <text:span text:style-name="T32">Maneuver</text:span></text:p>
            </table:table-cell>
          </table:table-row>
          <table:table-row table:style-name="TableLine2702321912304">
            <table:table-cell table:style-name="Table11.A2" office:value-type="string">
              <text:p text:style-name="P107"><text:span text:style-name="T178">Distance</text:span>: <text:span text:style-name="T33">Self</text:span></text:p>
            </table:table-cell>
            <table:table-cell table:style-name="Table11.B2" office:value-type="string">
              <text:p text:style-name="P107"><text:span text:style-name="T178">Target</text:span>: <text:span text:style-name="T33">Self</text:span></text:p>
            </table:table-cell>
          </table:table-row>
        </table:table>
        <table:table table:name="Table12" table:style-name="Table12">
          <table:table-column table:style-name="Table12.A"/>
          <table:table-row table:style-name="TableLine2702321907136">
            <table:table-cell table:style-name="Table12.A1" office:value-type="string">
              <text:p text:style-name="P76"><text:span text:style-name="T126">E</text:span><text:span text:style-name="T125">ffect</text:span><text:span text:style-name="T127">: </text:span><text:span text:style-name="T130">You </text:span><text:span text:style-name="T131">can shift up to your speed. You can </text:span><text:span text:style-name="T134">pass</text:span><text:span text:style-name="T131"> through 1 square of solid matter as part of this movement, </text:span><text:span text:style-name="T133">but y</text:span><text:span text:style-name="T131">ou cannot end </text:span><text:span text:style-name="T132">this movement</text:span><text:span text:style-name="T131"> inside solid matter. If you move through a square </text:span><text:span text:style-name="T140">occupied by</text:span><text:span text:style-name="T131"> an ally, that ally gains an edge on the</text:span><text:span text:style-name="T135">ir</text:span><text:span text:style-name="T131"> next resistance roll before the end of the encounter. </text:span></text:p>
            </table:table-cell>
          </table:table-row>
        </table:table>
        <text:p text:style-name="P56"/>
        <table:table table:name="Table13" table:style-name="Table13">
          <table:table-column table:style-name="Table13.A"/>
          <text:soft-page-break/>
          <table:table-row table:style-name="TableLine2702321904960">
            <table:table-cell table:style-name="Table13.A1" office:value-type="string">
              <text:h text:style-name="P181" text:outline-level="4"><text:span text:style-name="T158">Nothing Personal</text:span><text:span text:style-name="T349"> </text:span><text:span text:style-name="T342">(3 Spark)</text:span></text:h>
            </table:table-cell>
          </table:table-row>
          <table:table-row table:style-name="TableLine2702321907952">
            <table:table-cell table:style-name="Table13.A2" office:value-type="string">
              <text:p text:style-name="P5">You <text:span text:style-name="T352">dart from skirmish to skirmish</text:span> leaving <text:span text:style-name="T351">naught but a</text:span><text:span text:style-name="T353">n</text:span> afterimage in your wake.</text:p>
            </table:table-cell>
          </table:table-row>
        </table:table>
        <table:table table:name="Table14" table:style-name="Table14">
          <table:table-column table:style-name="Table14.A"/>
          <table:table-column table:style-name="Table14.B"/>
          <table:table-row table:style-name="TableLine2702321904416">
            <table:table-cell table:style-name="Table14.A1" office:value-type="string">
              <text:p text:style-name="P108"><text:span text:style-name="T178">KW</text:span>: Magic</text:p>
            </table:table-cell>
            <table:table-cell table:style-name="Table14.B1" office:value-type="string">
              <text:p text:style-name="P108"><text:span text:style-name="T178">Type</text:span>: <text:span text:style-name="T32">Maneuver</text:span></text:p>
            </table:table-cell>
          </table:table-row>
          <table:table-row table:style-name="TableLine2702321908224">
            <table:table-cell table:style-name="Table14.A2" office:value-type="string">
              <text:p text:style-name="P108"><text:span text:style-name="T178">Distance</text:span>: Self</text:p>
            </table:table-cell>
            <table:table-cell table:style-name="Table14.B2" office:value-type="string">
              <text:p text:style-name="P108"><text:span text:style-name="T178">Target</text:span>: You</text:p>
            </table:table-cell>
          </table:table-row>
        </table:table>
        <table:table table:name="Table15" table:style-name="Table15">
          <table:table-column table:style-name="Table15.A"/>
          <table:table-row table:style-name="TableLine2702321906048">
            <table:table-cell table:style-name="Table15.A1" office:value-type="string">
              <text:p text:style-name="P61"><text:span text:style-name="T178">Effect</text:span>: <text:span text:style-name="T100">You can teleport </text:span><text:span text:style-name="T105">twice, each time </text:span><text:span text:style-name="T104">up to </text:span><text:span text:style-name="T100">2 squares. If you are adjacent an enemy, no matter the enemy’s size, you can teleport to a </text:span><text:span text:style-name="T101">space</text:span><text:span text:style-name="T100"> on the opposite side of the enemy </text:span><text:span text:style-name="T105">as one of the teleports</text:span><text:span text:style-name="T102">. </text:span><text:span text:style-name="T105">All</text:span><text:span text:style-name="T103"> </text:span><text:span text:style-name="T114">three </text:span><text:span text:style-name="T113">spaces</text:span><text:span text:style-name="T103"> before and after your teleport</text:span><text:span text:style-name="T105">s</text:span><text:span text:style-name="T103"> </text:span><text:span text:style-name="T112">count as allies for flanking enemies this turn.</text:span></text:p>
            </table:table-cell>
          </table:table-row>
          <table:table-row table:style-name="TableLine2702321901424">
            <table:table-cell table:style-name="Table15.A2" office:value-type="string">
              <text:p text:style-name="P66"><text:span text:style-name="T178">Spend Additional Spark</text:span>: <text:span text:style-name="T350">For each additional 2 depth you spend, y</text:span><text:span text:style-name="T84">ou </text:span><text:span text:style-name="T106">gain</text:span><text:span text:style-name="T84"> 1 additional square </text:span><text:span text:style-name="T108">of distance</text:span><text:span text:style-name="T84"> </text:span><text:span text:style-name="T107">for each</text:span><text:span text:style-name="T106"> teleport.</text:span></text:p>
            </table:table-cell>
          </table:table-row>
        </table:table>
        <text:p text:style-name="Text_20_body"/>
        <table:table table:name="Table16" table:style-name="Table16">
          <table:table-column table:style-name="Table16.A"/>
          <table:table-row table:style-name="TableLine2702321908496">
            <table:table-cell table:style-name="Table16.A1" office:value-type="string">
              <text:h text:style-name="P181" text:outline-level="4"><text:span text:style-name="T160">Strike</text:span><text:span text:style-name="T358"> of Doubt </text:span><text:span text:style-name="T342">(3 Spark)</text:span></text:h>
            </table:table-cell>
          </table:table-row>
          <table:table-row table:style-name="TableLine2702321909584">
            <table:table-cell table:style-name="Table16.A2" office:value-type="string">
              <text:p text:style-name="P2">A <text:span text:style-name="T373">malicious strike devised by censors in Phaedros </text:span><text:span text:style-name="T360">plants </text:span><text:span text:style-name="T374">suspicion</text:span><text:span text:style-name="T360"> into the minds of your foes.</text:span>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 table:style-name="TableLine2702321909856">
            <table:table-cell table:style-name="Table17.A1" office:value-type="string">
              <text:p text:style-name="P107"><text:span text:style-name="T178">KW</text:span>: <text:span text:style-name="T38">Attack, Melee, </text:span><text:span text:style-name="T40">Ranged, </text:span><text:span text:style-name="T46">Weapon</text:span></text:p>
            </table:table-cell>
            <table:table-cell table:style-name="Table17.B1" office:value-type="string">
              <text:p text:style-name="P107"><text:span text:style-name="T178">Type</text:span>: <text:span text:style-name="T31">Action</text:span></text:p>
            </table:table-cell>
          </table:table-row>
          <table:table-row table:style-name="TableLine2702321913120">
            <table:table-cell table:style-name="Table17.A2" office:value-type="string">
              <text:p text:style-name="P107"><text:span text:style-name="T178">Distance</text:span>: <text:span text:style-name="T359">Reach 1 or </text:span>R<text:span text:style-name="T39">anged 5</text:span></text:p>
            </table:table-cell>
            <table:table-cell table:style-name="Table17.B2" office:value-type="string">
              <text:p text:style-name="P115"><text:span text:style-name="T178">Target</text:span>: <text:span text:style-name="T37">2 creatures </text:span></text:p>
              <text:p text:style-name="P39">or objects</text:p>
            </table:table-cell>
          </table:table-row>
        </table:table>
        <table:table table:name="Table18" table:style-name="Table18">
          <table:table-column table:style-name="Table18.A"/>
          <table:table-row table:style-name="TableLine2702321899520">
            <table:table-cell table:style-name="Table18.A1" office:value-type="string">
              <text:p text:style-name="P82">Power Roll + <text:span text:style-name="T167">Might</text:span><text:span text:style-name="T239">:</text:span></text:p>
              <text:list xml:id="list1123773192" text:style-name="L2">
                <text:list-item>
                  <text:p text:style-name="P205">11 or lower:<text:span text:style-name="T205"> </text:span><text:span text:style-name="T279">4 </text:span><text:span text:style-name="T247">damage</text:span></text:p>
                </text:list-item>
                <text:list-item>
                  <text:p text:style-name="P205">12-16: <text:span text:style-name="T279">5</text:span><text:span text:style-name="T271"> </text:span><text:span text:style-name="T247">damage; </text:span><text:span text:style-name="T260">frightened (EoT)</text:span></text:p>
                </text:list-item>
                <text:list-item>
                  <text:p text:style-name="P206">17<text:span text:style-name="T436">+</text:span>:<text:span text:style-name="T205"> </text:span><text:span text:style-name="T279">6</text:span><text:span text:style-name="T252"> </text:span><text:span text:style-name="T247">damage; </text:span><text:span text:style-name="T260">frightened (</text:span><text:span text:style-name="T280">REA ends</text:span><text:span text:style-name="T260">)</text:span></text:p>
                </text:list-item>
              </text:list>
            </table:table-cell>
          </table:table-row>
          <table:table-row table:style-name="TableLine2702321896256">
            <table:table-cell table:style-name="Table18.A2" office:value-type="string">
              <text:p text:style-name="P77"><text:span text:style-name="T178">E</text:span><text:span text:style-name="T125">ffect</text:span><text:span text:style-name="T127">: </text:span><text:span text:style-name="T137">Resolve the power roll for each target independently. Each power roll can be Ranged or Melee, they need not share the same keyword. </text:span></text:p>
              <text:p text:style-name="P77"><text:span text:style-name="T136">The </text:span><text:span text:style-name="T138">sources of the targets’ fear are each other.</text:span></text:p>
            </table:table-cell>
          </table:table-row>
        </table:table>
        <text:p text:style-name="Text_20_body"/>
        <table:table table:name="Table7" table:style-name="Table7">
          <table:table-column table:style-name="Table7.A"/>
          <table:table-row table:style-name="TableLine2702321903056">
            <table:table-cell table:style-name="Table7.A1" office:value-type="string">
              <text:h text:style-name="P181" text:outline-level="4"><text:span text:style-name="T361">Voice of Orden </text:span><text:span text:style-name="T342">(3 Spark)</text:span></text:h>
            </table:table-cell>
          </table:table-row>
          <table:table-row table:style-name="TableLine2702321917200">
            <table:table-cell table:style-name="Table7.A2" office:value-type="string">
              <text:p text:style-name="P6"><text:span text:style-name="T364">A</text:span><text:span text:style-name="T365">n Ix</text:span><text:span text:style-name="T367">ian</text:span><text:span text:style-name="T365"> ritual </text:span><text:span text:style-name="T366">amplifies</text:span><text:span text:style-name="T365"> a</text:span><text:span text:style-name="T364"> s</text:span>onorous <text:span text:style-name="T363">and disorienting</text:span> bellow from some unknowable depth.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Line2702321927264">
            <table:table-cell table:style-name="Table8.A1" office:value-type="string">
              <text:p text:style-name="P107"><text:span text:style-name="T178">KW</text:span>: <text:span text:style-name="T362">Area, </text:span>Magic</text:p>
            </table:table-cell>
            <table:table-cell table:style-name="Table8.B1" office:value-type="string">
              <text:p text:style-name="P107"><text:span text:style-name="T178">Type</text:span>: <text:span text:style-name="T31">Action</text:span></text:p>
            </table:table-cell>
          </table:table-row>
          <table:table-row table:style-name="TableLine2702321926992">
            <table:table-cell table:style-name="Table8.A2" office:value-type="string">
              <text:p text:style-name="P107"><text:span text:style-name="T178">Distance</text:span>: <text:span text:style-name="T41">Burst 3</text:span></text:p>
            </table:table-cell>
            <table:table-cell table:style-name="Table8.B2" office:value-type="string">
              <text:p text:style-name="P107"><text:span text:style-name="T178">Target</text:span>: <text:span text:style-name="T50">All enemies</text:span></text:p>
            </table:table-cell>
          </table:table-row>
        </table:table>
        <table:table table:name="Table9" table:style-name="Table9">
          <table:table-column table:style-name="Table9.A"/>
          <table:table-row table:style-name="TableLine2702321915296">
            <table:table-cell table:style-name="Table9.A1" office:value-type="string">
              <text:p text:style-name="P82">Power Roll + <text:span text:style-name="T165">Reason</text:span><text:span text:style-name="T239">:</text:span></text:p>
              <text:list xml:id="list221125366899546" text:continue-numbering="true" text:style-name="L2">
                <text:list-item>
                  <text:p text:style-name="P205">11 or lower:<text:span text:style-name="T205"> </text:span><text:span text:style-name="T279">4 </text:span><text:span text:style-name="T281">sonic </text:span><text:span text:style-name="T247">damage</text:span></text:p>
                </text:list-item>
                <text:list-item>
                  <text:p text:style-name="P205">12-16: <text:span text:style-name="T279">5</text:span><text:span text:style-name="T271"> </text:span><text:span text:style-name="T281">sonic </text:span><text:span text:style-name="T247">damage; </text:span><text:span text:style-name="T262">slowed (EoT)</text:span></text:p>
                </text:list-item>
                <text:list-item>
                  <text:p text:style-name="P206">17<text:span text:style-name="T436">+</text:span>:<text:span text:style-name="T205"> </text:span><text:span text:style-name="T281">8</text:span><text:span text:style-name="T252"> </text:span><text:span text:style-name="T261">sonic </text:span><text:span text:style-name="T247">damage; </text:span><text:span text:style-name="T282">da</text:span><text:span text:style-name="T283">zed (EoT)</text:span></text:p>
                </text:list-item>
              </text:list>
            </table:table-cell>
          </table:table-row>
        </table:table>
        <text:h text:style-name="P185" text:outline-level="4"/>
        <text:h text:style-name="P186" text:outline-level="4"><text:span text:style-name="T347">5</text:span><text:span text:style-name="T341">-</text:span><text:span text:style-name="T6">Spark</text:span><text:span text:style-name="T341"> Abilities</text:span></text:h>
        <text:p text:style-name="P126">Choose one heroic ability from the following options, each of which costs 3 depth to use.</text:p>
        <table:table table:name="Table19" table:style-name="Table19">
          <table:table-column table:style-name="Table19.A"/>
          <table:table-row table:style-name="TableLine2702321922096">
            <table:table-cell table:style-name="Table19.A1" office:value-type="string">
              <text:h text:style-name="P182" text:outline-level="4"><text:span text:style-name="T345">Singing Sword </text:span><text:span text:style-name="T342">(</text:span><text:span text:style-name="T157">5</text:span><text:span text:style-name="T342"> Spark)</text:span></text:h>
            </table:table-cell>
          </table:table-row>
          <table:table-row table:style-name="TableLine2702321918016">
            <table:table-cell table:style-name="Table19.A2" office:value-type="string">
              <text:p text:style-name="P3">A<text:span text:style-name="T346">n ethereal</text:span> chorus erupts and coalesces into a solid mass, honed to an edge and ready to command.</text:p>
            </table:table-cell>
          </table:table-row>
        </table:table>
        <table:table table:name="Table20" table:style-name="Table20">
          <table:table-column table:style-name="Table20.A"/>
          <table:table-column table:style-name="Table20.B"/>
          <table:table-row table:style-name="TableLine2702321914480">
            <table:table-cell table:style-name="Table20.A1" office:value-type="string">
              <text:p text:style-name="P109"><text:span text:style-name="T178">KW</text:span>: <text:span text:style-name="T45">Magic</text:span>, Ranged</text:p>
            </table:table-cell>
            <table:table-cell table:style-name="Table20.B1" office:value-type="string">
              <text:p text:style-name="P109"><text:span text:style-name="T178">Type</text:span>: <text:span text:style-name="T32">Action</text:span></text:p>
            </table:table-cell>
          </table:table-row>
          <table:table-row table:style-name="TableLine2702321916384">
            <table:table-cell table:style-name="Table20.A2" office:value-type="string">
              <text:p text:style-name="P109"><text:span text:style-name="T178">Distance</text:span>: Ranged 5</text:p>
            </table:table-cell>
            <table:table-cell table:style-name="Table20.B2" office:value-type="string">
              <text:p text:style-name="P109"><text:span text:style-name="T178">Target</text:span>: <text:span text:style-name="T34">Special</text:span></text:p>
            </table:table-cell>
          </table:table-row>
        </table:table>
        <table:table table:name="Table21" table:style-name="Table21">
          <table:table-column table:style-name="Table21.A"/>
          <table:table-row table:style-name="TableLine2702321919376">
            <table:table-cell table:style-name="Table21.A1" office:value-type="string">
              <text:p text:style-name="P62"><text:span text:style-name="T178">Effect</text:span>: <text:span text:style-name="T90">You summon in an unoccupied space within distance an ethereal sword of size 1S that can’t be harmed. The sword lasts until the end of </text:span><text:span text:style-name="T98">the encounter</text:span><text:span text:style-name="T90">. All creature</text:span><text:span text:style-name="T99">s</text:span><text:span text:style-name="T90"> can move through the sword’s space, </text:span><text:span text:style-name="T94">but enemies who move </text:span><text:span text:style-name="T95">into or out of</text:span><text:span text:style-name="T94"> the space provoke Opportunity Attacks from you</text:span><text:span text:style-name="T90">. When you use a Weapon attack, you can choose to attack from the sword’s position. </text:span><text:span text:style-name="T92">A</text:span><text:span text:style-name="T93">n</text:span><text:span text:style-name="T91"> attack </text:span><text:span text:style-name="T93">performed in this way</text:span><text:span text:style-name="T91"> </text:span><text:span text:style-name="T96">temporarily gains the Magic keyword and a</text:span><text:span text:style-name="T97">ny untyped damage it deals is instead sonic damage.</text:span></text:p>
            </table:table-cell>
          </table:table-row>
        </table:table>
        <text:p text:style-name="P100"/>
        <table:table table:name="Table22" table:style-name="Table22">
          <table:table-column table:style-name="Table22.A"/>
          <table:table-row table:style-name="TableLine2702321920464">
            <table:table-cell table:style-name="Table22.A1" office:value-type="string">
              <text:h text:style-name="P183" text:outline-level="4"><text:span text:style-name="T159">Rhythm Echo</text:span><text:span text:style-name="T345"> </text:span><text:span text:style-name="T342">(</text:span><text:span text:style-name="T157">5</text:span><text:span text:style-name="T342"> Spark)</text:span></text:h>
            </table:table-cell>
          </table:table-row>
          <table:table-row table:style-name="TableLine2702321923184">
            <table:table-cell table:style-name="Table22.A2" office:value-type="string">
              <text:p text:style-name="P4">A <text:span text:style-name="T354">technique devised by Khemharan assassins, you exist in multiple places at once, hiding in plain sight.</text:span>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 table:style-name="TableLine2702321917744">
            <table:table-cell table:style-name="Table23.A1" office:value-type="string">
              <text:p text:style-name="P110"><text:span text:style-name="T178">KW</text:span>: Magic</text:p>
            </table:table-cell>
            <table:table-cell table:style-name="Table23.B1" office:value-type="string">
              <text:p text:style-name="P110"><text:span text:style-name="T178">Type</text:span>: <text:span text:style-name="T35">Maneuver</text:span></text:p>
            </table:table-cell>
          </table:table-row>
          <table:table-row table:style-name="TableLine2702321922368">
            <table:table-cell table:style-name="Table23.A2" office:value-type="string">
              <text:p text:style-name="P110"><text:span text:style-name="T178">Distance</text:span>: <text:span text:style-name="T36">Self</text:span></text:p>
            </table:table-cell>
            <table:table-cell table:style-name="Table23.B2" office:value-type="string">
              <text:p text:style-name="P110"><text:span text:style-name="T178">Target</text:span>: <text:span text:style-name="T35">Self</text:span></text:p>
            </table:table-cell>
          </table:table-row>
        </table:table>
        <table:table table:name="Table24" table:style-name="Table24">
          <table:table-column table:style-name="Table24.A"/>
          <table:table-row table:style-name="TableLine2702321926176">
            <table:table-cell table:style-name="Table24.A1" office:value-type="string">
              <text:p text:style-name="P63"><text:span text:style-name="T178">Effect</text:span>: <text:span text:style-name="T90">You </text:span><text:span text:style-name="T109">choose </text:span><text:span text:style-name="T111">two</text:span><text:span text:style-name="T109"> spaces you could move to within your speed. Identical afterimages </text:span><text:span text:style-name="T118">(echoes)</text:span><text:span text:style-name="T109"> of you appear in these spaces and your current space. </text:span></text:p>
              <text:list xml:id="list221125156636167" text:continue-numbering="true" text:style-name="L2">
                <text:list-item>
                  <text:p text:style-name="P232"><text:span text:style-name="T65">When only one echo remains, </text:span><text:span text:style-name="T66">it disappears and </text:span><text:span text:style-name="T65">you coalesce at </text:span><text:span text:style-name="T66">its</text:span><text:span text:style-name="T65"> space.</text:span></text:p>
                </text:list-item>
                <text:list-item>
                  <text:p text:style-name="P233"><text:span text:style-name="T118">While any echo remains, you are hidden</text:span><text:span text:style-name="T109">. </text:span></text:p>
                </text:list-item>
                <text:list-item>
                  <text:p text:style-name="P233"><text:span text:style-name="T118">Y</text:span><text:span text:style-name="T109">ou can choose to move, use a maneuver, or attack from any </text:span><text:span text:style-name="T118">echo’s space</text:span><text:span text:style-name="T109">, </text:span><text:span text:style-name="T118">coalescing at that space (all echoes disappear)</text:span><text:span text:style-name="T109">. </text:span></text:p>
                </text:list-item>
                <text:list-item>
                  <text:p text:style-name="P230"><text:span text:style-name="T394">All </text:span><text:span text:style-name="T392">echoes count </text:span><text:span text:style-name="T357">as allies </text:span><text:span text:style-name="T355">for flanking enemies. </text:span><text:span text:style-name="T356">You cannot be flanked </text:span><text:span text:style-name="T392">while </text:span><text:span text:style-name="T393">any echoes remain.</text:span></text:p>
                </text:list-item>
                <text:list-item>
                  <text:p text:style-name="P231">If an area <text:span text:style-name="T391">or aura </text:span>effect encompasses all of the <text:span text:style-name="T393">echoes</text:span>, you are affected.</text:p>
                </text:list-item>
                <text:list-item>
                  <text:p text:style-name="P233"><text:span text:style-name="T110">If an area </text:span><text:span text:style-name="T117">or aura </text:span><text:span text:style-name="T110">effect encompasses some but not all of the </text:span><text:span text:style-name="T119">echoes</text:span><text:span text:style-name="T110">, you can choose </text:span><text:span text:style-name="T115">whether or not</text:span><text:span text:style-name="T110"> to be affected. </text:span><text:span text:style-name="T118">If you choose not to be affected, the echo </text:span><text:span text:style-name="T119">in the area or aura disappear.</text:span></text:p>
                </text:list-item>
              </text:list>
            </table:table-cell>
          </table:table-row>
        </table:table>
        <text:p text:style-name="P101"/>
        <table:table table:name="Table25" table:style-name="Table25">
          <table:table-column table:style-name="Table25.A"/>
          <text:soft-page-break/>
          <table:table-row table:style-name="TableLine2702321919920">
            <table:table-cell table:style-name="Table25.A1" office:value-type="string">
              <text:h text:style-name="P184" text:outline-level="4"><text:span text:style-name="T162">Solar </text:span><text:span text:style-name="T161">Fission</text:span><text:span text:style-name="T375"> </text:span><text:span text:style-name="T342">(</text:span><text:span text:style-name="T157">5</text:span><text:span text:style-name="T342"> Spark)</text:span></text:h>
            </table:table-cell>
          </table:table-row>
          <table:table-row table:style-name="TableLine2702321921280">
            <table:table-cell table:style-name="Table25.A2" office:value-type="string">
              <text:p text:style-name="P14">Sun conduits from <text:span text:style-name="T377">Alloy</text:span> invented this technique that <text:span text:style-name="T376">cleaves</text:span> <text:span text:style-name="T378">even </text:span>the smallest fragments of a foe.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 table:style-name="TableLine2702321930256">
            <table:table-cell table:style-name="Table26.A1" office:value-type="string">
              <text:p text:style-name="P111"><text:span text:style-name="T178">KW</text:span>: <text:span text:style-name="T379">Attack, Weapon, </text:span><text:span text:style-name="T47">Melee</text:span></text:p>
            </table:table-cell>
            <table:table-cell table:style-name="Table26.B1" office:value-type="string">
              <text:p text:style-name="P111"><text:span text:style-name="T178">Type</text:span>: <text:span text:style-name="T32">Action</text:span></text:p>
            </table:table-cell>
          </table:table-row>
          <table:table-row table:style-name="TableLine2702321913664">
            <table:table-cell table:style-name="Table26.A2" office:value-type="string">
              <text:p text:style-name="P111"><text:span text:style-name="T178">Distance</text:span>: R<text:span text:style-name="T47">each 1</text:span></text:p>
            </table:table-cell>
            <table:table-cell table:style-name="Table26.B2" office:value-type="string">
              <text:p text:style-name="P114"><text:span text:style-name="T178">Target</text:span>: <text:span text:style-name="T48">1 creature </text:span></text:p>
              <text:p text:style-name="P40">or object</text:p>
            </table:table-cell>
          </table:table-row>
        </table:table>
        <table:table table:name="Table27" table:style-name="Table27">
          <table:table-column table:style-name="Table27.A"/>
          <table:table-row table:style-name="TableLine2702321920192">
            <table:table-cell table:style-name="Table27.A1" office:value-type="string">
              <text:p text:style-name="P84">Power Roll + <text:span text:style-name="T166">Might</text:span><text:span text:style-name="T239">:</text:span></text:p>
              <text:list xml:id="list221125355808415" text:continue-numbering="true" text:style-name="L2">
                <text:list-item>
                  <text:p text:style-name="P207">11 or lower:<text:span text:style-name="T205"> </text:span><text:span text:style-name="T284">7</text:span><text:span text:style-name="T281"> </text:span><text:span text:style-name="T247">damage</text:span></text:p>
                </text:list-item>
                <text:list-item>
                  <text:p text:style-name="P207">12-16: <text:span text:style-name="T284">10</text:span><text:span text:style-name="T281"> </text:span><text:span text:style-name="T247">damage</text:span></text:p>
                </text:list-item>
                <text:list-item>
                  <text:p text:style-name="P209"><text:span text:style-name="T163">17</text:span><text:span text:style-name="T164">+</text:span><text:span text:style-name="T90">: </text:span><text:span text:style-name="T290">16 </text:span><text:span text:style-name="T289">damage</text:span></text:p>
                </text:list-item>
              </text:list>
            </table:table-cell>
          </table:table-row>
          <table:table-row table:style-name="TableLine2702321922640">
            <table:table-cell table:style-name="Table27.A2" office:value-type="string">
              <text:p text:style-name="P67">Effect: <text:span text:style-name="T186">The target gains fire weakness 5. </text:span><text:span text:style-name="T116">Until the end of the encounter, whenever the target takes damage, all adjacent creatures take 2 fire damage.</text:span></text:p>
            </table:table-cell>
          </table:table-row>
        </table:table>
        <text:h text:style-name="P142" text:outline-level="3"/>
        <table:table table:name="Table28" table:style-name="Table28">
          <table:table-column table:style-name="Table28.A"/>
          <table:table-row table:style-name="TableLine2702321924544">
            <table:table-cell table:style-name="Table28.A1" office:value-type="string">
              <text:h text:style-name="P184" text:outline-level="4"><text:span text:style-name="T380">Gate of Caelia </text:span><text:span text:style-name="T342">(</text:span><text:span text:style-name="T157">5</text:span><text:span text:style-name="T342"> Spark)</text:span></text:h>
            </table:table-cell>
          </table:table-row>
          <table:table-row table:style-name="TableLine2702321943040">
            <table:table-cell table:style-name="Table28.A2" office:value-type="string">
              <text:p text:style-name="P15"><text:span text:style-name="T383">A multitude of small</text:span> portals open in a ring around your foe and battle-honed spears <text:span text:style-name="T381">join you in a combined strike</text:span> from a time <text:span text:style-name="T382">never </text:span>forgotten.</text:p>
            </table:table-cell>
          </table:table-row>
        </table:table>
        <table:table table:name="Table29" table:style-name="Table29">
          <table:table-column table:style-name="Table29.A"/>
          <table:table-column table:style-name="Table29.B"/>
          <table:table-row table:style-name="TableLine2702321932160">
            <table:table-cell table:style-name="Table29.A1" office:value-type="string">
              <text:p text:style-name="P116"><text:span text:style-name="T178">KW</text:span>: <text:span text:style-name="T38">Attack, Melee, </text:span><text:span text:style-name="T40">Ranged, </text:span><text:span text:style-name="T46">Weapon</text:span></text:p>
            </table:table-cell>
            <table:table-cell table:style-name="Table29.B1" office:value-type="string">
              <text:p text:style-name="P111"><text:span text:style-name="T178">Type</text:span>: <text:span text:style-name="T32">Action</text:span></text:p>
            </table:table-cell>
          </table:table-row>
          <table:table-row table:style-name="TableLine2702321933248">
            <table:table-cell table:style-name="Table29.A2" office:value-type="string">
              <text:p text:style-name="P111"><text:span text:style-name="T178">Distance</text:span>: <text:span text:style-name="T384">Reach 1 or </text:span>Ranged 5</text:p>
            </table:table-cell>
            <table:table-cell table:style-name="Table29.B2" office:value-type="string">
              <text:p text:style-name="P117"><text:span text:style-name="T178">Target</text:span>: <text:span text:style-name="T48">1 creature </text:span></text:p>
              <text:p text:style-name="P41">or object</text:p>
            </table:table-cell>
          </table:table-row>
        </table:table>
        <table:table table:name="Table30" table:style-name="Table30">
          <table:table-column table:style-name="Table30.A"/>
          <table:table-row table:style-name="TableLine2702321942496">
            <table:table-cell table:style-name="Table30.A1" office:value-type="string">
              <text:p text:style-name="P85">Power Roll + <text:span text:style-name="T166">Might</text:span><text:span text:style-name="T239">:</text:span></text:p>
              <text:list xml:id="list221125209262535" text:continue-numbering="true" text:style-name="L2">
                <text:list-item>
                  <text:p text:style-name="P208">11 or lower:<text:span text:style-name="T205"> </text:span><text:span text:style-name="T284">7</text:span><text:span text:style-name="T281"> </text:span><text:span text:style-name="T247">damage; </text:span><text:span text:style-name="T263">slowed (EoT)</text:span></text:p>
                </text:list-item>
                <text:list-item>
                  <text:p text:style-name="P208">12-16: <text:span text:style-name="T284">1</text:span><text:span text:style-name="T285">1</text:span><text:span text:style-name="T281"> </text:span><text:span text:style-name="T247">damage; </text:span><text:span text:style-name="T286">slowed and bleeding (EoT)</text:span></text:p>
                </text:list-item>
                <text:list-item>
                  <text:p text:style-name="P210"><text:span text:style-name="T163">17</text:span><text:span text:style-name="T164">+</text:span><text:span text:style-name="T90">: </text:span><text:span text:style-name="T290">1</text:span><text:span text:style-name="T291">7</text:span><text:span text:style-name="T290"> </text:span><text:span text:style-name="T289">damage; </text:span><text:span text:style-name="T292">slowed and bleeding (EoE)</text:span></text:p>
                </text:list-item>
              </text:list>
            </table:table-cell>
          </table:table-row>
        </table:table>
        <text:h text:style-name="P143" text:outline-level="3"/>
        <text:p text:style-name="P124"/>
        <text:h text:style-name="P147" text:outline-level="2"/>
        <text:h text:style-name="P148" text:outline-level="2"><text:span text:style-name="T8">Talisman</text:span> Kits</text:h>
        <text:p text:style-name="P123">Your unique training granted you familiarity with tools many find unnatural: talismans, <text:span text:style-name="T200">a variety of which can each be prepared with a </text:span><text:span text:style-name="T14">respective</text:span><text:span text:style-name="T200"> kit. You can swap your </text:span><text:span text:style-name="T44">talisman</text:span><text:span text:style-name="T200"> kit out </text:span><text:span text:style-name="T370">for another talisman kit </text:span><text:span text:style-name="T200">during a Respite.</text:span></text:p>
        <text:h text:style-name="Heading_20_3" text:outline-level="3">Kit Features</text:h>
        <text:p text:style-name="P141">All talisman kits have the following features in common.</text:p>
        <text:h text:style-name="P187" text:outline-level="4">Channel</text:h>
        <text:p text:style-name="P140">Whenever you use the <text:span text:style-name="T53">Stoke the Flame</text:span> triggered action, you can <text:span text:style-name="T201">channel arcane energy </text:span><text:span text:style-name="T15">into</text:span><text:span text:style-name="T201"> one of the talismans in your talisman kit,</text:span> replac<text:span text:style-name="T201">ing</text:span> the Effect <text:span text:style-name="T201">with the talisman’s </text:span><text:span text:style-name="T203">Channel </text:span><text:span text:style-name="T237">E</text:span><text:span text:style-name="T201">ffect, </text:span><text:span text:style-name="T202">and changing </text:span><text:span text:style-name="T302">any</text:span><text:span text:style-name="T202"> damage added to the attack </text:span><text:span text:style-name="T18">by spending </text:span><text:span text:style-name="T49">Spark</text:span><text:span text:style-name="T202"> to the damage type of your arcane stream.</text:span></text:p>
        <text:h text:style-name="P188" text:outline-level="4"><text:span text:style-name="T172">T</text:span><text:span text:style-name="T171">alisman </text:span><text:span text:style-name="T172">K</text:span><text:span text:style-name="T171">it Ability: </text:span><text:span text:style-name="T170">Flare</text:span></text:h>
        <text:p text:style-name="Text_20_body">As <text:span text:style-name="T371">part of your talisman kit</text:span>, you gain the following <text:span text:style-name="T51">ability:</text:span></text:p>
        <table:table table:name="Table49" table:style-name="Table49">
          <table:table-column table:style-name="Table49.A"/>
          <table:table-row table:style-name="TableLine2702321937056">
            <table:table-cell table:style-name="Table49.A1" office:value-type="string">
              <text:h text:style-name="P172" text:outline-level="4">Flare</text:h>
            </table:table-cell>
          </table:table-row>
          <table:table-row table:style-name="TableLine2702321943584">
            <table:table-cell table:style-name="Table49.A2" office:value-type="string">
              <text:p text:style-name="P13">You incinerat<text:span text:style-name="T431">e a talisman,</text:span> bolstering you beyond your physical limits.</text:p>
            </table:table-cell>
          </table:table-row>
        </table:table>
        <table:table table:name="Table31" table:style-name="Table31">
          <table:table-column table:style-name="Table31.A"/>
          <table:table-column table:style-name="Table31.B"/>
          <table:table-row table:style-name="TableLine2702321944128">
            <table:table-cell table:style-name="Table31.A1" office:value-type="string">
              <text:p text:style-name="P112"><text:span text:style-name="T178">KW</text:span>: Magic</text:p>
            </table:table-cell>
            <table:table-cell table:style-name="Table31.B1" office:value-type="string">
              <text:p text:style-name="P53"><text:span text:style-name="T178">Type</text:span>: <text:span text:style-name="T207">Free</text:span><text:span text:style-name="T324"> </text:span><text:span text:style-name="T409">Maneuver</text:span></text:p>
            </table:table-cell>
          </table:table-row>
          <table:table-row table:style-name="TableLine2702321947392">
            <table:table-cell table:style-name="Table31.A2" office:value-type="string">
              <text:p text:style-name="P112"><text:span text:style-name="T178">Distance</text:span>: Self</text:p>
            </table:table-cell>
            <table:table-cell table:style-name="Table31.B2" office:value-type="string">
              <text:p text:style-name="P112"><text:span text:style-name="T178">Target</text:span>: <text:span text:style-name="T59">Self</text:span></text:p>
            </table:table-cell>
          </table:table-row>
        </table:table>
        <table:table table:name="Table32" table:style-name="Table32">
          <table:table-column table:style-name="Table32.A"/>
          <table:table-row table:style-name="TableLine2702321946032">
            <table:table-cell table:style-name="Table32.A1" office:value-type="string">
              <text:p text:style-name="P78"><text:span text:style-name="T178">E</text:span><text:span text:style-name="T125">ffect</text:span><text:span text:style-name="T127">: </text:span><text:span text:style-name="T128">Choose one of your </text:span><text:span text:style-name="T129">remaining </text:span><text:span text:style-name="T128">talismans. </text:span><text:span text:style-name="T141">Until the end of the encounter:</text:span></text:p>
              <text:list xml:id="list3873728286" text:style-name="L3">
                <text:list-item>
                  <text:p text:style-name="P223"><text:span text:style-name="T70">Y</text:span><text:span text:style-name="T67">ou gain </text:span><text:span text:style-name="T72">the </text:span><text:span text:style-name="T67">talisman’s </text:span><text:span text:style-name="T73">E</text:span><text:span text:style-name="T67">nchantment.</text:span></text:p>
                </text:list-item>
                <text:list-item>
                  <text:p text:style-name="P224"><text:span text:style-name="T68">You gain the ability to use </text:span><text:span text:style-name="T72">the</text:span><text:span text:style-name="T68"> talisman’s Flare Signature Action</text:span><text:span text:style-name="T69">. </text:span></text:p>
                </text:list-item>
                <text:list-item>
                  <text:p text:style-name="P225"><text:span text:style-name="T69">You </text:span><text:span text:style-name="T75">can no longer</text:span><text:span text:style-name="T69"> use </text:span><text:span text:style-name="T74">the</text:span><text:span text:style-name="T69"> talisman to Flare or Channel</text:span><text:span text:style-name="T70">.</text:span></text:p>
                </text:list-item>
              </text:list>
              <text:p text:style-name="P139"><text:span text:style-name="T71">At the end of</text:span><text:span text:style-name="T70"> the encounter, you regain all </text:span><text:span text:style-name="T76">flared</text:span><text:span text:style-name="T70"> talismans.</text:span></text:p>
            </table:table-cell>
          </table:table-row>
        </table:table>
        <text:h text:style-name="P159" text:outline-level="3"/>
        <text:h text:style-name="P160" text:outline-level="3"/>
        <text:h text:style-name="P161" text:outline-level="3">Hawthorn</text:h>
        <text:p text:style-name="P135"><text:span text:style-name="T405">Y</text:span><text:span text:style-name="T432">our occult materials allow you to inscribe your talismans with the ability to ensnare, burden, and wrest vitality out of victims. Hawthorn talismans tap into a vile </text:span><text:span text:style-name="T408">leyline</text:span><text:span text:style-name="T432"> of </text:span><text:span text:style-name="T408">poison</text:span><text:span text:style-name="T432">.</text:span></text:p>
        <text:h text:style-name="P189" text:outline-level="4">Channel Effects</text:h>
        <table:table table:name="Table33" table:style-name="Table33">
          <table:table-column table:style-name="Table33.A"/>
          <table:table-column table:style-name="Table33.B"/>
          <table:table-row table:style-name="TableLine2702321946576">
            <table:table-cell table:style-name="Table33.A1" office:value-type="string">
              <text:p text:style-name="P17">Talisman</text:p>
            </table:table-cell>
            <table:table-cell table:style-name="Table33.B1" office:value-type="string">
              <text:p text:style-name="P92"><text:span text:style-name="T204">Channel </text:span>Effect</text:p>
            </table:table-cell>
          </table:table-row>
          <table:table-row table:style-name="TableLine2702321940592">
            <table:table-cell table:style-name="Table33.A2" office:value-type="string">
              <text:p text:style-name="P36">Berkanan</text:p>
            </table:table-cell>
            <table:table-cell table:style-name="Table33.B2" office:value-type="string">
              <text:p text:style-name="P34">A creature adjacent to the target of the attack is grabbed by the target of the attack <text:span text:style-name="T240">(</text:span><text:span text:style-name="T434">save ends</text:span><text:span text:style-name="T240">)</text:span>. The target of the attack cannot end the grab.</text:p>
            </table:table-cell>
          </table:table-row>
          <table:table-row table:style-name="TableLine2702321940048">
            <table:table-cell table:style-name="Table33.A2" office:value-type="string">
              <text:p text:style-name="P36">Eihwaz</text:p>
            </table:table-cell>
            <table:table-cell table:style-name="Table33.B2" office:value-type="string">
              <text:p text:style-name="P35">If <text:span text:style-name="T320">the</text:span><text:span text:style-name="T435"> target of the attack is bleeding, </text:span><text:span text:style-name="T320">the attack has an edge. Otherwise, the target is bleeding</text:span><text:span text:style-name="T435"> (</text:span>save ends<text:span text:style-name="T435">). </text:span></text:p>
            </table:table-cell>
          </table:table-row>
          <table:table-row table:style-name="TableLine2702321933792">
            <table:table-cell table:style-name="Table33.A2" office:value-type="string">
              <text:p text:style-name="P36">Thurisaz</text:p>
            </table:table-cell>
            <table:table-cell table:style-name="Table33.B2" office:value-type="string">
              <text:p text:style-name="P24">The target of the attack sheds thorns around them in Aura 1 (EoT). <text:span text:style-name="T297">When</text:span> a<text:span text:style-name="T299">nother</text:span> creature en<text:span text:style-name="T297">ters </text:span>the aura <text:span text:style-name="T298">or ends their turn in the aura</text:span>, they take 2 poison damage.</text:p>
            </table:table-cell>
          </table:table-row>
        </table:table>
        <text:p text:style-name="Standard"/>
        <text:p text:style-name="Horizontal_20_Line"/>
        <text:h text:style-name="P162" text:outline-level="3">Talisman: Berkanan</text:h>
        <text:h text:style-name="P190" text:outline-level="4">Enchantment</text:h>
        <text:p text:style-name="P29"><text:span text:style-name="T218">W</text:span><text:span text:style-name="T208">hen you make a</text:span><text:span text:style-name="T209"> </text:span><text:span text:style-name="T210">Weapon</text:span><text:span text:style-name="T211"> attack, </text:span><text:span text:style-name="T219">as a free triggered action, </text:span><text:span text:style-name="T211">y</text:span><text:span text:style-name="T212">ou can choose one target of </text:span><text:span text:style-name="T213">the</text:span><text:span text:style-name="T212"> attack within </text:span><text:span text:style-name="T218">2 squares</text:span><text:span text:style-name="T214"> of you</text:span><text:span text:style-name="T218">. </text:span><text:span text:style-name="T220">The target is restrained (save ends).</text:span></text:p>
        <text:h text:style-name="P190" text:outline-level="4">Kit Signature <text:span text:style-name="T1">Action</text:span></text:h>
        <table:table table:name="Table56" table:style-name="Table56">
          <table:table-column table:style-name="Table56.A"/>
          <table:table-row table:style-name="TableLine2702321945216">
            <table:table-cell table:style-name="Table56.A1" office:value-type="string">
              <text:h text:style-name="P195" text:outline-level="4">Signature Ability: <text:span text:style-name="T3">Untame the Land</text:span></text:h>
            </table:table-cell>
          </table:table-row>
          <table:table-row table:style-name="TableLine2702321947936">
            <table:table-cell table:style-name="Table56.A2" office:value-type="string">
              <text:p text:style-name="P9">The Berkanen talisman imbues you with a <text:span text:style-name="T241">vivid </text:span>memory of the wode before <text:span text:style-name="T372">war or tim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 table:style-name="TableLine2702321934064">
            <table:table-cell table:style-name="Table34.A1" office:value-type="string">
              <text:p text:style-name="P118"><text:span text:style-name="T178">KW</text:span>: <text:span text:style-name="T238">Area, </text:span>Magic</text:p>
            </table:table-cell>
            <table:table-cell table:style-name="Table34.B1" office:value-type="string">
              <text:p text:style-name="P118"><text:span text:style-name="T178">Type</text:span>: <text:span text:style-name="T61">Action</text:span></text:p>
            </table:table-cell>
          </table:table-row>
          <table:table-row table:style-name="TableLine2702321935424">
            <table:table-cell table:style-name="Table34.A2" office:value-type="string">
              <text:p text:style-name="P118"><text:span text:style-name="T178">Distance</text:span>: <text:span text:style-name="T19">B</text:span><text:span text:style-name="T16">urst </text:span><text:span text:style-name="T19">2</text:span></text:p>
            </table:table-cell>
            <table:table-cell table:style-name="Table34.B2" office:value-type="string">
              <text:p text:style-name="P118"><text:span text:style-name="T178">Target</text:span>: <text:span text:style-name="T60">All enemies</text:span></text:p>
            </table:table-cell>
          </table:table-row>
        </table:table>
        <table:table table:name="Table57" table:style-name="Table57">
          <table:table-column table:style-name="Table57.A"/>
          <table:table-row table:style-name="TableLine2702321937328">
            <table:table-cell table:style-name="Table57.A1" office:value-type="string">
              <text:p text:style-name="P86">Power Roll + <text:span text:style-name="T239">Reason:</text:span></text:p>
              <text:list xml:id="list4112986758" text:style-name="L4">
                <text:list-item>
                  <text:p text:style-name="P215">11 or lower:<text:span text:style-name="T205"> </text:span><text:span text:style-name="T244">3</text:span><text:span text:style-name="T245"> </text:span><text:span text:style-name="T246">poison </text:span><text:span text:style-name="T247">damage</text:span></text:p>
                </text:list-item>
                <text:list-item>
                  <text:p text:style-name="P215">12-16: <text:span text:style-name="T268">4 </text:span><text:span text:style-name="T269">poison </text:span><text:span text:style-name="T247">damage; pull </text:span><text:span text:style-name="T248">1</text:span></text:p>
                </text:list-item>
                <text:list-item>
                  <text:p text:style-name="P211">17<text:span text:style-name="T436">+</text:span>:<text:span text:style-name="T205"> </text:span><text:span text:style-name="T244">7</text:span><text:span text:style-name="T245"> </text:span><text:span text:style-name="T246">poison </text:span><text:span text:style-name="T247">damage; pull </text:span><text:span text:style-name="T249">1</text:span><text:span text:style-name="T247">; </text:span><text:span text:style-name="T250">restrained (EoT)</text:span></text:p>
                </text:list-item>
              </text:list>
            </table:table-cell>
          </table:table-row>
        </table:table>
        <text:p text:style-name="P138"/>
        <text:p text:style-name="P138"/>
        <text:h text:style-name="P163" text:outline-level="3">Talisman: <text:span text:style-name="T10">Eihwaz</text:span></text:h>
        <text:h text:style-name="P191" text:outline-level="4">Enchantment</text:h>
        <text:p text:style-name="P30"><text:span text:style-name="T218">W</text:span><text:span text:style-name="T208">hen you make a</text:span><text:span text:style-name="T209"> </text:span><text:span text:style-name="T210">Weapon</text:span><text:span text:style-name="T211"> attack </text:span><text:span text:style-name="T215">targeting 1 winded creature</text:span><text:span text:style-name="T211">, </text:span><text:span text:style-name="T215">you can spend </text:span><text:span text:style-name="T236">1</text:span><text:span text:style-name="T215"> Recovery </text:span><text:span text:style-name="T221">as a free triggered action</text:span><text:span text:style-name="T215">. </text:span><text:span text:style-name="T216">I</text:span><text:span text:style-name="T217">f </text:span><text:span text:style-name="T216">the</text:span><text:span text:style-name="T217"> </text:span><text:span text:style-name="T215">attack is a critical hit, you regain </text:span><text:span text:style-name="T216">1d6 </text:span><text:span text:style-name="T215">Stamina.</text:span></text:p>
        <text:h text:style-name="Heading_20_4" text:outline-level="4">Kit Signature <text:span text:style-name="T169">Action</text:span></text:h>
        <table:table table:name="Table35" table:style-name="Table35">
          <table:table-column table:style-name="Table35.A"/>
          <table:table-row table:style-name="TableLine2702321941408">
            <table:table-cell table:style-name="Table35.A1" office:value-type="string">
              <text:h text:style-name="P196" text:outline-level="4">Signature Ability: <text:span text:style-name="T5">A Modest Proposal</text:span></text:h>
            </table:table-cell>
          </table:table-row>
          <table:table-row table:style-name="TableLine2702321936784">
            <table:table-cell table:style-name="Table35.A2" office:value-type="string">
              <text:p text:style-name="P10">The <text:span text:style-name="T304">Eihwaz</text:span> talisman imbues you with the<text:span text:style-name="T305"> ability to sap the strength of your enemies.</text:span>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row table:style-name="TableLine2702321936240">
            <table:table-cell table:style-name="Table36.A1" office:value-type="string">
              <text:p text:style-name="P119"><text:span text:style-name="T178">KW</text:span>: <text:span text:style-name="T238">Area, </text:span>Magic</text:p>
            </table:table-cell>
            <table:table-cell table:style-name="Table36.B1" office:value-type="string">
              <text:p text:style-name="P119"><text:span text:style-name="T178">Type</text:span>: <text:span text:style-name="T61">Action</text:span></text:p>
            </table:table-cell>
          </table:table-row>
          <table:table-row table:style-name="TableLine2702321938960">
            <table:table-cell table:style-name="Table36.A2" office:value-type="string">
              <text:p text:style-name="P119"><text:span text:style-name="T178">Distance</text:span>: <text:span text:style-name="T19">B</text:span><text:span text:style-name="T16">urst </text:span><text:span text:style-name="T19">1</text:span></text:p>
            </table:table-cell>
            <table:table-cell table:style-name="Table36.B2" office:value-type="string">
              <text:p text:style-name="P119"><text:span text:style-name="T178">Target</text:span>: <text:span text:style-name="T60">All enemies</text:span></text:p>
            </table:table-cell>
          </table:table-row>
        </table:table>
        <table:table table:name="Table50" table:style-name="Table50">
          <table:table-column table:style-name="Table50.A"/>
          <table:table-row table:style-name="TableLine2702321938688">
            <table:table-cell table:style-name="Table50.A1" office:value-type="string">
              <text:p text:style-name="P87">Power Roll + <text:span text:style-name="T168">Reason</text:span><text:span text:style-name="T239">:</text:span></text:p>
              <text:list xml:id="list3182392847" text:style-name="L5">
                <text:list-item>
                  <text:p text:style-name="P216">11 or lower:<text:span text:style-name="T205"> </text:span><text:span text:style-name="T251">3 </text:span><text:span text:style-name="T252">poison </text:span><text:span text:style-name="T247">damage</text:span></text:p>
                </text:list-item>
                <text:list-item>
                  <text:p text:style-name="P216">12-16: <text:span text:style-name="T270">4 </text:span><text:span text:style-name="T271">poison </text:span><text:span text:style-name="T247">damage; </text:span><text:span text:style-name="T272">weakened (</text:span><text:span text:style-name="T273">EoT</text:span><text:span text:style-name="T272">)</text:span></text:p>
                </text:list-item>
                <text:list-item>
                  <text:p text:style-name="P212">17<text:span text:style-name="T436">+</text:span>:<text:span text:style-name="T205"> </text:span><text:span text:style-name="T244">7</text:span><text:span text:style-name="T245"> </text:span><text:span text:style-name="T252">poison </text:span><text:span text:style-name="T247">damage; </text:span><text:span text:style-name="T264">weake</text:span><text:span text:style-name="T250">ned (</text:span><text:span text:style-name="T266">save</text:span><text:span text:style-name="T265"> ends</text:span><text:span text:style-name="T250">)</text:span></text:p>
                </text:list-item>
              </text:list>
            </table:table-cell>
          </table:table-row>
        </table:table>
        <text:p text:style-name="Standard"/>
        <text:p text:style-name="Horizontal_20_Line"/>
        <text:h text:style-name="P164" text:outline-level="3">Talisman: <text:span text:style-name="T11">Thurisaz</text:span></text:h>
        <text:h text:style-name="P192" text:outline-level="4">Enchantment</text:h>
        <text:p text:style-name="P133"><text:span text:style-name="T142">W</text:span><text:span text:style-name="T143">hen you make a</text:span><text:span text:style-name="T144"> </text:span><text:span text:style-name="T139">Weapon</text:span><text:span text:style-name="T145"> attack, </text:span><text:span text:style-name="T146">as a free triggered action you can Trace </text:span><text:span text:style-name="T147">a</text:span><text:span text:style-name="T146"> target </text:span><text:span text:style-name="T147">of the attack</text:span><text:span text:style-name="T146">. </text:span><text:span text:style-name="T148">T</text:span><text:span text:style-name="T146">racing a new target removes the trace from the previously traced target. While a creature is traced, they are always within your sight, they do not benefit from cover, and you have line of effect on them even through mundane </text:span><text:span text:style-name="T149">objects.</text:span></text:p>
        <text:h text:style-name="P192" text:outline-level="4">Kit Signature <text:span text:style-name="T1">Action</text:span></text:h>
        <table:table table:name="Table52" table:style-name="Table52">
          <table:table-column table:style-name="Table52.A"/>
          <table:table-row table:style-name="TableLine2702321957184">
            <table:table-cell table:style-name="Table52.A1" office:value-type="string">
              <text:h text:style-name="P197" text:outline-level="4">Signature Ability: <text:span text:style-name="T5">Pierce the Veil</text:span></text:h>
            </table:table-cell>
          </table:table-row>
          <table:table-row table:style-name="TableLine2702321952016">
            <table:table-cell table:style-name="Table52.A2" office:value-type="string">
              <text:p text:style-name="P8">The <text:span text:style-name="T293">Thurisaz</text:span> talisman imbues you with <text:span text:style-name="T295">an innate certainty of what is </text:span><text:span text:style-name="T303">and what is not.</text:span></text:p>
            </table:table-cell>
          </table:table-row>
        </table:table>
        <table:table table:name="Table39" table:style-name="Table39">
          <table:table-column table:style-name="Table39.A"/>
          <table:table-column table:style-name="Table39.B"/>
          <table:table-row table:style-name="TableLine2702321956640">
            <table:table-cell table:style-name="Table39.A1" office:value-type="string">
              <text:p text:style-name="P113"><text:span text:style-name="T178">KW</text:span>: <text:span text:style-name="T306">Attack, </text:span>Magic, <text:span text:style-name="T54">Ranged</text:span></text:p>
            </table:table-cell>
            <table:table-cell table:style-name="Table39.B1" office:value-type="string">
              <text:p text:style-name="P113"><text:span text:style-name="T178">Type</text:span>: <text:span text:style-name="T61">Action</text:span></text:p>
            </table:table-cell>
          </table:table-row>
          <table:table-row table:style-name="TableLine2702321962896">
            <table:table-cell table:style-name="Table39.A2" office:value-type="string">
              <text:p text:style-name="P113"><text:span text:style-name="T178">Distance</text:span>: <text:span text:style-name="T17">R</text:span><text:span text:style-name="T54">anged 5</text:span></text:p>
            </table:table-cell>
            <table:table-cell table:style-name="Table39.B2" office:value-type="string">
              <text:p text:style-name="P113"><text:span text:style-name="T178">Target</text:span>: <text:span text:style-name="T62">1 creature</text:span></text:p>
            </table:table-cell>
          </table:table-row>
        </table:table>
        <table:table table:name="Table40" table:style-name="Table40">
          <table:table-column table:style-name="Table40.A"/>
          <table:table-row table:style-name="TableLine2702321954736">
            <table:table-cell table:style-name="Table40.A1" office:value-type="string">
              <text:p text:style-name="P90">Power Roll + <text:span text:style-name="T239">Reason:</text:span></text:p>
              <text:list xml:id="list221125410478001" text:continue-numbering="true" text:style-name="L5">
                <text:list-item>
                  <text:p text:style-name="P217">11 or lower:<text:span text:style-name="T205"> </text:span><text:span text:style-name="T267">4</text:span><text:span text:style-name="T245"> </text:span><text:span text:style-name="T247">damage</text:span></text:p>
                </text:list-item>
                <text:list-item>
                  <text:p text:style-name="P217">12-16: <text:span text:style-name="T288">6</text:span><text:span text:style-name="T245"> </text:span><text:span text:style-name="T247">damage</text:span></text:p>
                </text:list-item>
                <text:list-item>
                  <text:p text:style-name="P213">17<text:span text:style-name="T436">+</text:span>:<text:span text:style-name="T205"> </text:span><text:span text:style-name="T267">9</text:span><text:span text:style-name="T245"> </text:span><text:span text:style-name="T247">damage</text:span></text:p>
                </text:list-item>
              </text:list>
            </table:table-cell>
          </table:table-row>
          <table:table-row table:style-name="TableLine2702321956912">
            <table:table-cell table:style-name="Table40.A2" office:value-type="string">
              <text:p text:style-name="P93">Effect: <text:span text:style-name="T179">If the target is adjacent to an enemy, the target takes an additional ⚡damage.</text:span></text:p>
            </table:table-cell>
          </table:table-row>
        </table:table>
        <text:h text:style-name="P152" text:outline-level="3"><text:soft-page-break/>Rosewood</text:h>
        <text:p text:style-name="P134"><text:span text:style-name="T405">Y</text:span>our occult materials allow you to inscribe your talismans with the ability to <text:span text:style-name="T406">amplify, resound</text:span>, and <text:span text:style-name="T442">terrify</text:span><text:span text:style-name="T406">.</text:span> <text:span text:style-name="T407">Rosewood</text:span> talismans tap into a <text:span text:style-name="T407">cacophonous</text:span> <text:span text:style-name="T397">leyline</text:span> of <text:span text:style-name="T407">sonic</text:span>.</text:p>
        <text:h text:style-name="P200" text:outline-level="4"><text:span text:style-name="T2">Channel </text:span>Effects</text:h>
        <table:table table:name="Table41" table:style-name="Table41">
          <table:table-column table:style-name="Table41.A"/>
          <table:table-column table:style-name="Table41.B"/>
          <table:table-row table:style-name="TableLine2702321955008">
            <table:table-cell table:style-name="Table41.A1" office:value-type="string">
              <text:p text:style-name="P16">Talisman</text:p>
            </table:table-cell>
            <table:table-cell table:style-name="Table41.B1" office:value-type="string">
              <text:p text:style-name="P91"><text:span text:style-name="T204">Channel </text:span>Effect</text:p>
            </table:table-cell>
          </table:table-row>
          <table:table-row table:style-name="TableLine2702321948480">
            <table:table-cell table:style-name="Table41.A2" office:value-type="string">
              <text:p text:style-name="P25">Fehu</text:p>
            </table:table-cell>
            <table:table-cell table:style-name="Table41.B2" office:value-type="string">
              <text:p text:style-name="P23">The target of the attack <text:span text:style-name="T321">emits </text:span><text:span text:style-name="T323">cacophonous </text:span><text:span text:style-name="T321">voices</text:span> around them in Aura 1 (EoT). <text:span text:style-name="T297">When</text:span> a<text:span text:style-name="T299">nother</text:span> creature en<text:span text:style-name="T297">ters </text:span>the aura <text:span text:style-name="T298">or ends their turn in the aura</text:span>, they take 2 <text:span text:style-name="T322">sonic</text:span> damage.</text:p>
            </table:table-cell>
          </table:table-row>
          <table:table-row table:style-name="TableLine2702321951472">
            <table:table-cell table:style-name="Table41.A2" office:value-type="string">
              <text:p text:style-name="P25">Uruz</text:p>
            </table:table-cell>
            <table:table-cell table:style-name="Table41.B2" office:value-type="string">
              <text:p text:style-name="P79">The target of the attack is dazed and has a bane on their next attack (EoT).</text:p>
            </table:table-cell>
          </table:table-row>
          <table:table-row table:style-name="TableLine2702321960992">
            <table:table-cell table:style-name="Table41.A2" office:value-type="string">
              <text:p text:style-name="P25">Othalan</text:p>
            </table:table-cell>
            <table:table-cell table:style-name="Table41.B2" office:value-type="string">
              <text:p text:style-name="P80">Until the end of the attacker’s next turn, their attacks gain an edge, and if they roll a tier 3 on a<text:span text:style-name="T385">n</text:span> attack, it deals an extra 1d3 sonic damage.</text:p>
            </table:table-cell>
          </table:table-row>
        </table:table>
        <text:p text:style-name="Standard"/>
        <text:p text:style-name="Horizontal_20_Line"/>
        <text:h text:style-name="P165" text:outline-level="3">Talisman: Fehu</text:h>
        <text:h text:style-name="P193" text:outline-level="4">Enchantment</text:h>
        <text:p text:style-name="P31"><text:span text:style-name="T218">W</text:span><text:span text:style-name="T208">hen you </text:span><text:span text:style-name="T222">kill a non-minion enemy with</text:span><text:span text:style-name="T208"> a</text:span><text:span text:style-name="T223"> </text:span><text:span text:style-name="T210">Weapon</text:span><text:span text:style-name="T211"> attack, </text:span><text:span text:style-name="T222">the damage you deal beyond the damage that reduces the target to 0 Stamina you gain as temporary Stamina.</text:span></text:p>
        <text:h text:style-name="P201" text:outline-level="4"><text:span text:style-name="T433">Kit Signature </text:span><text:span text:style-name="T7">Action</text:span></text:h>
        <table:table table:name="Table37" table:style-name="Table37">
          <table:table-column table:style-name="Table37.A"/>
          <table:table-row table:style-name="TableLine2702321954464">
            <table:table-cell table:style-name="Table37.A1" office:value-type="string">
              <text:h text:style-name="P198" text:outline-level="4">Signature Ability: <text:span text:style-name="T301">Overflow</text:span></text:h>
            </table:table-cell>
          </table:table-row>
          <table:table-row table:style-name="TableLine2702321953648">
            <table:table-cell table:style-name="Table37.A2" office:value-type="string">
              <text:p text:style-name="P11">The <text:span text:style-name="T300">Fehu</text:span> talisman imbues you <text:span text:style-name="T317">with a torrent of melodious voices you struggle to contain. </text:span><text:span text:style-name="T318">Let </text:span><text:span text:style-name="T319">it</text:span><text:span text:style-name="T318"> free.</text:span></text:p>
            </table:table-cell>
          </table:table-row>
        </table:table>
        <table:table table:name="Table38" table:style-name="Table38">
          <table:table-column table:style-name="Table38.A"/>
          <table:table-column table:style-name="Table38.B"/>
          <table:table-row table:style-name="TableLine2702321952288">
            <table:table-cell table:style-name="Table38.A1" office:value-type="string">
              <text:p text:style-name="P120"><text:span text:style-name="T178">KW</text:span>: <text:span text:style-name="T24">Attack</text:span><text:span text:style-name="T238">, </text:span>Magic, <text:span text:style-name="T307">Melee</text:span></text:p>
            </table:table-cell>
            <table:table-cell table:style-name="Table38.B1" office:value-type="string">
              <text:p text:style-name="P120"><text:span text:style-name="T178">Type</text:span>: <text:span text:style-name="T61">Action</text:span></text:p>
            </table:table-cell>
          </table:table-row>
          <table:table-row table:style-name="TableLine2702321961264">
            <table:table-cell table:style-name="Table38.A2" office:value-type="string">
              <text:p text:style-name="P120"><text:span text:style-name="T178">Distance</text:span>: <text:span text:style-name="T23">Reach 1</text:span></text:p>
            </table:table-cell>
            <table:table-cell table:style-name="Table38.B2" office:value-type="string">
              <text:p text:style-name="P120"><text:span text:style-name="T178">Target</text:span>: <text:span text:style-name="T64">1 creature</text:span></text:p>
            </table:table-cell>
          </table:table-row>
        </table:table>
        <table:table table:name="Table42" table:style-name="Table42">
          <table:table-column table:style-name="Table42.A"/>
          <table:table-row table:style-name="TableLine2702321954192">
            <table:table-cell table:style-name="Table42.A1" office:value-type="string">
              <text:p text:style-name="P88">Power Roll + <text:span text:style-name="T152">Might</text:span><text:span text:style-name="T239">:</text:span></text:p>
              <text:list xml:id="list2417840467" text:style-name="L6">
                <text:list-item>
                  <text:p text:style-name="P219">11 or lower:<text:span text:style-name="T205"> </text:span><text:span text:style-name="T253">4 </text:span><text:span text:style-name="T254">sonic </text:span><text:span text:style-name="T247">damage</text:span></text:p>
                </text:list-item>
                <text:list-item>
                  <text:p text:style-name="P219">12-16:<text:span text:style-name="T242"> </text:span><text:span text:style-name="T253">8</text:span><text:span text:style-name="T274"> </text:span><text:span text:style-name="T276">sonic </text:span><text:span text:style-name="T247">damage</text:span></text:p>
                </text:list-item>
                <text:list-item>
                  <text:p text:style-name="P218">17<text:span text:style-name="T436">+</text:span>: <text:span text:style-name="T243">11 sonic damage</text:span></text:p>
                </text:list-item>
              </text:list>
            </table:table-cell>
          </table:table-row>
        </table:table>
        <text:h text:style-name="P166" text:outline-level="3"/>
        <text:h text:style-name="P167" text:outline-level="3">Talisman: Uruz</text:h>
        <text:h text:style-name="P194" text:outline-level="4">Enchantment</text:h>
        <text:p text:style-name="P32"><text:span text:style-name="T218">W</text:span><text:span text:style-name="T208">hen </text:span><text:span text:style-name="T224">roll a tier 3 result on a </text:span><text:span text:style-name="T210">Weapon</text:span><text:span text:style-name="T225"> </text:span><text:span text:style-name="T211">attack </text:span><text:span text:style-name="T225">that targets 1 creature</text:span><text:span text:style-name="T211">, </text:span><text:span text:style-name="T226">you can </text:span><text:span text:style-name="T227">make a free strike against</text:span><text:span text:style-name="T226"> a</text:span><text:span text:style-name="T228">nother</text:span><text:span text:style-name="T226"> creature within Resonate’s distance </text:span><text:span text:style-name="T229">of </text:span><text:span text:style-name="T230">the target.</text:span></text:p>
        <text:h text:style-name="P202" text:outline-level="4"><text:span text:style-name="T433">Kit Signature </text:span><text:span text:style-name="T7">Action</text:span></text:h>
        <table:table table:name="Table43" table:style-name="Table43">
          <table:table-column table:style-name="Table43.A"/>
          <table:table-row table:style-name="TableLine2702321949024">
            <table:table-cell table:style-name="Table43.A1" office:value-type="string">
              <text:h text:style-name="P199" text:outline-level="4">Signature Ability: Resonate</text:h>
            </table:table-cell>
          </table:table-row>
          <table:table-row table:style-name="TableLine2702321964800">
            <table:table-cell table:style-name="Table43.A2" office:value-type="string">
              <text:p text:style-name="P12">The <text:span text:style-name="T300">Uruz</text:span> talisman imbues you with <text:span text:style-name="T296">the resonance of a waterfall </text:span><text:span text:style-name="T310">of time </text:span><text:span text:style-name="T309">emptying </text:span><text:span text:style-name="T308">in</text:span><text:span text:style-name="T309">to</text:span><text:span text:style-name="T308"> </text:span><text:span text:style-name="T311">a</text:span><text:span text:style-name="T308"> Sea of Stars</text:span><text:span text:style-name="T296">.</text:span></text:p>
            </table:table-cell>
          </table:table-row>
        </table:table>
        <table:table table:name="Table44" table:style-name="Table44">
          <table:table-column table:style-name="Table44.A"/>
          <table:table-column table:style-name="Table44.B"/>
          <table:table-row table:style-name="TableLine2702321963440">
            <table:table-cell table:style-name="Table44.A1" office:value-type="string">
              <text:p text:style-name="P121"><text:span text:style-name="T178">KW</text:span>: <text:span text:style-name="T238">Area, </text:span>Magic</text:p>
            </table:table-cell>
            <table:table-cell table:style-name="Table44.B1" office:value-type="string">
              <text:p text:style-name="P121"><text:span text:style-name="T178">Type</text:span>: <text:span text:style-name="T61">Action</text:span></text:p>
            </table:table-cell>
          </table:table-row>
          <table:table-row table:style-name="TableLine2702321951200">
            <table:table-cell table:style-name="Table44.A2" office:value-type="string">
              <text:p text:style-name="P121"><text:span text:style-name="T178">Distance</text:span>: <text:span text:style-name="T21">Burst 2</text:span></text:p>
            </table:table-cell>
            <table:table-cell table:style-name="Table44.B2" office:value-type="string">
              <text:p text:style-name="P121"><text:span text:style-name="T178">Target</text:span>: <text:span text:style-name="T60">All enemies</text:span></text:p>
            </table:table-cell>
          </table:table-row>
        </table:table>
        <table:table table:name="Table51" table:style-name="Table51">
          <table:table-column table:style-name="Table51.A"/>
          <table:table-row table:style-name="TableLine2702321964528">
            <table:table-cell table:style-name="Table51.A1" office:value-type="string">
              <text:p text:style-name="P89">Power Roll + <text:span text:style-name="T150">Reason</text:span><text:span text:style-name="T239">:</text:span></text:p>
              <text:list xml:id="list619767059" text:style-name="L7">
                <text:list-item>
                  <text:p text:style-name="P221">11 or lower:<text:span text:style-name="T205"> </text:span><text:span text:style-name="T255">4 </text:span><text:span text:style-name="T256">sonic </text:span><text:span text:style-name="T247">damage</text:span></text:p>
                </text:list-item>
                <text:list-item>
                  <text:p text:style-name="P221">12-16:<text:span text:style-name="T242"> </text:span><text:span text:style-name="T255">5 </text:span><text:span text:style-name="T256">sonic </text:span><text:span text:style-name="T247">damage; </text:span><text:span text:style-name="T277">slowed (EoT)</text:span></text:p>
                </text:list-item>
                <text:list-item>
                  <text:p text:style-name="P220">17<text:span text:style-name="T436">+</text:span>: <text:span text:style-name="T278">8 </text:span><text:span text:style-name="T275">sonic </text:span><text:span text:style-name="T247">damage; </text:span><text:span text:style-name="T277">slowed (</text:span><text:span text:style-name="T287">save</text:span><text:span text:style-name="T277"> ends)</text:span></text:p>
                </text:list-item>
              </text:list>
            </table:table-cell>
          </table:table-row>
        </table:table>
        <text:p text:style-name="Standard"/>
        <text:p text:style-name="Horizontal_20_Line"/>
        <text:h text:style-name="P168" text:outline-level="3">Talisman: Othalan</text:h>
        <text:h text:style-name="P194" text:outline-level="4">Enchantment</text:h>
        <text:p text:style-name="P33"><text:span text:style-name="T218">W</text:span><text:span text:style-name="T231">hen you make a </text:span><text:span text:style-name="T210">Weapon</text:span><text:span text:style-name="T232"> attack </text:span><text:span text:style-name="T231">and </text:span><text:span text:style-name="T232">roll a tier 1 result, </text:span><text:span text:style-name="T233">the </text:span><text:span text:style-name="T234">target is frightened</text:span><text:span text:style-name="T235"> </text:span><text:span text:style-name="T234">(EoT)</text:span><text:span text:style-name="T235"> </text:span><text:span text:style-name="T233">and the attack</text:span><text:span text:style-name="T232"> instead gets a tier 2 result.</text:span></text:p>
        <text:h text:style-name="P202" text:outline-level="4"><text:span text:style-name="T433">Kit Signature </text:span><text:span text:style-name="T7">Action</text:span></text:h>
        <table:table table:name="Table55" table:style-name="Table55">
          <table:table-column table:style-name="Table55.A"/>
          <table:table-row table:style-name="TableLine2702321958544">
            <table:table-cell table:style-name="Table55.A1" office:value-type="string">
              <text:h text:style-name="P197" text:outline-level="4">Signature Ability: <text:span text:style-name="T4">Beat the Drum</text:span></text:h>
            </table:table-cell>
          </table:table-row>
          <table:table-row table:style-name="TableLine2702321971328">
            <table:table-cell table:style-name="Table55.A2" office:value-type="string">
              <text:p text:style-name="P7">The <text:span text:style-name="T300">Othalan</text:span> talisman imbues you <text:span text:style-name="T312">with the </text:span><text:span text:style-name="T316">rhythm</text:span><text:span text:style-name="T312"> of </text:span><text:span text:style-name="T315">past</text:span><text:span text:style-name="T313"> battles’ war drums. </text:span><text:span text:style-name="T314">A new drum every moment.</text:span></text:p>
            </table:table-cell>
          </table:table-row>
        </table:table>
        <table:table table:name="Table47" table:style-name="Table47">
          <table:table-column table:style-name="Table47.A"/>
          <table:table-column table:style-name="Table47.B"/>
          <table:table-row table:style-name="TableLine2702321959088">
            <table:table-cell table:style-name="Table47.A1" office:value-type="string">
              <text:p text:style-name="P113"><text:span text:style-name="T178">KW</text:span>: <text:span text:style-name="T294">Attack, </text:span>Magic</text:p>
            </table:table-cell>
            <table:table-cell table:style-name="Table47.B1" office:value-type="string">
              <text:p text:style-name="P113"><text:span text:style-name="T178">Type</text:span>: <text:span text:style-name="T61">Action</text:span></text:p>
            </table:table-cell>
          </table:table-row>
          <table:table-row table:style-name="TableLine2702321971600">
            <table:table-cell table:style-name="Table47.A2" office:value-type="string">
              <text:p text:style-name="P113"><text:span text:style-name="T178">Distance</text:span>: <text:span text:style-name="T20">Burst </text:span><text:span text:style-name="T22">2</text:span></text:p>
            </table:table-cell>
            <table:table-cell table:style-name="Table47.B2" office:value-type="string">
              <text:p text:style-name="P113"><text:span text:style-name="T178">Target</text:span>: <text:span text:style-name="T63">All enemies</text:span></text:p>
            </table:table-cell>
          </table:table-row>
        </table:table>
        <table:table table:name="Table48" table:style-name="Table48">
          <table:table-column table:style-name="Table48.A"/>
          <table:table-row table:style-name="TableLine2702321973504">
            <table:table-cell table:style-name="Table48.A1" office:value-type="string">
              <text:p text:style-name="P83">Power Roll + <text:span text:style-name="T151">Might</text:span><text:span text:style-name="T239">:</text:span></text:p>
              <text:list xml:id="list221123970261562" text:continue-numbering="true" text:style-name="L7">
                <text:list-item>
                  <text:p text:style-name="P222">11 or lower:<text:span text:style-name="T205"> </text:span><text:span text:style-name="T257">4 </text:span><text:span text:style-name="T247">damage</text:span></text:p>
                </text:list-item>
                <text:list-item>
                  <text:p text:style-name="P222">12-16:<text:span text:style-name="T242"> </text:span><text:span text:style-name="T257">5</text:span><text:span text:style-name="T258"> </text:span><text:span text:style-name="T247">damage; </text:span><text:span text:style-name="T259">frightened (EoT)</text:span></text:p>
                </text:list-item>
                <text:list-item>
                  <text:p text:style-name="P214">17<text:span text:style-name="T436">+</text:span>: <text:span text:style-name="T257">8 </text:span><text:span text:style-name="T247">damage; </text:span><text:span text:style-name="T259">frightened (EoT)</text:span></text:p>
                </text:list-item>
              </text:list>
            </table:table-cell>
          </table:table-row>
        </table:table>
        <text:h text:style-name="P153" text:outline-level="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13T22:11:23.668000000</dc:date>
    <meta:editing-duration>P1DT17H44M49S</meta:editing-duration>
    <meta:editing-cycles>1216</meta:editing-cycles>
    <meta:generator>LibreOffice/7.2.2.2$Windows_X86_64 LibreOffice_project/02b2acce88a210515b4a5bb2e46cbfb63fe97d56</meta:generator>
    <meta:document-statistic meta:table-count="53" meta:image-count="0" meta:object-count="0" meta:page-count="8" meta:paragraph-count="315" meta:word-count="2888" meta:character-count="16095" meta:non-whitespace-character-count="13544"/>
  </office:meta>
</office:document-meta>
</file>